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1.01954"/>
          <table:table-cell office:value-type="float" office:value="0.55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34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4882"/>
          <table:table-cell office:value-type="float" office:value="0.58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27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913416"/>
          <table:table-cell office:value-type="float" office:value="0.4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437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1.01875"/>
          <table:table-cell office:value-type="float" office:value="0.57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36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2612"/>
          <table:table-cell office:value-type="float" office:value="0.56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33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88674"/>
          <table:table-cell office:value-type="float" office:value="0.42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556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1.05034"/>
          <table:table-cell office:value-type="float" office:value="0.6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30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688"/>
          <table:table-cell office:value-type="float" office:value="0.6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23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89269"/>
          <table:table-cell office:value-type="float" office:value="0.41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542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0.988983"/>
          <table:table-cell office:value-type="float" office:value="0.56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43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997325"/>
          <table:table-cell office:value-type="float" office:value="0.57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41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922208"/>
          <table:table-cell office:value-type="float" office:value="0.39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662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1.03764"/>
          <table:table-cell office:value-type="float" office:value="0.58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33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32"/>
          <table:table-cell office:value-type="float" office:value="0.61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38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919592"/>
          <table:table-cell office:value-type="float" office:value="0.4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662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1.05749"/>
          <table:table-cell office:value-type="float" office:value="0.55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20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12073"/>
          <table:table-cell office:value-type="float" office:value="0.61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53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948925"/>
          <table:table-cell office:value-type="float" office:value="0.47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6516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8];[.$P8];[.$AD8])" office:value-type="float"/>
          <table:table-cell table:formula="of:=MIN([.$C8];[.$Q8];[.$AE8])" office:value-type="float"/>
          <table:table-cell table:formula="of:=MIN([.$D8];[.$R8];[.$AF8])" office:value-type="float"/>
          <table:table-cell table:formula="of:=MIN([.$E8];[.$S8];[.$AG8])" office:value-type="float"/>
          <table:table-cell table:formula="of:=MIN([.$F8];[.$T8];[.$AH8])" office:value-type="float"/>
          <table:table-cell table:formula="of:=MIN([.$G8];[.$U8];[.$AI8])" office:value-type="float"/>
          <table:table-cell table:formula="of:=MIN([.$H8];[.$V8];[.$AJ8])" office:value-type="float"/>
          <table:table-cell table:formula="of:=MIN([.$I8];[.$W8];[.$AK8])" office:value-type="float"/>
          <table:table-cell table:formula="of:=MIN([.$J8];[.$X8];[.$AL8])" office:value-type="float"/>
          <table:table-cell table:formula="of:=MIN([.$K8];[.$Y8];[.$AM8])" office:value-type="float"/>
          <table:table-cell table:formula="of:=MIN([.$L8];[.$Z8];[.$AN8])" office:value-type="float"/>
          <table:table-cell table:formula="of:=MIN([.$M8];[.$AA8];[.$AO8])" office:value-type="float"/>
          <table:table-cell table:formula="of:=MIN([.$N8];[.$AB8];[.$AP8])" office:value-type="float"/>
          <table:table-cell table:formula="of:=MIN([.$O8];[.$AC8];[.$AQ8])" office:value-type="float"/>
          <table:table-cell table:formula="of:=MEDIAN([.$B8];[.$P8];[.$AD8])" office:value-type="float"/>
          <table:table-cell table:formula="of:=MEDIAN([.$C8];[.$Q8];[.$AE8])" office:value-type="float"/>
          <table:table-cell table:formula="of:=MEDIAN([.$D8];[.$R8];[.$AF8])" office:value-type="float"/>
          <table:table-cell table:formula="of:=MEDIAN([.$E8];[.$S8];[.$AG8])" office:value-type="float"/>
          <table:table-cell table:formula="of:=MEDIAN([.$F8];[.$T8];[.$AH8])" office:value-type="float"/>
          <table:table-cell table:formula="of:=MEDIAN([.$G8];[.$U8];[.$AI8])" office:value-type="float"/>
          <table:table-cell table:formula="of:=MEDIAN([.$H8];[.$V8];[.$AJ8])" office:value-type="float"/>
          <table:table-cell table:formula="of:=MEDIAN([.$I8];[.$W8];[.$AK8])" office:value-type="float"/>
          <table:table-cell table:formula="of:=MEDIAN([.$J8];[.$X8];[.$AL8])" office:value-type="float"/>
          <table:table-cell table:formula="of:=MEDIAN([.$K8];[.$Y8];[.$AM8])" office:value-type="float"/>
          <table:table-cell table:formula="of:=MEDIAN([.$L8];[.$Z8];[.$AN8])" office:value-type="float"/>
          <table:table-cell table:formula="of:=MEDIAN([.$M8];[.$AA8];[.$AO8])" office:value-type="float"/>
          <table:table-cell table:formula="of:=MEDIAN([.$N8];[.$AB8];[.$AP8])" office:value-type="float"/>
          <table:table-cell table:formula="of:=MEDIAN([.$O8];[.$AC8];[.$AQ8])" office:value-type="float"/>
          <table:table-cell table:formula="of:=MAX([.$B8];[.$P8];[.$AD8])" office:value-type="float"/>
          <table:table-cell table:formula="of:=MAX([.$C8];[.$Q8];[.$AE8])" office:value-type="float"/>
          <table:table-cell table:formula="of:=MAX([.$D8];[.$R8];[.$AF8])" office:value-type="float"/>
          <table:table-cell table:formula="of:=MAX([.$E8];[.$S8];[.$AG8])" office:value-type="float"/>
          <table:table-cell table:formula="of:=MAX([.$F8];[.$T8];[.$AH8])" office:value-type="float"/>
          <table:table-cell table:formula="of:=MAX([.$G8];[.$U8];[.$AI8])" office:value-type="float"/>
          <table:table-cell table:formula="of:=MAX([.$H8];[.$V8];[.$AJ8])" office:value-type="float"/>
          <table:table-cell table:formula="of:=MAX([.$I8];[.$W8];[.$AK8])" office:value-type="float"/>
          <table:table-cell table:formula="of:=MAX([.$J8];[.$X8];[.$AL8])" office:value-type="float"/>
          <table:table-cell table:formula="of:=MAX([.$K8];[.$Y8];[.$AM8])" office:value-type="float"/>
          <table:table-cell table:formula="of:=MAX([.$L8];[.$Z8];[.$AN8])" office:value-type="float"/>
          <table:table-cell table:formula="of:=MAX([.$M8];[.$AA8];[.$AO8])" office:value-type="float"/>
          <table:table-cell table:formula="of:=MAX([.$N8];[.$AB8];[.$AP8])" office:value-type="float"/>
          <table:table-cell table:formula="of:=MAX([.$O8];[.$AC8];[.$AQ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1.02086"/>
          <table:table-cell office:value-type="float" office:value="0.55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36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14082"/>
          <table:table-cell office:value-type="float" office:value="0.61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38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876052"/>
          <table:table-cell office:value-type="float" office:value="0.39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598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9];[.$P9];[.$AD9])" office:value-type="float"/>
          <table:table-cell table:formula="of:=MIN([.$C9];[.$Q9];[.$AE9])" office:value-type="float"/>
          <table:table-cell table:formula="of:=MIN([.$D9];[.$R9];[.$AF9])" office:value-type="float"/>
          <table:table-cell table:formula="of:=MIN([.$E9];[.$S9];[.$AG9])" office:value-type="float"/>
          <table:table-cell table:formula="of:=MIN([.$F9];[.$T9];[.$AH9])" office:value-type="float"/>
          <table:table-cell table:formula="of:=MIN([.$G9];[.$U9];[.$AI9])" office:value-type="float"/>
          <table:table-cell table:formula="of:=MIN([.$H9];[.$V9];[.$AJ9])" office:value-type="float"/>
          <table:table-cell table:formula="of:=MIN([.$I9];[.$W9];[.$AK9])" office:value-type="float"/>
          <table:table-cell table:formula="of:=MIN([.$J9];[.$X9];[.$AL9])" office:value-type="float"/>
          <table:table-cell table:formula="of:=MIN([.$K9];[.$Y9];[.$AM9])" office:value-type="float"/>
          <table:table-cell table:formula="of:=MIN([.$L9];[.$Z9];[.$AN9])" office:value-type="float"/>
          <table:table-cell table:formula="of:=MIN([.$M9];[.$AA9];[.$AO9])" office:value-type="float"/>
          <table:table-cell table:formula="of:=MIN([.$N9];[.$AB9];[.$AP9])" office:value-type="float"/>
          <table:table-cell table:formula="of:=MIN([.$O9];[.$AC9];[.$AQ9])" office:value-type="float"/>
          <table:table-cell table:formula="of:=MEDIAN([.$B9];[.$P9];[.$AD9])" office:value-type="float"/>
          <table:table-cell table:formula="of:=MEDIAN([.$C9];[.$Q9];[.$AE9])" office:value-type="float"/>
          <table:table-cell table:formula="of:=MEDIAN([.$D9];[.$R9];[.$AF9])" office:value-type="float"/>
          <table:table-cell table:formula="of:=MEDIAN([.$E9];[.$S9];[.$AG9])" office:value-type="float"/>
          <table:table-cell table:formula="of:=MEDIAN([.$F9];[.$T9];[.$AH9])" office:value-type="float"/>
          <table:table-cell table:formula="of:=MEDIAN([.$G9];[.$U9];[.$AI9])" office:value-type="float"/>
          <table:table-cell table:formula="of:=MEDIAN([.$H9];[.$V9];[.$AJ9])" office:value-type="float"/>
          <table:table-cell table:formula="of:=MEDIAN([.$I9];[.$W9];[.$AK9])" office:value-type="float"/>
          <table:table-cell table:formula="of:=MEDIAN([.$J9];[.$X9];[.$AL9])" office:value-type="float"/>
          <table:table-cell table:formula="of:=MEDIAN([.$K9];[.$Y9];[.$AM9])" office:value-type="float"/>
          <table:table-cell table:formula="of:=MEDIAN([.$L9];[.$Z9];[.$AN9])" office:value-type="float"/>
          <table:table-cell table:formula="of:=MEDIAN([.$M9];[.$AA9];[.$AO9])" office:value-type="float"/>
          <table:table-cell table:formula="of:=MEDIAN([.$N9];[.$AB9];[.$AP9])" office:value-type="float"/>
          <table:table-cell table:formula="of:=MEDIAN([.$O9];[.$AC9];[.$AQ9])" office:value-type="float"/>
          <table:table-cell table:formula="of:=MAX([.$B9];[.$P9];[.$AD9])" office:value-type="float"/>
          <table:table-cell table:formula="of:=MAX([.$C9];[.$Q9];[.$AE9])" office:value-type="float"/>
          <table:table-cell table:formula="of:=MAX([.$D9];[.$R9];[.$AF9])" office:value-type="float"/>
          <table:table-cell table:formula="of:=MAX([.$E9];[.$S9];[.$AG9])" office:value-type="float"/>
          <table:table-cell table:formula="of:=MAX([.$F9];[.$T9];[.$AH9])" office:value-type="float"/>
          <table:table-cell table:formula="of:=MAX([.$G9];[.$U9];[.$AI9])" office:value-type="float"/>
          <table:table-cell table:formula="of:=MAX([.$H9];[.$V9];[.$AJ9])" office:value-type="float"/>
          <table:table-cell table:formula="of:=MAX([.$I9];[.$W9];[.$AK9])" office:value-type="float"/>
          <table:table-cell table:formula="of:=MAX([.$J9];[.$X9];[.$AL9])" office:value-type="float"/>
          <table:table-cell table:formula="of:=MAX([.$K9];[.$Y9];[.$AM9])" office:value-type="float"/>
          <table:table-cell table:formula="of:=MAX([.$L9];[.$Z9];[.$AN9])" office:value-type="float"/>
          <table:table-cell table:formula="of:=MAX([.$M9];[.$AA9];[.$AO9])" office:value-type="float"/>
          <table:table-cell table:formula="of:=MAX([.$N9];[.$AB9];[.$AP9])" office:value-type="float"/>
          <table:table-cell table:formula="of:=MAX([.$O9];[.$AC9];[.$AQ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1.04449"/>
          <table:table-cell office:value-type="float" office:value="0.61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24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8458"/>
          <table:table-cell office:value-type="float" office:value="0.5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57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896716"/>
          <table:table-cell office:value-type="float" office:value="0.44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558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0];[.$P10];[.$AD10])" office:value-type="float"/>
          <table:table-cell table:formula="of:=MIN([.$C10];[.$Q10];[.$AE10])" office:value-type="float"/>
          <table:table-cell table:formula="of:=MIN([.$D10];[.$R10];[.$AF10])" office:value-type="float"/>
          <table:table-cell table:formula="of:=MIN([.$E10];[.$S10];[.$AG10])" office:value-type="float"/>
          <table:table-cell table:formula="of:=MIN([.$F10];[.$T10];[.$AH10])" office:value-type="float"/>
          <table:table-cell table:formula="of:=MIN([.$G10];[.$U10];[.$AI10])" office:value-type="float"/>
          <table:table-cell table:formula="of:=MIN([.$H10];[.$V10];[.$AJ10])" office:value-type="float"/>
          <table:table-cell table:formula="of:=MIN([.$I10];[.$W10];[.$AK10])" office:value-type="float"/>
          <table:table-cell table:formula="of:=MIN([.$J10];[.$X10];[.$AL10])" office:value-type="float"/>
          <table:table-cell table:formula="of:=MIN([.$K10];[.$Y10];[.$AM10])" office:value-type="float"/>
          <table:table-cell table:formula="of:=MIN([.$L10];[.$Z10];[.$AN10])" office:value-type="float"/>
          <table:table-cell table:formula="of:=MIN([.$M10];[.$AA10];[.$AO10])" office:value-type="float"/>
          <table:table-cell table:formula="of:=MIN([.$N10];[.$AB10];[.$AP10])" office:value-type="float"/>
          <table:table-cell table:formula="of:=MIN([.$O10];[.$AC10];[.$AQ10])" office:value-type="float"/>
          <table:table-cell table:formula="of:=MEDIAN([.$B10];[.$P10];[.$AD10])" office:value-type="float"/>
          <table:table-cell table:formula="of:=MEDIAN([.$C10];[.$Q10];[.$AE10])" office:value-type="float"/>
          <table:table-cell table:formula="of:=MEDIAN([.$D10];[.$R10];[.$AF10])" office:value-type="float"/>
          <table:table-cell table:formula="of:=MEDIAN([.$E10];[.$S10];[.$AG10])" office:value-type="float"/>
          <table:table-cell table:formula="of:=MEDIAN([.$F10];[.$T10];[.$AH10])" office:value-type="float"/>
          <table:table-cell table:formula="of:=MEDIAN([.$G10];[.$U10];[.$AI10])" office:value-type="float"/>
          <table:table-cell table:formula="of:=MEDIAN([.$H10];[.$V10];[.$AJ10])" office:value-type="float"/>
          <table:table-cell table:formula="of:=MEDIAN([.$I10];[.$W10];[.$AK10])" office:value-type="float"/>
          <table:table-cell table:formula="of:=MEDIAN([.$J10];[.$X10];[.$AL10])" office:value-type="float"/>
          <table:table-cell table:formula="of:=MEDIAN([.$K10];[.$Y10];[.$AM10])" office:value-type="float"/>
          <table:table-cell table:formula="of:=MEDIAN([.$L10];[.$Z10];[.$AN10])" office:value-type="float"/>
          <table:table-cell table:formula="of:=MEDIAN([.$M10];[.$AA10];[.$AO10])" office:value-type="float"/>
          <table:table-cell table:formula="of:=MEDIAN([.$N10];[.$AB10];[.$AP10])" office:value-type="float"/>
          <table:table-cell table:formula="of:=MEDIAN([.$O10];[.$AC10];[.$AQ10])" office:value-type="float"/>
          <table:table-cell table:formula="of:=MAX([.$B10];[.$P10];[.$AD10])" office:value-type="float"/>
          <table:table-cell table:formula="of:=MAX([.$C10];[.$Q10];[.$AE10])" office:value-type="float"/>
          <table:table-cell table:formula="of:=MAX([.$D10];[.$R10];[.$AF10])" office:value-type="float"/>
          <table:table-cell table:formula="of:=MAX([.$E10];[.$S10];[.$AG10])" office:value-type="float"/>
          <table:table-cell table:formula="of:=MAX([.$F10];[.$T10];[.$AH10])" office:value-type="float"/>
          <table:table-cell table:formula="of:=MAX([.$G10];[.$U10];[.$AI10])" office:value-type="float"/>
          <table:table-cell table:formula="of:=MAX([.$H10];[.$V10];[.$AJ10])" office:value-type="float"/>
          <table:table-cell table:formula="of:=MAX([.$I10];[.$W10];[.$AK10])" office:value-type="float"/>
          <table:table-cell table:formula="of:=MAX([.$J10];[.$X10];[.$AL10])" office:value-type="float"/>
          <table:table-cell table:formula="of:=MAX([.$K10];[.$Y10];[.$AM10])" office:value-type="float"/>
          <table:table-cell table:formula="of:=MAX([.$L10];[.$Z10];[.$AN10])" office:value-type="float"/>
          <table:table-cell table:formula="of:=MAX([.$M10];[.$AA10];[.$AO10])" office:value-type="float"/>
          <table:table-cell table:formula="of:=MAX([.$N10];[.$AB10];[.$AP10])" office:value-type="float"/>
          <table:table-cell table:formula="of:=MAX([.$O10];[.$AC10];[.$AQ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0.98576"/>
          <table:table-cell office:value-type="float" office:value="0.61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44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3075"/>
          <table:table-cell office:value-type="float" office:value="0.57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32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951773"/>
          <table:table-cell office:value-type="float" office:value="0.41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6516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1];[.$P11];[.$AD11])" office:value-type="float"/>
          <table:table-cell table:formula="of:=MIN([.$C11];[.$Q11];[.$AE11])" office:value-type="float"/>
          <table:table-cell table:formula="of:=MIN([.$D11];[.$R11];[.$AF11])" office:value-type="float"/>
          <table:table-cell table:formula="of:=MIN([.$E11];[.$S11];[.$AG11])" office:value-type="float"/>
          <table:table-cell table:formula="of:=MIN([.$F11];[.$T11];[.$AH11])" office:value-type="float"/>
          <table:table-cell table:formula="of:=MIN([.$G11];[.$U11];[.$AI11])" office:value-type="float"/>
          <table:table-cell table:formula="of:=MIN([.$H11];[.$V11];[.$AJ11])" office:value-type="float"/>
          <table:table-cell table:formula="of:=MIN([.$I11];[.$W11];[.$AK11])" office:value-type="float"/>
          <table:table-cell table:formula="of:=MIN([.$J11];[.$X11];[.$AL11])" office:value-type="float"/>
          <table:table-cell table:formula="of:=MIN([.$K11];[.$Y11];[.$AM11])" office:value-type="float"/>
          <table:table-cell table:formula="of:=MIN([.$L11];[.$Z11];[.$AN11])" office:value-type="float"/>
          <table:table-cell table:formula="of:=MIN([.$M11];[.$AA11];[.$AO11])" office:value-type="float"/>
          <table:table-cell table:formula="of:=MIN([.$N11];[.$AB11];[.$AP11])" office:value-type="float"/>
          <table:table-cell table:formula="of:=MIN([.$O11];[.$AC11];[.$AQ11])" office:value-type="float"/>
          <table:table-cell table:formula="of:=MEDIAN([.$B11];[.$P11];[.$AD11])" office:value-type="float"/>
          <table:table-cell table:formula="of:=MEDIAN([.$C11];[.$Q11];[.$AE11])" office:value-type="float"/>
          <table:table-cell table:formula="of:=MEDIAN([.$D11];[.$R11];[.$AF11])" office:value-type="float"/>
          <table:table-cell table:formula="of:=MEDIAN([.$E11];[.$S11];[.$AG11])" office:value-type="float"/>
          <table:table-cell table:formula="of:=MEDIAN([.$F11];[.$T11];[.$AH11])" office:value-type="float"/>
          <table:table-cell table:formula="of:=MEDIAN([.$G11];[.$U11];[.$AI11])" office:value-type="float"/>
          <table:table-cell table:formula="of:=MEDIAN([.$H11];[.$V11];[.$AJ11])" office:value-type="float"/>
          <table:table-cell table:formula="of:=MEDIAN([.$I11];[.$W11];[.$AK11])" office:value-type="float"/>
          <table:table-cell table:formula="of:=MEDIAN([.$J11];[.$X11];[.$AL11])" office:value-type="float"/>
          <table:table-cell table:formula="of:=MEDIAN([.$K11];[.$Y11];[.$AM11])" office:value-type="float"/>
          <table:table-cell table:formula="of:=MEDIAN([.$L11];[.$Z11];[.$AN11])" office:value-type="float"/>
          <table:table-cell table:formula="of:=MEDIAN([.$M11];[.$AA11];[.$AO11])" office:value-type="float"/>
          <table:table-cell table:formula="of:=MEDIAN([.$N11];[.$AB11];[.$AP11])" office:value-type="float"/>
          <table:table-cell table:formula="of:=MEDIAN([.$O11];[.$AC11];[.$AQ11])" office:value-type="float"/>
          <table:table-cell table:formula="of:=MAX([.$B11];[.$P11];[.$AD11])" office:value-type="float"/>
          <table:table-cell table:formula="of:=MAX([.$C11];[.$Q11];[.$AE11])" office:value-type="float"/>
          <table:table-cell table:formula="of:=MAX([.$D11];[.$R11];[.$AF11])" office:value-type="float"/>
          <table:table-cell table:formula="of:=MAX([.$E11];[.$S11];[.$AG11])" office:value-type="float"/>
          <table:table-cell table:formula="of:=MAX([.$F11];[.$T11];[.$AH11])" office:value-type="float"/>
          <table:table-cell table:formula="of:=MAX([.$G11];[.$U11];[.$AI11])" office:value-type="float"/>
          <table:table-cell table:formula="of:=MAX([.$H11];[.$V11];[.$AJ11])" office:value-type="float"/>
          <table:table-cell table:formula="of:=MAX([.$I11];[.$W11];[.$AK11])" office:value-type="float"/>
          <table:table-cell table:formula="of:=MAX([.$J11];[.$X11];[.$AL11])" office:value-type="float"/>
          <table:table-cell table:formula="of:=MAX([.$K11];[.$Y11];[.$AM11])" office:value-type="float"/>
          <table:table-cell table:formula="of:=MAX([.$L11];[.$Z11];[.$AN11])" office:value-type="float"/>
          <table:table-cell table:formula="of:=MAX([.$M11];[.$AA11];[.$AO11])" office:value-type="float"/>
          <table:table-cell table:formula="of:=MAX([.$N11];[.$AB11];[.$AP11])" office:value-type="float"/>
          <table:table-cell table:formula="of:=MAX([.$O11];[.$AC11];[.$AQ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1.06882"/>
          <table:table-cell office:value-type="float" office:value="0.55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38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11556"/>
          <table:table-cell office:value-type="float" office:value="0.55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42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979733"/>
          <table:table-cell office:value-type="float" office:value="0.48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598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2];[.$P12];[.$AD12])" office:value-type="float"/>
          <table:table-cell table:formula="of:=MIN([.$C12];[.$Q12];[.$AE12])" office:value-type="float"/>
          <table:table-cell table:formula="of:=MIN([.$D12];[.$R12];[.$AF12])" office:value-type="float"/>
          <table:table-cell table:formula="of:=MIN([.$E12];[.$S12];[.$AG12])" office:value-type="float"/>
          <table:table-cell table:formula="of:=MIN([.$F12];[.$T12];[.$AH12])" office:value-type="float"/>
          <table:table-cell table:formula="of:=MIN([.$G12];[.$U12];[.$AI12])" office:value-type="float"/>
          <table:table-cell table:formula="of:=MIN([.$H12];[.$V12];[.$AJ12])" office:value-type="float"/>
          <table:table-cell table:formula="of:=MIN([.$I12];[.$W12];[.$AK12])" office:value-type="float"/>
          <table:table-cell table:formula="of:=MIN([.$J12];[.$X12];[.$AL12])" office:value-type="float"/>
          <table:table-cell table:formula="of:=MIN([.$K12];[.$Y12];[.$AM12])" office:value-type="float"/>
          <table:table-cell table:formula="of:=MIN([.$L12];[.$Z12];[.$AN12])" office:value-type="float"/>
          <table:table-cell table:formula="of:=MIN([.$M12];[.$AA12];[.$AO12])" office:value-type="float"/>
          <table:table-cell table:formula="of:=MIN([.$N12];[.$AB12];[.$AP12])" office:value-type="float"/>
          <table:table-cell table:formula="of:=MIN([.$O12];[.$AC12];[.$AQ12])" office:value-type="float"/>
          <table:table-cell table:formula="of:=MEDIAN([.$B12];[.$P12];[.$AD12])" office:value-type="float"/>
          <table:table-cell table:formula="of:=MEDIAN([.$C12];[.$Q12];[.$AE12])" office:value-type="float"/>
          <table:table-cell table:formula="of:=MEDIAN([.$D12];[.$R12];[.$AF12])" office:value-type="float"/>
          <table:table-cell table:formula="of:=MEDIAN([.$E12];[.$S12];[.$AG12])" office:value-type="float"/>
          <table:table-cell table:formula="of:=MEDIAN([.$F12];[.$T12];[.$AH12])" office:value-type="float"/>
          <table:table-cell table:formula="of:=MEDIAN([.$G12];[.$U12];[.$AI12])" office:value-type="float"/>
          <table:table-cell table:formula="of:=MEDIAN([.$H12];[.$V12];[.$AJ12])" office:value-type="float"/>
          <table:table-cell table:formula="of:=MEDIAN([.$I12];[.$W12];[.$AK12])" office:value-type="float"/>
          <table:table-cell table:formula="of:=MEDIAN([.$J12];[.$X12];[.$AL12])" office:value-type="float"/>
          <table:table-cell table:formula="of:=MEDIAN([.$K12];[.$Y12];[.$AM12])" office:value-type="float"/>
          <table:table-cell table:formula="of:=MEDIAN([.$L12];[.$Z12];[.$AN12])" office:value-type="float"/>
          <table:table-cell table:formula="of:=MEDIAN([.$M12];[.$AA12];[.$AO12])" office:value-type="float"/>
          <table:table-cell table:formula="of:=MEDIAN([.$N12];[.$AB12];[.$AP12])" office:value-type="float"/>
          <table:table-cell table:formula="of:=MEDIAN([.$O12];[.$AC12];[.$AQ12])" office:value-type="float"/>
          <table:table-cell table:formula="of:=MAX([.$B12];[.$P12];[.$AD12])" office:value-type="float"/>
          <table:table-cell table:formula="of:=MAX([.$C12];[.$Q12];[.$AE12])" office:value-type="float"/>
          <table:table-cell table:formula="of:=MAX([.$D12];[.$R12];[.$AF12])" office:value-type="float"/>
          <table:table-cell table:formula="of:=MAX([.$E12];[.$S12];[.$AG12])" office:value-type="float"/>
          <table:table-cell table:formula="of:=MAX([.$F12];[.$T12];[.$AH12])" office:value-type="float"/>
          <table:table-cell table:formula="of:=MAX([.$G12];[.$U12];[.$AI12])" office:value-type="float"/>
          <table:table-cell table:formula="of:=MAX([.$H12];[.$V12];[.$AJ12])" office:value-type="float"/>
          <table:table-cell table:formula="of:=MAX([.$I12];[.$W12];[.$AK12])" office:value-type="float"/>
          <table:table-cell table:formula="of:=MAX([.$J12];[.$X12];[.$AL12])" office:value-type="float"/>
          <table:table-cell table:formula="of:=MAX([.$K12];[.$Y12];[.$AM12])" office:value-type="float"/>
          <table:table-cell table:formula="of:=MAX([.$L12];[.$Z12];[.$AN12])" office:value-type="float"/>
          <table:table-cell table:formula="of:=MAX([.$M12];[.$AA12];[.$AO12])" office:value-type="float"/>
          <table:table-cell table:formula="of:=MAX([.$N12];[.$AB12];[.$AP12])" office:value-type="float"/>
          <table:table-cell table:formula="of:=MAX([.$O12];[.$AC12];[.$AQ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0.832471"/>
          <table:table-cell office:value-type="float" office:value="0.448"/>
          <table:table-cell office:value-type="float" office:value="0.05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398.0"/>
          <table:table-cell office:value-type="float" office:value="1788.0"/>
          <table:table-cell office:value-type="float" office:value="41659.0"/>
          <table:table-cell office:value-type="float" office:value="125810.0"/>
          <table:table-cell office:value-type="float" office:value="1295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883174"/>
          <table:table-cell office:value-type="float" office:value="0.467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315.0"/>
          <table:table-cell office:value-type="float" office:value="1089.0"/>
          <table:table-cell office:value-type="float" office:value="41659.0"/>
          <table:table-cell office:value-type="float" office:value="125810.0"/>
          <table:table-cell office:value-type="float" office:value="1307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44116"/>
          <table:table-cell office:value-type="float" office:value="0.32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43.0"/>
          <table:table-cell office:value-type="float" office:value="21259.0"/>
          <table:table-cell office:value-type="float" office:value="69322.0"/>
          <table:table-cell office:value-type="float" office:value="11248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3];[.$P13];[.$AD13])" office:value-type="float"/>
          <table:table-cell table:formula="of:=MIN([.$C13];[.$Q13];[.$AE13])" office:value-type="float"/>
          <table:table-cell table:formula="of:=MIN([.$D13];[.$R13];[.$AF13])" office:value-type="float"/>
          <table:table-cell table:formula="of:=MIN([.$E13];[.$S13];[.$AG13])" office:value-type="float"/>
          <table:table-cell table:formula="of:=MIN([.$F13];[.$T13];[.$AH13])" office:value-type="float"/>
          <table:table-cell table:formula="of:=MIN([.$G13];[.$U13];[.$AI13])" office:value-type="float"/>
          <table:table-cell table:formula="of:=MIN([.$H13];[.$V13];[.$AJ13])" office:value-type="float"/>
          <table:table-cell table:formula="of:=MIN([.$I13];[.$W13];[.$AK13])" office:value-type="float"/>
          <table:table-cell table:formula="of:=MIN([.$J13];[.$X13];[.$AL13])" office:value-type="float"/>
          <table:table-cell table:formula="of:=MIN([.$K13];[.$Y13];[.$AM13])" office:value-type="float"/>
          <table:table-cell table:formula="of:=MIN([.$L13];[.$Z13];[.$AN13])" office:value-type="float"/>
          <table:table-cell table:formula="of:=MIN([.$M13];[.$AA13];[.$AO13])" office:value-type="float"/>
          <table:table-cell table:formula="of:=MIN([.$N13];[.$AB13];[.$AP13])" office:value-type="float"/>
          <table:table-cell table:formula="of:=MIN([.$O13];[.$AC13];[.$AQ13])" office:value-type="float"/>
          <table:table-cell table:formula="of:=MEDIAN([.$B13];[.$P13];[.$AD13])" office:value-type="float"/>
          <table:table-cell table:formula="of:=MEDIAN([.$C13];[.$Q13];[.$AE13])" office:value-type="float"/>
          <table:table-cell table:formula="of:=MEDIAN([.$D13];[.$R13];[.$AF13])" office:value-type="float"/>
          <table:table-cell table:formula="of:=MEDIAN([.$E13];[.$S13];[.$AG13])" office:value-type="float"/>
          <table:table-cell table:formula="of:=MEDIAN([.$F13];[.$T13];[.$AH13])" office:value-type="float"/>
          <table:table-cell table:formula="of:=MEDIAN([.$G13];[.$U13];[.$AI13])" office:value-type="float"/>
          <table:table-cell table:formula="of:=MEDIAN([.$H13];[.$V13];[.$AJ13])" office:value-type="float"/>
          <table:table-cell table:formula="of:=MEDIAN([.$I13];[.$W13];[.$AK13])" office:value-type="float"/>
          <table:table-cell table:formula="of:=MEDIAN([.$J13];[.$X13];[.$AL13])" office:value-type="float"/>
          <table:table-cell table:formula="of:=MEDIAN([.$K13];[.$Y13];[.$AM13])" office:value-type="float"/>
          <table:table-cell table:formula="of:=MEDIAN([.$L13];[.$Z13];[.$AN13])" office:value-type="float"/>
          <table:table-cell table:formula="of:=MEDIAN([.$M13];[.$AA13];[.$AO13])" office:value-type="float"/>
          <table:table-cell table:formula="of:=MEDIAN([.$N13];[.$AB13];[.$AP13])" office:value-type="float"/>
          <table:table-cell table:formula="of:=MEDIAN([.$O13];[.$AC13];[.$AQ13])" office:value-type="float"/>
          <table:table-cell table:formula="of:=MAX([.$B13];[.$P13];[.$AD13])" office:value-type="float"/>
          <table:table-cell table:formula="of:=MAX([.$C13];[.$Q13];[.$AE13])" office:value-type="float"/>
          <table:table-cell table:formula="of:=MAX([.$D13];[.$R13];[.$AF13])" office:value-type="float"/>
          <table:table-cell table:formula="of:=MAX([.$E13];[.$S13];[.$AG13])" office:value-type="float"/>
          <table:table-cell table:formula="of:=MAX([.$F13];[.$T13];[.$AH13])" office:value-type="float"/>
          <table:table-cell table:formula="of:=MAX([.$G13];[.$U13];[.$AI13])" office:value-type="float"/>
          <table:table-cell table:formula="of:=MAX([.$H13];[.$V13];[.$AJ13])" office:value-type="float"/>
          <table:table-cell table:formula="of:=MAX([.$I13];[.$W13];[.$AK13])" office:value-type="float"/>
          <table:table-cell table:formula="of:=MAX([.$J13];[.$X13];[.$AL13])" office:value-type="float"/>
          <table:table-cell table:formula="of:=MAX([.$K13];[.$Y13];[.$AM13])" office:value-type="float"/>
          <table:table-cell table:formula="of:=MAX([.$L13];[.$Z13];[.$AN13])" office:value-type="float"/>
          <table:table-cell table:formula="of:=MAX([.$M13];[.$AA13];[.$AO13])" office:value-type="float"/>
          <table:table-cell table:formula="of:=MAX([.$N13];[.$AB13];[.$AP13])" office:value-type="float"/>
          <table:table-cell table:formula="of:=MAX([.$O13];[.$AC13];[.$AQ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0.927036"/>
          <table:table-cell office:value-type="float" office:value="0.489"/>
          <table:table-cell office:value-type="float" office:value="0.06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522.0"/>
          <table:table-cell office:value-type="float" office:value="1126.0"/>
          <table:table-cell office:value-type="float" office:value="41659.0"/>
          <table:table-cell office:value-type="float" office:value="125820.0"/>
          <table:table-cell office:value-type="float" office:value="1293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978147"/>
          <table:table-cell office:value-type="float" office:value="0.605"/>
          <table:table-cell office:value-type="float" office:value="0.15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1569.0"/>
          <table:table-cell office:value-type="float" office:value="2664.0"/>
          <table:table-cell office:value-type="float" office:value="41659.0"/>
          <table:table-cell office:value-type="float" office:value="125820.0"/>
          <table:table-cell office:value-type="float" office:value="1289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5694"/>
          <table:table-cell office:value-type="float" office:value="0.30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242.0"/>
          <table:table-cell office:value-type="float" office:value="21259.0"/>
          <table:table-cell office:value-type="float" office:value="69332.0"/>
          <table:table-cell office:value-type="float" office:value="10916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4];[.$P14];[.$AD14])" office:value-type="float"/>
          <table:table-cell table:formula="of:=MIN([.$C14];[.$Q14];[.$AE14])" office:value-type="float"/>
          <table:table-cell table:formula="of:=MIN([.$D14];[.$R14];[.$AF14])" office:value-type="float"/>
          <table:table-cell table:formula="of:=MIN([.$E14];[.$S14];[.$AG14])" office:value-type="float"/>
          <table:table-cell table:formula="of:=MIN([.$F14];[.$T14];[.$AH14])" office:value-type="float"/>
          <table:table-cell table:formula="of:=MIN([.$G14];[.$U14];[.$AI14])" office:value-type="float"/>
          <table:table-cell table:formula="of:=MIN([.$H14];[.$V14];[.$AJ14])" office:value-type="float"/>
          <table:table-cell table:formula="of:=MIN([.$I14];[.$W14];[.$AK14])" office:value-type="float"/>
          <table:table-cell table:formula="of:=MIN([.$J14];[.$X14];[.$AL14])" office:value-type="float"/>
          <table:table-cell table:formula="of:=MIN([.$K14];[.$Y14];[.$AM14])" office:value-type="float"/>
          <table:table-cell table:formula="of:=MIN([.$L14];[.$Z14];[.$AN14])" office:value-type="float"/>
          <table:table-cell table:formula="of:=MIN([.$M14];[.$AA14];[.$AO14])" office:value-type="float"/>
          <table:table-cell table:formula="of:=MIN([.$N14];[.$AB14];[.$AP14])" office:value-type="float"/>
          <table:table-cell table:formula="of:=MIN([.$O14];[.$AC14];[.$AQ14])" office:value-type="float"/>
          <table:table-cell table:formula="of:=MEDIAN([.$B14];[.$P14];[.$AD14])" office:value-type="float"/>
          <table:table-cell table:formula="of:=MEDIAN([.$C14];[.$Q14];[.$AE14])" office:value-type="float"/>
          <table:table-cell table:formula="of:=MEDIAN([.$D14];[.$R14];[.$AF14])" office:value-type="float"/>
          <table:table-cell table:formula="of:=MEDIAN([.$E14];[.$S14];[.$AG14])" office:value-type="float"/>
          <table:table-cell table:formula="of:=MEDIAN([.$F14];[.$T14];[.$AH14])" office:value-type="float"/>
          <table:table-cell table:formula="of:=MEDIAN([.$G14];[.$U14];[.$AI14])" office:value-type="float"/>
          <table:table-cell table:formula="of:=MEDIAN([.$H14];[.$V14];[.$AJ14])" office:value-type="float"/>
          <table:table-cell table:formula="of:=MEDIAN([.$I14];[.$W14];[.$AK14])" office:value-type="float"/>
          <table:table-cell table:formula="of:=MEDIAN([.$J14];[.$X14];[.$AL14])" office:value-type="float"/>
          <table:table-cell table:formula="of:=MEDIAN([.$K14];[.$Y14];[.$AM14])" office:value-type="float"/>
          <table:table-cell table:formula="of:=MEDIAN([.$L14];[.$Z14];[.$AN14])" office:value-type="float"/>
          <table:table-cell table:formula="of:=MEDIAN([.$M14];[.$AA14];[.$AO14])" office:value-type="float"/>
          <table:table-cell table:formula="of:=MEDIAN([.$N14];[.$AB14];[.$AP14])" office:value-type="float"/>
          <table:table-cell table:formula="of:=MEDIAN([.$O14];[.$AC14];[.$AQ14])" office:value-type="float"/>
          <table:table-cell table:formula="of:=MAX([.$B14];[.$P14];[.$AD14])" office:value-type="float"/>
          <table:table-cell table:formula="of:=MAX([.$C14];[.$Q14];[.$AE14])" office:value-type="float"/>
          <table:table-cell table:formula="of:=MAX([.$D14];[.$R14];[.$AF14])" office:value-type="float"/>
          <table:table-cell table:formula="of:=MAX([.$E14];[.$S14];[.$AG14])" office:value-type="float"/>
          <table:table-cell table:formula="of:=MAX([.$F14];[.$T14];[.$AH14])" office:value-type="float"/>
          <table:table-cell table:formula="of:=MAX([.$G14];[.$U14];[.$AI14])" office:value-type="float"/>
          <table:table-cell table:formula="of:=MAX([.$H14];[.$V14];[.$AJ14])" office:value-type="float"/>
          <table:table-cell table:formula="of:=MAX([.$I14];[.$W14];[.$AK14])" office:value-type="float"/>
          <table:table-cell table:formula="of:=MAX([.$J14];[.$X14];[.$AL14])" office:value-type="float"/>
          <table:table-cell table:formula="of:=MAX([.$K14];[.$Y14];[.$AM14])" office:value-type="float"/>
          <table:table-cell table:formula="of:=MAX([.$L14];[.$Z14];[.$AN14])" office:value-type="float"/>
          <table:table-cell table:formula="of:=MAX([.$M14];[.$AA14];[.$AO14])" office:value-type="float"/>
          <table:table-cell table:formula="of:=MAX([.$N14];[.$AB14];[.$AP14])" office:value-type="float"/>
          <table:table-cell table:formula="of:=MAX([.$O14];[.$AC14];[.$AQ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0.884585"/>
          <table:table-cell office:value-type="float" office:value="0.455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4.0"/>
          <table:table-cell office:value-type="float" office:value="626.0"/>
          <table:table-cell office:value-type="float" office:value="41659.0"/>
          <table:table-cell office:value-type="float" office:value="125802.0"/>
          <table:table-cell office:value-type="float" office:value="1297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921973"/>
          <table:table-cell office:value-type="float" office:value="0.539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65.0"/>
          <table:table-cell office:value-type="float" office:value="583.0"/>
          <table:table-cell office:value-type="float" office:value="41659.0"/>
          <table:table-cell office:value-type="float" office:value="125802.0"/>
          <table:table-cell office:value-type="float" office:value="1263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24278"/>
          <table:table-cell office:value-type="float" office:value="0.30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10.0"/>
          <table:table-cell office:value-type="float" office:value="21259.0"/>
          <table:table-cell office:value-type="float" office:value="69314.0"/>
          <table:table-cell office:value-type="float" office:value="11349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5];[.$P15];[.$AD15])" office:value-type="float"/>
          <table:table-cell table:formula="of:=MIN([.$C15];[.$Q15];[.$AE15])" office:value-type="float"/>
          <table:table-cell table:formula="of:=MIN([.$D15];[.$R15];[.$AF15])" office:value-type="float"/>
          <table:table-cell table:formula="of:=MIN([.$E15];[.$S15];[.$AG15])" office:value-type="float"/>
          <table:table-cell table:formula="of:=MIN([.$F15];[.$T15];[.$AH15])" office:value-type="float"/>
          <table:table-cell table:formula="of:=MIN([.$G15];[.$U15];[.$AI15])" office:value-type="float"/>
          <table:table-cell table:formula="of:=MIN([.$H15];[.$V15];[.$AJ15])" office:value-type="float"/>
          <table:table-cell table:formula="of:=MIN([.$I15];[.$W15];[.$AK15])" office:value-type="float"/>
          <table:table-cell table:formula="of:=MIN([.$J15];[.$X15];[.$AL15])" office:value-type="float"/>
          <table:table-cell table:formula="of:=MIN([.$K15];[.$Y15];[.$AM15])" office:value-type="float"/>
          <table:table-cell table:formula="of:=MIN([.$L15];[.$Z15];[.$AN15])" office:value-type="float"/>
          <table:table-cell table:formula="of:=MIN([.$M15];[.$AA15];[.$AO15])" office:value-type="float"/>
          <table:table-cell table:formula="of:=MIN([.$N15];[.$AB15];[.$AP15])" office:value-type="float"/>
          <table:table-cell table:formula="of:=MIN([.$O15];[.$AC15];[.$AQ15])" office:value-type="float"/>
          <table:table-cell table:formula="of:=MEDIAN([.$B15];[.$P15];[.$AD15])" office:value-type="float"/>
          <table:table-cell table:formula="of:=MEDIAN([.$C15];[.$Q15];[.$AE15])" office:value-type="float"/>
          <table:table-cell table:formula="of:=MEDIAN([.$D15];[.$R15];[.$AF15])" office:value-type="float"/>
          <table:table-cell table:formula="of:=MEDIAN([.$E15];[.$S15];[.$AG15])" office:value-type="float"/>
          <table:table-cell table:formula="of:=MEDIAN([.$F15];[.$T15];[.$AH15])" office:value-type="float"/>
          <table:table-cell table:formula="of:=MEDIAN([.$G15];[.$U15];[.$AI15])" office:value-type="float"/>
          <table:table-cell table:formula="of:=MEDIAN([.$H15];[.$V15];[.$AJ15])" office:value-type="float"/>
          <table:table-cell table:formula="of:=MEDIAN([.$I15];[.$W15];[.$AK15])" office:value-type="float"/>
          <table:table-cell table:formula="of:=MEDIAN([.$J15];[.$X15];[.$AL15])" office:value-type="float"/>
          <table:table-cell table:formula="of:=MEDIAN([.$K15];[.$Y15];[.$AM15])" office:value-type="float"/>
          <table:table-cell table:formula="of:=MEDIAN([.$L15];[.$Z15];[.$AN15])" office:value-type="float"/>
          <table:table-cell table:formula="of:=MEDIAN([.$M15];[.$AA15];[.$AO15])" office:value-type="float"/>
          <table:table-cell table:formula="of:=MEDIAN([.$N15];[.$AB15];[.$AP15])" office:value-type="float"/>
          <table:table-cell table:formula="of:=MEDIAN([.$O15];[.$AC15];[.$AQ15])" office:value-type="float"/>
          <table:table-cell table:formula="of:=MAX([.$B15];[.$P15];[.$AD15])" office:value-type="float"/>
          <table:table-cell table:formula="of:=MAX([.$C15];[.$Q15];[.$AE15])" office:value-type="float"/>
          <table:table-cell table:formula="of:=MAX([.$D15];[.$R15];[.$AF15])" office:value-type="float"/>
          <table:table-cell table:formula="of:=MAX([.$E15];[.$S15];[.$AG15])" office:value-type="float"/>
          <table:table-cell table:formula="of:=MAX([.$F15];[.$T15];[.$AH15])" office:value-type="float"/>
          <table:table-cell table:formula="of:=MAX([.$G15];[.$U15];[.$AI15])" office:value-type="float"/>
          <table:table-cell table:formula="of:=MAX([.$H15];[.$V15];[.$AJ15])" office:value-type="float"/>
          <table:table-cell table:formula="of:=MAX([.$I15];[.$W15];[.$AK15])" office:value-type="float"/>
          <table:table-cell table:formula="of:=MAX([.$J15];[.$X15];[.$AL15])" office:value-type="float"/>
          <table:table-cell table:formula="of:=MAX([.$K15];[.$Y15];[.$AM15])" office:value-type="float"/>
          <table:table-cell table:formula="of:=MAX([.$L15];[.$Z15];[.$AN15])" office:value-type="float"/>
          <table:table-cell table:formula="of:=MAX([.$M15];[.$AA15];[.$AO15])" office:value-type="float"/>
          <table:table-cell table:formula="of:=MAX([.$N15];[.$AB15];[.$AP15])" office:value-type="float"/>
          <table:table-cell table:formula="of:=MAX([.$O15];[.$AC15];[.$AQ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1.02186"/>
          <table:table-cell office:value-type="float" office:value="0.604"/>
          <table:table-cell office:value-type="float" office:value="0.12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1058.0"/>
          <table:table-cell office:value-type="float" office:value="2556.0"/>
          <table:table-cell office:value-type="float" office:value="41659.0"/>
          <table:table-cell office:value-type="float" office:value="125820.0"/>
          <table:table-cell office:value-type="float" office:value="1286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6646"/>
          <table:table-cell office:value-type="float" office:value="0.66"/>
          <table:table-cell office:value-type="float" office:value="0.17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1583.0"/>
          <table:table-cell office:value-type="float" office:value="3083.0"/>
          <table:table-cell office:value-type="float" office:value="41659.0"/>
          <table:table-cell office:value-type="float" office:value="125820.0"/>
          <table:table-cell office:value-type="float" office:value="1286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32299"/>
          <table:table-cell office:value-type="float" office:value="0.28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272.0"/>
          <table:table-cell office:value-type="float" office:value="21259.0"/>
          <table:table-cell office:value-type="float" office:value="69332.0"/>
          <table:table-cell office:value-type="float" office:value="11390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6];[.$P16];[.$AD16])" office:value-type="float"/>
          <table:table-cell table:formula="of:=MIN([.$C16];[.$Q16];[.$AE16])" office:value-type="float"/>
          <table:table-cell table:formula="of:=MIN([.$D16];[.$R16];[.$AF16])" office:value-type="float"/>
          <table:table-cell table:formula="of:=MIN([.$E16];[.$S16];[.$AG16])" office:value-type="float"/>
          <table:table-cell table:formula="of:=MIN([.$F16];[.$T16];[.$AH16])" office:value-type="float"/>
          <table:table-cell table:formula="of:=MIN([.$G16];[.$U16];[.$AI16])" office:value-type="float"/>
          <table:table-cell table:formula="of:=MIN([.$H16];[.$V16];[.$AJ16])" office:value-type="float"/>
          <table:table-cell table:formula="of:=MIN([.$I16];[.$W16];[.$AK16])" office:value-type="float"/>
          <table:table-cell table:formula="of:=MIN([.$J16];[.$X16];[.$AL16])" office:value-type="float"/>
          <table:table-cell table:formula="of:=MIN([.$K16];[.$Y16];[.$AM16])" office:value-type="float"/>
          <table:table-cell table:formula="of:=MIN([.$L16];[.$Z16];[.$AN16])" office:value-type="float"/>
          <table:table-cell table:formula="of:=MIN([.$M16];[.$AA16];[.$AO16])" office:value-type="float"/>
          <table:table-cell table:formula="of:=MIN([.$N16];[.$AB16];[.$AP16])" office:value-type="float"/>
          <table:table-cell table:formula="of:=MIN([.$O16];[.$AC16];[.$AQ16])" office:value-type="float"/>
          <table:table-cell table:formula="of:=MEDIAN([.$B16];[.$P16];[.$AD16])" office:value-type="float"/>
          <table:table-cell table:formula="of:=MEDIAN([.$C16];[.$Q16];[.$AE16])" office:value-type="float"/>
          <table:table-cell table:formula="of:=MEDIAN([.$D16];[.$R16];[.$AF16])" office:value-type="float"/>
          <table:table-cell table:formula="of:=MEDIAN([.$E16];[.$S16];[.$AG16])" office:value-type="float"/>
          <table:table-cell table:formula="of:=MEDIAN([.$F16];[.$T16];[.$AH16])" office:value-type="float"/>
          <table:table-cell table:formula="of:=MEDIAN([.$G16];[.$U16];[.$AI16])" office:value-type="float"/>
          <table:table-cell table:formula="of:=MEDIAN([.$H16];[.$V16];[.$AJ16])" office:value-type="float"/>
          <table:table-cell table:formula="of:=MEDIAN([.$I16];[.$W16];[.$AK16])" office:value-type="float"/>
          <table:table-cell table:formula="of:=MEDIAN([.$J16];[.$X16];[.$AL16])" office:value-type="float"/>
          <table:table-cell table:formula="of:=MEDIAN([.$K16];[.$Y16];[.$AM16])" office:value-type="float"/>
          <table:table-cell table:formula="of:=MEDIAN([.$L16];[.$Z16];[.$AN16])" office:value-type="float"/>
          <table:table-cell table:formula="of:=MEDIAN([.$M16];[.$AA16];[.$AO16])" office:value-type="float"/>
          <table:table-cell table:formula="of:=MEDIAN([.$N16];[.$AB16];[.$AP16])" office:value-type="float"/>
          <table:table-cell table:formula="of:=MEDIAN([.$O16];[.$AC16];[.$AQ16])" office:value-type="float"/>
          <table:table-cell table:formula="of:=MAX([.$B16];[.$P16];[.$AD16])" office:value-type="float"/>
          <table:table-cell table:formula="of:=MAX([.$C16];[.$Q16];[.$AE16])" office:value-type="float"/>
          <table:table-cell table:formula="of:=MAX([.$D16];[.$R16];[.$AF16])" office:value-type="float"/>
          <table:table-cell table:formula="of:=MAX([.$E16];[.$S16];[.$AG16])" office:value-type="float"/>
          <table:table-cell table:formula="of:=MAX([.$F16];[.$T16];[.$AH16])" office:value-type="float"/>
          <table:table-cell table:formula="of:=MAX([.$G16];[.$U16];[.$AI16])" office:value-type="float"/>
          <table:table-cell table:formula="of:=MAX([.$H16];[.$V16];[.$AJ16])" office:value-type="float"/>
          <table:table-cell table:formula="of:=MAX([.$I16];[.$W16];[.$AK16])" office:value-type="float"/>
          <table:table-cell table:formula="of:=MAX([.$J16];[.$X16];[.$AL16])" office:value-type="float"/>
          <table:table-cell table:formula="of:=MAX([.$K16];[.$Y16];[.$AM16])" office:value-type="float"/>
          <table:table-cell table:formula="of:=MAX([.$L16];[.$Z16];[.$AN16])" office:value-type="float"/>
          <table:table-cell table:formula="of:=MAX([.$M16];[.$AA16];[.$AO16])" office:value-type="float"/>
          <table:table-cell table:formula="of:=MAX([.$N16];[.$AB16];[.$AP16])" office:value-type="float"/>
          <table:table-cell table:formula="of:=MAX([.$O16];[.$AC16];[.$AQ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0.97408"/>
          <table:table-cell office:value-type="float" office:value="0.573"/>
          <table:table-cell office:value-type="float" office:value="0.14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288.0"/>
          <table:table-cell office:value-type="float" office:value="3216.0"/>
          <table:table-cell office:value-type="float" office:value="41659.0"/>
          <table:table-cell office:value-type="float" office:value="125810.0"/>
          <table:table-cell office:value-type="float" office:value="1290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880762"/>
          <table:table-cell office:value-type="float" office:value="0.502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81.0"/>
          <table:table-cell office:value-type="float" office:value="801.0"/>
          <table:table-cell office:value-type="float" office:value="41659.0"/>
          <table:table-cell office:value-type="float" office:value="125810.0"/>
          <table:table-cell office:value-type="float" office:value="1299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25305"/>
          <table:table-cell office:value-type="float" office:value="0.29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603.0"/>
          <table:table-cell office:value-type="float" office:value="21259.0"/>
          <table:table-cell office:value-type="float" office:value="69322.0"/>
          <table:table-cell office:value-type="float" office:value="11349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7];[.$P17];[.$AD17])" office:value-type="float"/>
          <table:table-cell table:formula="of:=MIN([.$C17];[.$Q17];[.$AE17])" office:value-type="float"/>
          <table:table-cell table:formula="of:=MIN([.$D17];[.$R17];[.$AF17])" office:value-type="float"/>
          <table:table-cell table:formula="of:=MIN([.$E17];[.$S17];[.$AG17])" office:value-type="float"/>
          <table:table-cell table:formula="of:=MIN([.$F17];[.$T17];[.$AH17])" office:value-type="float"/>
          <table:table-cell table:formula="of:=MIN([.$G17];[.$U17];[.$AI17])" office:value-type="float"/>
          <table:table-cell table:formula="of:=MIN([.$H17];[.$V17];[.$AJ17])" office:value-type="float"/>
          <table:table-cell table:formula="of:=MIN([.$I17];[.$W17];[.$AK17])" office:value-type="float"/>
          <table:table-cell table:formula="of:=MIN([.$J17];[.$X17];[.$AL17])" office:value-type="float"/>
          <table:table-cell table:formula="of:=MIN([.$K17];[.$Y17];[.$AM17])" office:value-type="float"/>
          <table:table-cell table:formula="of:=MIN([.$L17];[.$Z17];[.$AN17])" office:value-type="float"/>
          <table:table-cell table:formula="of:=MIN([.$M17];[.$AA17];[.$AO17])" office:value-type="float"/>
          <table:table-cell table:formula="of:=MIN([.$N17];[.$AB17];[.$AP17])" office:value-type="float"/>
          <table:table-cell table:formula="of:=MIN([.$O17];[.$AC17];[.$AQ17])" office:value-type="float"/>
          <table:table-cell table:formula="of:=MEDIAN([.$B17];[.$P17];[.$AD17])" office:value-type="float"/>
          <table:table-cell table:formula="of:=MEDIAN([.$C17];[.$Q17];[.$AE17])" office:value-type="float"/>
          <table:table-cell table:formula="of:=MEDIAN([.$D17];[.$R17];[.$AF17])" office:value-type="float"/>
          <table:table-cell table:formula="of:=MEDIAN([.$E17];[.$S17];[.$AG17])" office:value-type="float"/>
          <table:table-cell table:formula="of:=MEDIAN([.$F17];[.$T17];[.$AH17])" office:value-type="float"/>
          <table:table-cell table:formula="of:=MEDIAN([.$G17];[.$U17];[.$AI17])" office:value-type="float"/>
          <table:table-cell table:formula="of:=MEDIAN([.$H17];[.$V17];[.$AJ17])" office:value-type="float"/>
          <table:table-cell table:formula="of:=MEDIAN([.$I17];[.$W17];[.$AK17])" office:value-type="float"/>
          <table:table-cell table:formula="of:=MEDIAN([.$J17];[.$X17];[.$AL17])" office:value-type="float"/>
          <table:table-cell table:formula="of:=MEDIAN([.$K17];[.$Y17];[.$AM17])" office:value-type="float"/>
          <table:table-cell table:formula="of:=MEDIAN([.$L17];[.$Z17];[.$AN17])" office:value-type="float"/>
          <table:table-cell table:formula="of:=MEDIAN([.$M17];[.$AA17];[.$AO17])" office:value-type="float"/>
          <table:table-cell table:formula="of:=MEDIAN([.$N17];[.$AB17];[.$AP17])" office:value-type="float"/>
          <table:table-cell table:formula="of:=MEDIAN([.$O17];[.$AC17];[.$AQ17])" office:value-type="float"/>
          <table:table-cell table:formula="of:=MAX([.$B17];[.$P17];[.$AD17])" office:value-type="float"/>
          <table:table-cell table:formula="of:=MAX([.$C17];[.$Q17];[.$AE17])" office:value-type="float"/>
          <table:table-cell table:formula="of:=MAX([.$D17];[.$R17];[.$AF17])" office:value-type="float"/>
          <table:table-cell table:formula="of:=MAX([.$E17];[.$S17];[.$AG17])" office:value-type="float"/>
          <table:table-cell table:formula="of:=MAX([.$F17];[.$T17];[.$AH17])" office:value-type="float"/>
          <table:table-cell table:formula="of:=MAX([.$G17];[.$U17];[.$AI17])" office:value-type="float"/>
          <table:table-cell table:formula="of:=MAX([.$H17];[.$V17];[.$AJ17])" office:value-type="float"/>
          <table:table-cell table:formula="of:=MAX([.$I17];[.$W17];[.$AK17])" office:value-type="float"/>
          <table:table-cell table:formula="of:=MAX([.$J17];[.$X17];[.$AL17])" office:value-type="float"/>
          <table:table-cell table:formula="of:=MAX([.$K17];[.$Y17];[.$AM17])" office:value-type="float"/>
          <table:table-cell table:formula="of:=MAX([.$L17];[.$Z17];[.$AN17])" office:value-type="float"/>
          <table:table-cell table:formula="of:=MAX([.$M17];[.$AA17];[.$AO17])" office:value-type="float"/>
          <table:table-cell table:formula="of:=MAX([.$N17];[.$AB17];[.$AP17])" office:value-type="float"/>
          <table:table-cell table:formula="of:=MAX([.$O17];[.$AC17];[.$AQ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1.42733"/>
          <table:table-cell office:value-type="float" office:value="0.88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34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888"/>
          <table:table-cell office:value-type="float" office:value="0.57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52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11947"/>
          <table:table-cell office:value-type="float" office:value="0.3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550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8];[.$P18];[.$AD18])" office:value-type="float"/>
          <table:table-cell table:formula="of:=MIN([.$C18];[.$Q18];[.$AE18])" office:value-type="float"/>
          <table:table-cell table:formula="of:=MIN([.$D18];[.$R18];[.$AF18])" office:value-type="float"/>
          <table:table-cell table:formula="of:=MIN([.$E18];[.$S18];[.$AG18])" office:value-type="float"/>
          <table:table-cell table:formula="of:=MIN([.$F18];[.$T18];[.$AH18])" office:value-type="float"/>
          <table:table-cell table:formula="of:=MIN([.$G18];[.$U18];[.$AI18])" office:value-type="float"/>
          <table:table-cell table:formula="of:=MIN([.$H18];[.$V18];[.$AJ18])" office:value-type="float"/>
          <table:table-cell table:formula="of:=MIN([.$I18];[.$W18];[.$AK18])" office:value-type="float"/>
          <table:table-cell table:formula="of:=MIN([.$J18];[.$X18];[.$AL18])" office:value-type="float"/>
          <table:table-cell table:formula="of:=MIN([.$K18];[.$Y18];[.$AM18])" office:value-type="float"/>
          <table:table-cell table:formula="of:=MIN([.$L18];[.$Z18];[.$AN18])" office:value-type="float"/>
          <table:table-cell table:formula="of:=MIN([.$M18];[.$AA18];[.$AO18])" office:value-type="float"/>
          <table:table-cell table:formula="of:=MIN([.$N18];[.$AB18];[.$AP18])" office:value-type="float"/>
          <table:table-cell table:formula="of:=MIN([.$O18];[.$AC18];[.$AQ18])" office:value-type="float"/>
          <table:table-cell table:formula="of:=MEDIAN([.$B18];[.$P18];[.$AD18])" office:value-type="float"/>
          <table:table-cell table:formula="of:=MEDIAN([.$C18];[.$Q18];[.$AE18])" office:value-type="float"/>
          <table:table-cell table:formula="of:=MEDIAN([.$D18];[.$R18];[.$AF18])" office:value-type="float"/>
          <table:table-cell table:formula="of:=MEDIAN([.$E18];[.$S18];[.$AG18])" office:value-type="float"/>
          <table:table-cell table:formula="of:=MEDIAN([.$F18];[.$T18];[.$AH18])" office:value-type="float"/>
          <table:table-cell table:formula="of:=MEDIAN([.$G18];[.$U18];[.$AI18])" office:value-type="float"/>
          <table:table-cell table:formula="of:=MEDIAN([.$H18];[.$V18];[.$AJ18])" office:value-type="float"/>
          <table:table-cell table:formula="of:=MEDIAN([.$I18];[.$W18];[.$AK18])" office:value-type="float"/>
          <table:table-cell table:formula="of:=MEDIAN([.$J18];[.$X18];[.$AL18])" office:value-type="float"/>
          <table:table-cell table:formula="of:=MEDIAN([.$K18];[.$Y18];[.$AM18])" office:value-type="float"/>
          <table:table-cell table:formula="of:=MEDIAN([.$L18];[.$Z18];[.$AN18])" office:value-type="float"/>
          <table:table-cell table:formula="of:=MEDIAN([.$M18];[.$AA18];[.$AO18])" office:value-type="float"/>
          <table:table-cell table:formula="of:=MEDIAN([.$N18];[.$AB18];[.$AP18])" office:value-type="float"/>
          <table:table-cell table:formula="of:=MEDIAN([.$O18];[.$AC18];[.$AQ18])" office:value-type="float"/>
          <table:table-cell table:formula="of:=MAX([.$B18];[.$P18];[.$AD18])" office:value-type="float"/>
          <table:table-cell table:formula="of:=MAX([.$C18];[.$Q18];[.$AE18])" office:value-type="float"/>
          <table:table-cell table:formula="of:=MAX([.$D18];[.$R18];[.$AF18])" office:value-type="float"/>
          <table:table-cell table:formula="of:=MAX([.$E18];[.$S18];[.$AG18])" office:value-type="float"/>
          <table:table-cell table:formula="of:=MAX([.$F18];[.$T18];[.$AH18])" office:value-type="float"/>
          <table:table-cell table:formula="of:=MAX([.$G18];[.$U18];[.$AI18])" office:value-type="float"/>
          <table:table-cell table:formula="of:=MAX([.$H18];[.$V18];[.$AJ18])" office:value-type="float"/>
          <table:table-cell table:formula="of:=MAX([.$I18];[.$W18];[.$AK18])" office:value-type="float"/>
          <table:table-cell table:formula="of:=MAX([.$J18];[.$X18];[.$AL18])" office:value-type="float"/>
          <table:table-cell table:formula="of:=MAX([.$K18];[.$Y18];[.$AM18])" office:value-type="float"/>
          <table:table-cell table:formula="of:=MAX([.$L18];[.$Z18];[.$AN18])" office:value-type="float"/>
          <table:table-cell table:formula="of:=MAX([.$M18];[.$AA18];[.$AO18])" office:value-type="float"/>
          <table:table-cell table:formula="of:=MAX([.$N18];[.$AB18];[.$AP18])" office:value-type="float"/>
          <table:table-cell table:formula="of:=MAX([.$O18];[.$AC18];[.$AQ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1.06816"/>
          <table:table-cell office:value-type="float" office:value="0.53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34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1756"/>
          <table:table-cell office:value-type="float" office:value="0.54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28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48678"/>
          <table:table-cell office:value-type="float" office:value="0.4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607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9];[.$P19];[.$AD19])" office:value-type="float"/>
          <table:table-cell table:formula="of:=MIN([.$C19];[.$Q19];[.$AE19])" office:value-type="float"/>
          <table:table-cell table:formula="of:=MIN([.$D19];[.$R19];[.$AF19])" office:value-type="float"/>
          <table:table-cell table:formula="of:=MIN([.$E19];[.$S19];[.$AG19])" office:value-type="float"/>
          <table:table-cell table:formula="of:=MIN([.$F19];[.$T19];[.$AH19])" office:value-type="float"/>
          <table:table-cell table:formula="of:=MIN([.$G19];[.$U19];[.$AI19])" office:value-type="float"/>
          <table:table-cell table:formula="of:=MIN([.$H19];[.$V19];[.$AJ19])" office:value-type="float"/>
          <table:table-cell table:formula="of:=MIN([.$I19];[.$W19];[.$AK19])" office:value-type="float"/>
          <table:table-cell table:formula="of:=MIN([.$J19];[.$X19];[.$AL19])" office:value-type="float"/>
          <table:table-cell table:formula="of:=MIN([.$K19];[.$Y19];[.$AM19])" office:value-type="float"/>
          <table:table-cell table:formula="of:=MIN([.$L19];[.$Z19];[.$AN19])" office:value-type="float"/>
          <table:table-cell table:formula="of:=MIN([.$M19];[.$AA19];[.$AO19])" office:value-type="float"/>
          <table:table-cell table:formula="of:=MIN([.$N19];[.$AB19];[.$AP19])" office:value-type="float"/>
          <table:table-cell table:formula="of:=MIN([.$O19];[.$AC19];[.$AQ19])" office:value-type="float"/>
          <table:table-cell table:formula="of:=MEDIAN([.$B19];[.$P19];[.$AD19])" office:value-type="float"/>
          <table:table-cell table:formula="of:=MEDIAN([.$C19];[.$Q19];[.$AE19])" office:value-type="float"/>
          <table:table-cell table:formula="of:=MEDIAN([.$D19];[.$R19];[.$AF19])" office:value-type="float"/>
          <table:table-cell table:formula="of:=MEDIAN([.$E19];[.$S19];[.$AG19])" office:value-type="float"/>
          <table:table-cell table:formula="of:=MEDIAN([.$F19];[.$T19];[.$AH19])" office:value-type="float"/>
          <table:table-cell table:formula="of:=MEDIAN([.$G19];[.$U19];[.$AI19])" office:value-type="float"/>
          <table:table-cell table:formula="of:=MEDIAN([.$H19];[.$V19];[.$AJ19])" office:value-type="float"/>
          <table:table-cell table:formula="of:=MEDIAN([.$I19];[.$W19];[.$AK19])" office:value-type="float"/>
          <table:table-cell table:formula="of:=MEDIAN([.$J19];[.$X19];[.$AL19])" office:value-type="float"/>
          <table:table-cell table:formula="of:=MEDIAN([.$K19];[.$Y19];[.$AM19])" office:value-type="float"/>
          <table:table-cell table:formula="of:=MEDIAN([.$L19];[.$Z19];[.$AN19])" office:value-type="float"/>
          <table:table-cell table:formula="of:=MEDIAN([.$M19];[.$AA19];[.$AO19])" office:value-type="float"/>
          <table:table-cell table:formula="of:=MEDIAN([.$N19];[.$AB19];[.$AP19])" office:value-type="float"/>
          <table:table-cell table:formula="of:=MEDIAN([.$O19];[.$AC19];[.$AQ19])" office:value-type="float"/>
          <table:table-cell table:formula="of:=MAX([.$B19];[.$P19];[.$AD19])" office:value-type="float"/>
          <table:table-cell table:formula="of:=MAX([.$C19];[.$Q19];[.$AE19])" office:value-type="float"/>
          <table:table-cell table:formula="of:=MAX([.$D19];[.$R19];[.$AF19])" office:value-type="float"/>
          <table:table-cell table:formula="of:=MAX([.$E19];[.$S19];[.$AG19])" office:value-type="float"/>
          <table:table-cell table:formula="of:=MAX([.$F19];[.$T19];[.$AH19])" office:value-type="float"/>
          <table:table-cell table:formula="of:=MAX([.$G19];[.$U19];[.$AI19])" office:value-type="float"/>
          <table:table-cell table:formula="of:=MAX([.$H19];[.$V19];[.$AJ19])" office:value-type="float"/>
          <table:table-cell table:formula="of:=MAX([.$I19];[.$W19];[.$AK19])" office:value-type="float"/>
          <table:table-cell table:formula="of:=MAX([.$J19];[.$X19];[.$AL19])" office:value-type="float"/>
          <table:table-cell table:formula="of:=MAX([.$K19];[.$Y19];[.$AM19])" office:value-type="float"/>
          <table:table-cell table:formula="of:=MAX([.$L19];[.$Z19];[.$AN19])" office:value-type="float"/>
          <table:table-cell table:formula="of:=MAX([.$M19];[.$AA19];[.$AO19])" office:value-type="float"/>
          <table:table-cell table:formula="of:=MAX([.$N19];[.$AB19];[.$AP19])" office:value-type="float"/>
          <table:table-cell table:formula="of:=MAX([.$O19];[.$AC19];[.$AQ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1.05705"/>
          <table:table-cell office:value-type="float" office:value="0.53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20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588"/>
          <table:table-cell office:value-type="float" office:value="0.6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15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916405"/>
          <table:table-cell office:value-type="float" office:value="0.38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5796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0];[.$P20];[.$AD20])" office:value-type="float"/>
          <table:table-cell table:formula="of:=MIN([.$C20];[.$Q20];[.$AE20])" office:value-type="float"/>
          <table:table-cell table:formula="of:=MIN([.$D20];[.$R20];[.$AF20])" office:value-type="float"/>
          <table:table-cell table:formula="of:=MIN([.$E20];[.$S20];[.$AG20])" office:value-type="float"/>
          <table:table-cell table:formula="of:=MIN([.$F20];[.$T20];[.$AH20])" office:value-type="float"/>
          <table:table-cell table:formula="of:=MIN([.$G20];[.$U20];[.$AI20])" office:value-type="float"/>
          <table:table-cell table:formula="of:=MIN([.$H20];[.$V20];[.$AJ20])" office:value-type="float"/>
          <table:table-cell table:formula="of:=MIN([.$I20];[.$W20];[.$AK20])" office:value-type="float"/>
          <table:table-cell table:formula="of:=MIN([.$J20];[.$X20];[.$AL20])" office:value-type="float"/>
          <table:table-cell table:formula="of:=MIN([.$K20];[.$Y20];[.$AM20])" office:value-type="float"/>
          <table:table-cell table:formula="of:=MIN([.$L20];[.$Z20];[.$AN20])" office:value-type="float"/>
          <table:table-cell table:formula="of:=MIN([.$M20];[.$AA20];[.$AO20])" office:value-type="float"/>
          <table:table-cell table:formula="of:=MIN([.$N20];[.$AB20];[.$AP20])" office:value-type="float"/>
          <table:table-cell table:formula="of:=MIN([.$O20];[.$AC20];[.$AQ20])" office:value-type="float"/>
          <table:table-cell table:formula="of:=MEDIAN([.$B20];[.$P20];[.$AD20])" office:value-type="float"/>
          <table:table-cell table:formula="of:=MEDIAN([.$C20];[.$Q20];[.$AE20])" office:value-type="float"/>
          <table:table-cell table:formula="of:=MEDIAN([.$D20];[.$R20];[.$AF20])" office:value-type="float"/>
          <table:table-cell table:formula="of:=MEDIAN([.$E20];[.$S20];[.$AG20])" office:value-type="float"/>
          <table:table-cell table:formula="of:=MEDIAN([.$F20];[.$T20];[.$AH20])" office:value-type="float"/>
          <table:table-cell table:formula="of:=MEDIAN([.$G20];[.$U20];[.$AI20])" office:value-type="float"/>
          <table:table-cell table:formula="of:=MEDIAN([.$H20];[.$V20];[.$AJ20])" office:value-type="float"/>
          <table:table-cell table:formula="of:=MEDIAN([.$I20];[.$W20];[.$AK20])" office:value-type="float"/>
          <table:table-cell table:formula="of:=MEDIAN([.$J20];[.$X20];[.$AL20])" office:value-type="float"/>
          <table:table-cell table:formula="of:=MEDIAN([.$K20];[.$Y20];[.$AM20])" office:value-type="float"/>
          <table:table-cell table:formula="of:=MEDIAN([.$L20];[.$Z20];[.$AN20])" office:value-type="float"/>
          <table:table-cell table:formula="of:=MEDIAN([.$M20];[.$AA20];[.$AO20])" office:value-type="float"/>
          <table:table-cell table:formula="of:=MEDIAN([.$N20];[.$AB20];[.$AP20])" office:value-type="float"/>
          <table:table-cell table:formula="of:=MEDIAN([.$O20];[.$AC20];[.$AQ20])" office:value-type="float"/>
          <table:table-cell table:formula="of:=MAX([.$B20];[.$P20];[.$AD20])" office:value-type="float"/>
          <table:table-cell table:formula="of:=MAX([.$C20];[.$Q20];[.$AE20])" office:value-type="float"/>
          <table:table-cell table:formula="of:=MAX([.$D20];[.$R20];[.$AF20])" office:value-type="float"/>
          <table:table-cell table:formula="of:=MAX([.$E20];[.$S20];[.$AG20])" office:value-type="float"/>
          <table:table-cell table:formula="of:=MAX([.$F20];[.$T20];[.$AH20])" office:value-type="float"/>
          <table:table-cell table:formula="of:=MAX([.$G20];[.$U20];[.$AI20])" office:value-type="float"/>
          <table:table-cell table:formula="of:=MAX([.$H20];[.$V20];[.$AJ20])" office:value-type="float"/>
          <table:table-cell table:formula="of:=MAX([.$I20];[.$W20];[.$AK20])" office:value-type="float"/>
          <table:table-cell table:formula="of:=MAX([.$J20];[.$X20];[.$AL20])" office:value-type="float"/>
          <table:table-cell table:formula="of:=MAX([.$K20];[.$Y20];[.$AM20])" office:value-type="float"/>
          <table:table-cell table:formula="of:=MAX([.$L20];[.$Z20];[.$AN20])" office:value-type="float"/>
          <table:table-cell table:formula="of:=MAX([.$M20];[.$AA20];[.$AO20])" office:value-type="float"/>
          <table:table-cell table:formula="of:=MAX([.$N20];[.$AB20];[.$AP20])" office:value-type="float"/>
          <table:table-cell table:formula="of:=MAX([.$O20];[.$AC20];[.$AQ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1.45624"/>
          <table:table-cell office:value-type="float" office:value="0.947"/>
          <table:table-cell office:value-type="float" office:value="0.13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926.0"/>
          <table:table-cell office:value-type="float" office:value="3554.0"/>
          <table:table-cell office:value-type="float" office:value="86203.0"/>
          <table:table-cell office:value-type="float" office:value="261746.0"/>
          <table:table-cell office:value-type="float" office:value="1602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34503"/>
          <table:table-cell office:value-type="float" office:value="0.902"/>
          <table:table-cell office:value-type="float" office:value="0.09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704.0"/>
          <table:table-cell office:value-type="float" office:value="2785.0"/>
          <table:table-cell office:value-type="float" office:value="86203.0"/>
          <table:table-cell office:value-type="float" office:value="261746.0"/>
          <table:table-cell office:value-type="float" office:value="1608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6046"/>
          <table:table-cell office:value-type="float" office:value="0.508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83.0"/>
          <table:table-cell office:value-type="float" office:value="1288.0"/>
          <table:table-cell office:value-type="float" office:value="48609.0"/>
          <table:table-cell office:value-type="float" office:value="156222.0"/>
          <table:table-cell office:value-type="float" office:value="12865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1];[.$P21];[.$AD21])" office:value-type="float"/>
          <table:table-cell table:formula="of:=MIN([.$C21];[.$Q21];[.$AE21])" office:value-type="float"/>
          <table:table-cell table:formula="of:=MIN([.$D21];[.$R21];[.$AF21])" office:value-type="float"/>
          <table:table-cell table:formula="of:=MIN([.$E21];[.$S21];[.$AG21])" office:value-type="float"/>
          <table:table-cell table:formula="of:=MIN([.$F21];[.$T21];[.$AH21])" office:value-type="float"/>
          <table:table-cell table:formula="of:=MIN([.$G21];[.$U21];[.$AI21])" office:value-type="float"/>
          <table:table-cell table:formula="of:=MIN([.$H21];[.$V21];[.$AJ21])" office:value-type="float"/>
          <table:table-cell table:formula="of:=MIN([.$I21];[.$W21];[.$AK21])" office:value-type="float"/>
          <table:table-cell table:formula="of:=MIN([.$J21];[.$X21];[.$AL21])" office:value-type="float"/>
          <table:table-cell table:formula="of:=MIN([.$K21];[.$Y21];[.$AM21])" office:value-type="float"/>
          <table:table-cell table:formula="of:=MIN([.$L21];[.$Z21];[.$AN21])" office:value-type="float"/>
          <table:table-cell table:formula="of:=MIN([.$M21];[.$AA21];[.$AO21])" office:value-type="float"/>
          <table:table-cell table:formula="of:=MIN([.$N21];[.$AB21];[.$AP21])" office:value-type="float"/>
          <table:table-cell table:formula="of:=MIN([.$O21];[.$AC21];[.$AQ21])" office:value-type="float"/>
          <table:table-cell table:formula="of:=MEDIAN([.$B21];[.$P21];[.$AD21])" office:value-type="float"/>
          <table:table-cell table:formula="of:=MEDIAN([.$C21];[.$Q21];[.$AE21])" office:value-type="float"/>
          <table:table-cell table:formula="of:=MEDIAN([.$D21];[.$R21];[.$AF21])" office:value-type="float"/>
          <table:table-cell table:formula="of:=MEDIAN([.$E21];[.$S21];[.$AG21])" office:value-type="float"/>
          <table:table-cell table:formula="of:=MEDIAN([.$F21];[.$T21];[.$AH21])" office:value-type="float"/>
          <table:table-cell table:formula="of:=MEDIAN([.$G21];[.$U21];[.$AI21])" office:value-type="float"/>
          <table:table-cell table:formula="of:=MEDIAN([.$H21];[.$V21];[.$AJ21])" office:value-type="float"/>
          <table:table-cell table:formula="of:=MEDIAN([.$I21];[.$W21];[.$AK21])" office:value-type="float"/>
          <table:table-cell table:formula="of:=MEDIAN([.$J21];[.$X21];[.$AL21])" office:value-type="float"/>
          <table:table-cell table:formula="of:=MEDIAN([.$K21];[.$Y21];[.$AM21])" office:value-type="float"/>
          <table:table-cell table:formula="of:=MEDIAN([.$L21];[.$Z21];[.$AN21])" office:value-type="float"/>
          <table:table-cell table:formula="of:=MEDIAN([.$M21];[.$AA21];[.$AO21])" office:value-type="float"/>
          <table:table-cell table:formula="of:=MEDIAN([.$N21];[.$AB21];[.$AP21])" office:value-type="float"/>
          <table:table-cell table:formula="of:=MEDIAN([.$O21];[.$AC21];[.$AQ21])" office:value-type="float"/>
          <table:table-cell table:formula="of:=MAX([.$B21];[.$P21];[.$AD21])" office:value-type="float"/>
          <table:table-cell table:formula="of:=MAX([.$C21];[.$Q21];[.$AE21])" office:value-type="float"/>
          <table:table-cell table:formula="of:=MAX([.$D21];[.$R21];[.$AF21])" office:value-type="float"/>
          <table:table-cell table:formula="of:=MAX([.$E21];[.$S21];[.$AG21])" office:value-type="float"/>
          <table:table-cell table:formula="of:=MAX([.$F21];[.$T21];[.$AH21])" office:value-type="float"/>
          <table:table-cell table:formula="of:=MAX([.$G21];[.$U21];[.$AI21])" office:value-type="float"/>
          <table:table-cell table:formula="of:=MAX([.$H21];[.$V21];[.$AJ21])" office:value-type="float"/>
          <table:table-cell table:formula="of:=MAX([.$I21];[.$W21];[.$AK21])" office:value-type="float"/>
          <table:table-cell table:formula="of:=MAX([.$J21];[.$X21];[.$AL21])" office:value-type="float"/>
          <table:table-cell table:formula="of:=MAX([.$K21];[.$Y21];[.$AM21])" office:value-type="float"/>
          <table:table-cell table:formula="of:=MAX([.$L21];[.$Z21];[.$AN21])" office:value-type="float"/>
          <table:table-cell table:formula="of:=MAX([.$M21];[.$AA21];[.$AO21])" office:value-type="float"/>
          <table:table-cell table:formula="of:=MAX([.$N21];[.$AB21];[.$AP21])" office:value-type="float"/>
          <table:table-cell table:formula="of:=MAX([.$O21];[.$AC21];[.$AQ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1.03616"/>
          <table:table-cell office:value-type="float" office:value="0.58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28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0072"/>
          <table:table-cell office:value-type="float" office:value="0.51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32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47403"/>
          <table:table-cell office:value-type="float" office:value="0.4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607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2];[.$P22];[.$AD22])" office:value-type="float"/>
          <table:table-cell table:formula="of:=MIN([.$C22];[.$Q22];[.$AE22])" office:value-type="float"/>
          <table:table-cell table:formula="of:=MIN([.$D22];[.$R22];[.$AF22])" office:value-type="float"/>
          <table:table-cell table:formula="of:=MIN([.$E22];[.$S22];[.$AG22])" office:value-type="float"/>
          <table:table-cell table:formula="of:=MIN([.$F22];[.$T22];[.$AH22])" office:value-type="float"/>
          <table:table-cell table:formula="of:=MIN([.$G22];[.$U22];[.$AI22])" office:value-type="float"/>
          <table:table-cell table:formula="of:=MIN([.$H22];[.$V22];[.$AJ22])" office:value-type="float"/>
          <table:table-cell table:formula="of:=MIN([.$I22];[.$W22];[.$AK22])" office:value-type="float"/>
          <table:table-cell table:formula="of:=MIN([.$J22];[.$X22];[.$AL22])" office:value-type="float"/>
          <table:table-cell table:formula="of:=MIN([.$K22];[.$Y22];[.$AM22])" office:value-type="float"/>
          <table:table-cell table:formula="of:=MIN([.$L22];[.$Z22];[.$AN22])" office:value-type="float"/>
          <table:table-cell table:formula="of:=MIN([.$M22];[.$AA22];[.$AO22])" office:value-type="float"/>
          <table:table-cell table:formula="of:=MIN([.$N22];[.$AB22];[.$AP22])" office:value-type="float"/>
          <table:table-cell table:formula="of:=MIN([.$O22];[.$AC22];[.$AQ22])" office:value-type="float"/>
          <table:table-cell table:formula="of:=MEDIAN([.$B22];[.$P22];[.$AD22])" office:value-type="float"/>
          <table:table-cell table:formula="of:=MEDIAN([.$C22];[.$Q22];[.$AE22])" office:value-type="float"/>
          <table:table-cell table:formula="of:=MEDIAN([.$D22];[.$R22];[.$AF22])" office:value-type="float"/>
          <table:table-cell table:formula="of:=MEDIAN([.$E22];[.$S22];[.$AG22])" office:value-type="float"/>
          <table:table-cell table:formula="of:=MEDIAN([.$F22];[.$T22];[.$AH22])" office:value-type="float"/>
          <table:table-cell table:formula="of:=MEDIAN([.$G22];[.$U22];[.$AI22])" office:value-type="float"/>
          <table:table-cell table:formula="of:=MEDIAN([.$H22];[.$V22];[.$AJ22])" office:value-type="float"/>
          <table:table-cell table:formula="of:=MEDIAN([.$I22];[.$W22];[.$AK22])" office:value-type="float"/>
          <table:table-cell table:formula="of:=MEDIAN([.$J22];[.$X22];[.$AL22])" office:value-type="float"/>
          <table:table-cell table:formula="of:=MEDIAN([.$K22];[.$Y22];[.$AM22])" office:value-type="float"/>
          <table:table-cell table:formula="of:=MEDIAN([.$L22];[.$Z22];[.$AN22])" office:value-type="float"/>
          <table:table-cell table:formula="of:=MEDIAN([.$M22];[.$AA22];[.$AO22])" office:value-type="float"/>
          <table:table-cell table:formula="of:=MEDIAN([.$N22];[.$AB22];[.$AP22])" office:value-type="float"/>
          <table:table-cell table:formula="of:=MEDIAN([.$O22];[.$AC22];[.$AQ22])" office:value-type="float"/>
          <table:table-cell table:formula="of:=MAX([.$B22];[.$P22];[.$AD22])" office:value-type="float"/>
          <table:table-cell table:formula="of:=MAX([.$C22];[.$Q22];[.$AE22])" office:value-type="float"/>
          <table:table-cell table:formula="of:=MAX([.$D22];[.$R22];[.$AF22])" office:value-type="float"/>
          <table:table-cell table:formula="of:=MAX([.$E22];[.$S22];[.$AG22])" office:value-type="float"/>
          <table:table-cell table:formula="of:=MAX([.$F22];[.$T22];[.$AH22])" office:value-type="float"/>
          <table:table-cell table:formula="of:=MAX([.$G22];[.$U22];[.$AI22])" office:value-type="float"/>
          <table:table-cell table:formula="of:=MAX([.$H22];[.$V22];[.$AJ22])" office:value-type="float"/>
          <table:table-cell table:formula="of:=MAX([.$I22];[.$W22];[.$AK22])" office:value-type="float"/>
          <table:table-cell table:formula="of:=MAX([.$J22];[.$X22];[.$AL22])" office:value-type="float"/>
          <table:table-cell table:formula="of:=MAX([.$K22];[.$Y22];[.$AM22])" office:value-type="float"/>
          <table:table-cell table:formula="of:=MAX([.$L22];[.$Z22];[.$AN22])" office:value-type="float"/>
          <table:table-cell table:formula="of:=MAX([.$M22];[.$AA22];[.$AO22])" office:value-type="float"/>
          <table:table-cell table:formula="of:=MAX([.$N22];[.$AB22];[.$AP22])" office:value-type="float"/>
          <table:table-cell table:formula="of:=MAX([.$O22];[.$AC22];[.$AQ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818051"/>
          <table:table-cell office:value-type="float" office:value="0.413"/>
          <table:table-cell office:value-type="float" office:value="0.14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1621.0"/>
          <table:table-cell office:value-type="float" office:value="2774.0"/>
          <table:table-cell office:value-type="float" office:value="14291.0"/>
          <table:table-cell office:value-type="float" office:value="44409.0"/>
          <table:table-cell office:value-type="float" office:value="1099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683545"/>
          <table:table-cell office:value-type="float" office:value="0.323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565.0"/>
          <table:table-cell office:value-type="float" office:value="1378.0"/>
          <table:table-cell office:value-type="float" office:value="14291.0"/>
          <table:table-cell office:value-type="float" office:value="44409.0"/>
          <table:table-cell office:value-type="float" office:value="1099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613216"/>
          <table:table-cell office:value-type="float" office:value="0.25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1.0"/>
          <table:table-cell office:value-type="float" office:value="9730.0"/>
          <table:table-cell office:value-type="float" office:value="30450.0"/>
          <table:table-cell office:value-type="float" office:value="10714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3];[.$P23];[.$AD23])" office:value-type="float"/>
          <table:table-cell table:formula="of:=MIN([.$C23];[.$Q23];[.$AE23])" office:value-type="float"/>
          <table:table-cell table:formula="of:=MIN([.$D23];[.$R23];[.$AF23])" office:value-type="float"/>
          <table:table-cell table:formula="of:=MIN([.$E23];[.$S23];[.$AG23])" office:value-type="float"/>
          <table:table-cell table:formula="of:=MIN([.$F23];[.$T23];[.$AH23])" office:value-type="float"/>
          <table:table-cell table:formula="of:=MIN([.$G23];[.$U23];[.$AI23])" office:value-type="float"/>
          <table:table-cell table:formula="of:=MIN([.$H23];[.$V23];[.$AJ23])" office:value-type="float"/>
          <table:table-cell table:formula="of:=MIN([.$I23];[.$W23];[.$AK23])" office:value-type="float"/>
          <table:table-cell table:formula="of:=MIN([.$J23];[.$X23];[.$AL23])" office:value-type="float"/>
          <table:table-cell table:formula="of:=MIN([.$K23];[.$Y23];[.$AM23])" office:value-type="float"/>
          <table:table-cell table:formula="of:=MIN([.$L23];[.$Z23];[.$AN23])" office:value-type="float"/>
          <table:table-cell table:formula="of:=MIN([.$M23];[.$AA23];[.$AO23])" office:value-type="float"/>
          <table:table-cell table:formula="of:=MIN([.$N23];[.$AB23];[.$AP23])" office:value-type="float"/>
          <table:table-cell table:formula="of:=MIN([.$O23];[.$AC23];[.$AQ23])" office:value-type="float"/>
          <table:table-cell table:formula="of:=MEDIAN([.$B23];[.$P23];[.$AD23])" office:value-type="float"/>
          <table:table-cell table:formula="of:=MEDIAN([.$C23];[.$Q23];[.$AE23])" office:value-type="float"/>
          <table:table-cell table:formula="of:=MEDIAN([.$D23];[.$R23];[.$AF23])" office:value-type="float"/>
          <table:table-cell table:formula="of:=MEDIAN([.$E23];[.$S23];[.$AG23])" office:value-type="float"/>
          <table:table-cell table:formula="of:=MEDIAN([.$F23];[.$T23];[.$AH23])" office:value-type="float"/>
          <table:table-cell table:formula="of:=MEDIAN([.$G23];[.$U23];[.$AI23])" office:value-type="float"/>
          <table:table-cell table:formula="of:=MEDIAN([.$H23];[.$V23];[.$AJ23])" office:value-type="float"/>
          <table:table-cell table:formula="of:=MEDIAN([.$I23];[.$W23];[.$AK23])" office:value-type="float"/>
          <table:table-cell table:formula="of:=MEDIAN([.$J23];[.$X23];[.$AL23])" office:value-type="float"/>
          <table:table-cell table:formula="of:=MEDIAN([.$K23];[.$Y23];[.$AM23])" office:value-type="float"/>
          <table:table-cell table:formula="of:=MEDIAN([.$L23];[.$Z23];[.$AN23])" office:value-type="float"/>
          <table:table-cell table:formula="of:=MEDIAN([.$M23];[.$AA23];[.$AO23])" office:value-type="float"/>
          <table:table-cell table:formula="of:=MEDIAN([.$N23];[.$AB23];[.$AP23])" office:value-type="float"/>
          <table:table-cell table:formula="of:=MEDIAN([.$O23];[.$AC23];[.$AQ23])" office:value-type="float"/>
          <table:table-cell table:formula="of:=MAX([.$B23];[.$P23];[.$AD23])" office:value-type="float"/>
          <table:table-cell table:formula="of:=MAX([.$C23];[.$Q23];[.$AE23])" office:value-type="float"/>
          <table:table-cell table:formula="of:=MAX([.$D23];[.$R23];[.$AF23])" office:value-type="float"/>
          <table:table-cell table:formula="of:=MAX([.$E23];[.$S23];[.$AG23])" office:value-type="float"/>
          <table:table-cell table:formula="of:=MAX([.$F23];[.$T23];[.$AH23])" office:value-type="float"/>
          <table:table-cell table:formula="of:=MAX([.$G23];[.$U23];[.$AI23])" office:value-type="float"/>
          <table:table-cell table:formula="of:=MAX([.$H23];[.$V23];[.$AJ23])" office:value-type="float"/>
          <table:table-cell table:formula="of:=MAX([.$I23];[.$W23];[.$AK23])" office:value-type="float"/>
          <table:table-cell table:formula="of:=MAX([.$J23];[.$X23];[.$AL23])" office:value-type="float"/>
          <table:table-cell table:formula="of:=MAX([.$K23];[.$Y23];[.$AM23])" office:value-type="float"/>
          <table:table-cell table:formula="of:=MAX([.$L23];[.$Z23];[.$AN23])" office:value-type="float"/>
          <table:table-cell table:formula="of:=MAX([.$M23];[.$AA23];[.$AO23])" office:value-type="float"/>
          <table:table-cell table:formula="of:=MAX([.$N23];[.$AB23];[.$AP23])" office:value-type="float"/>
          <table:table-cell table:formula="of:=MAX([.$O23];[.$AC23];[.$AQ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743901"/>
          <table:table-cell office:value-type="float" office:value="0.284"/>
          <table:table-cell office:value-type="float" office:value="0.09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1045.0"/>
          <table:table-cell office:value-type="float" office:value="2007.0"/>
          <table:table-cell office:value-type="float" office:value="14291.0"/>
          <table:table-cell office:value-type="float" office:value="44409.0"/>
          <table:table-cell office:value-type="float" office:value="1099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629483"/>
          <table:table-cell office:value-type="float" office:value="0.252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66.0"/>
          <table:table-cell office:value-type="float" office:value="1021.0"/>
          <table:table-cell office:value-type="float" office:value="14291.0"/>
          <table:table-cell office:value-type="float" office:value="44409.0"/>
          <table:table-cell office:value-type="float" office:value="1097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585594"/>
          <table:table-cell office:value-type="float" office:value="0.24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9.0"/>
          <table:table-cell office:value-type="float" office:value="9730.0"/>
          <table:table-cell office:value-type="float" office:value="30450.0"/>
          <table:table-cell office:value-type="float" office:value="9961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4];[.$P24];[.$AD24])" office:value-type="float"/>
          <table:table-cell table:formula="of:=MIN([.$C24];[.$Q24];[.$AE24])" office:value-type="float"/>
          <table:table-cell table:formula="of:=MIN([.$D24];[.$R24];[.$AF24])" office:value-type="float"/>
          <table:table-cell table:formula="of:=MIN([.$E24];[.$S24];[.$AG24])" office:value-type="float"/>
          <table:table-cell table:formula="of:=MIN([.$F24];[.$T24];[.$AH24])" office:value-type="float"/>
          <table:table-cell table:formula="of:=MIN([.$G24];[.$U24];[.$AI24])" office:value-type="float"/>
          <table:table-cell table:formula="of:=MIN([.$H24];[.$V24];[.$AJ24])" office:value-type="float"/>
          <table:table-cell table:formula="of:=MIN([.$I24];[.$W24];[.$AK24])" office:value-type="float"/>
          <table:table-cell table:formula="of:=MIN([.$J24];[.$X24];[.$AL24])" office:value-type="float"/>
          <table:table-cell table:formula="of:=MIN([.$K24];[.$Y24];[.$AM24])" office:value-type="float"/>
          <table:table-cell table:formula="of:=MIN([.$L24];[.$Z24];[.$AN24])" office:value-type="float"/>
          <table:table-cell table:formula="of:=MIN([.$M24];[.$AA24];[.$AO24])" office:value-type="float"/>
          <table:table-cell table:formula="of:=MIN([.$N24];[.$AB24];[.$AP24])" office:value-type="float"/>
          <table:table-cell table:formula="of:=MIN([.$O24];[.$AC24];[.$AQ24])" office:value-type="float"/>
          <table:table-cell table:formula="of:=MEDIAN([.$B24];[.$P24];[.$AD24])" office:value-type="float"/>
          <table:table-cell table:formula="of:=MEDIAN([.$C24];[.$Q24];[.$AE24])" office:value-type="float"/>
          <table:table-cell table:formula="of:=MEDIAN([.$D24];[.$R24];[.$AF24])" office:value-type="float"/>
          <table:table-cell table:formula="of:=MEDIAN([.$E24];[.$S24];[.$AG24])" office:value-type="float"/>
          <table:table-cell table:formula="of:=MEDIAN([.$F24];[.$T24];[.$AH24])" office:value-type="float"/>
          <table:table-cell table:formula="of:=MEDIAN([.$G24];[.$U24];[.$AI24])" office:value-type="float"/>
          <table:table-cell table:formula="of:=MEDIAN([.$H24];[.$V24];[.$AJ24])" office:value-type="float"/>
          <table:table-cell table:formula="of:=MEDIAN([.$I24];[.$W24];[.$AK24])" office:value-type="float"/>
          <table:table-cell table:formula="of:=MEDIAN([.$J24];[.$X24];[.$AL24])" office:value-type="float"/>
          <table:table-cell table:formula="of:=MEDIAN([.$K24];[.$Y24];[.$AM24])" office:value-type="float"/>
          <table:table-cell table:formula="of:=MEDIAN([.$L24];[.$Z24];[.$AN24])" office:value-type="float"/>
          <table:table-cell table:formula="of:=MEDIAN([.$M24];[.$AA24];[.$AO24])" office:value-type="float"/>
          <table:table-cell table:formula="of:=MEDIAN([.$N24];[.$AB24];[.$AP24])" office:value-type="float"/>
          <table:table-cell table:formula="of:=MEDIAN([.$O24];[.$AC24];[.$AQ24])" office:value-type="float"/>
          <table:table-cell table:formula="of:=MAX([.$B24];[.$P24];[.$AD24])" office:value-type="float"/>
          <table:table-cell table:formula="of:=MAX([.$C24];[.$Q24];[.$AE24])" office:value-type="float"/>
          <table:table-cell table:formula="of:=MAX([.$D24];[.$R24];[.$AF24])" office:value-type="float"/>
          <table:table-cell table:formula="of:=MAX([.$E24];[.$S24];[.$AG24])" office:value-type="float"/>
          <table:table-cell table:formula="of:=MAX([.$F24];[.$T24];[.$AH24])" office:value-type="float"/>
          <table:table-cell table:formula="of:=MAX([.$G24];[.$U24];[.$AI24])" office:value-type="float"/>
          <table:table-cell table:formula="of:=MAX([.$H24];[.$V24];[.$AJ24])" office:value-type="float"/>
          <table:table-cell table:formula="of:=MAX([.$I24];[.$W24];[.$AK24])" office:value-type="float"/>
          <table:table-cell table:formula="of:=MAX([.$J24];[.$X24];[.$AL24])" office:value-type="float"/>
          <table:table-cell table:formula="of:=MAX([.$K24];[.$Y24];[.$AM24])" office:value-type="float"/>
          <table:table-cell table:formula="of:=MAX([.$L24];[.$Z24];[.$AN24])" office:value-type="float"/>
          <table:table-cell table:formula="of:=MAX([.$M24];[.$AA24];[.$AO24])" office:value-type="float"/>
          <table:table-cell table:formula="of:=MAX([.$N24];[.$AB24];[.$AP24])" office:value-type="float"/>
          <table:table-cell table:formula="of:=MAX([.$O24];[.$AC24];[.$AQ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551688"/>
          <table:table-cell office:value-type="float" office:value="0.22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181.0"/>
          <table:table-cell office:value-type="float" office:value="14291.0"/>
          <table:table-cell office:value-type="float" office:value="44409.0"/>
          <table:table-cell office:value-type="float" office:value="1034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681555"/>
          <table:table-cell office:value-type="float" office:value="0.23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183.0"/>
          <table:table-cell office:value-type="float" office:value="14291.0"/>
          <table:table-cell office:value-type="float" office:value="44409.0"/>
          <table:table-cell office:value-type="float" office:value="1097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583731"/>
          <table:table-cell office:value-type="float" office:value="0.21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7.0"/>
          <table:table-cell office:value-type="float" office:value="9730.0"/>
          <table:table-cell office:value-type="float" office:value="30450.0"/>
          <table:table-cell office:value-type="float" office:value="9961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5];[.$P25];[.$AD25])" office:value-type="float"/>
          <table:table-cell table:formula="of:=MIN([.$C25];[.$Q25];[.$AE25])" office:value-type="float"/>
          <table:table-cell table:formula="of:=MIN([.$D25];[.$R25];[.$AF25])" office:value-type="float"/>
          <table:table-cell table:formula="of:=MIN([.$E25];[.$S25];[.$AG25])" office:value-type="float"/>
          <table:table-cell table:formula="of:=MIN([.$F25];[.$T25];[.$AH25])" office:value-type="float"/>
          <table:table-cell table:formula="of:=MIN([.$G25];[.$U25];[.$AI25])" office:value-type="float"/>
          <table:table-cell table:formula="of:=MIN([.$H25];[.$V25];[.$AJ25])" office:value-type="float"/>
          <table:table-cell table:formula="of:=MIN([.$I25];[.$W25];[.$AK25])" office:value-type="float"/>
          <table:table-cell table:formula="of:=MIN([.$J25];[.$X25];[.$AL25])" office:value-type="float"/>
          <table:table-cell table:formula="of:=MIN([.$K25];[.$Y25];[.$AM25])" office:value-type="float"/>
          <table:table-cell table:formula="of:=MIN([.$L25];[.$Z25];[.$AN25])" office:value-type="float"/>
          <table:table-cell table:formula="of:=MIN([.$M25];[.$AA25];[.$AO25])" office:value-type="float"/>
          <table:table-cell table:formula="of:=MIN([.$N25];[.$AB25];[.$AP25])" office:value-type="float"/>
          <table:table-cell table:formula="of:=MIN([.$O25];[.$AC25];[.$AQ25])" office:value-type="float"/>
          <table:table-cell table:formula="of:=MEDIAN([.$B25];[.$P25];[.$AD25])" office:value-type="float"/>
          <table:table-cell table:formula="of:=MEDIAN([.$C25];[.$Q25];[.$AE25])" office:value-type="float"/>
          <table:table-cell table:formula="of:=MEDIAN([.$D25];[.$R25];[.$AF25])" office:value-type="float"/>
          <table:table-cell table:formula="of:=MEDIAN([.$E25];[.$S25];[.$AG25])" office:value-type="float"/>
          <table:table-cell table:formula="of:=MEDIAN([.$F25];[.$T25];[.$AH25])" office:value-type="float"/>
          <table:table-cell table:formula="of:=MEDIAN([.$G25];[.$U25];[.$AI25])" office:value-type="float"/>
          <table:table-cell table:formula="of:=MEDIAN([.$H25];[.$V25];[.$AJ25])" office:value-type="float"/>
          <table:table-cell table:formula="of:=MEDIAN([.$I25];[.$W25];[.$AK25])" office:value-type="float"/>
          <table:table-cell table:formula="of:=MEDIAN([.$J25];[.$X25];[.$AL25])" office:value-type="float"/>
          <table:table-cell table:formula="of:=MEDIAN([.$K25];[.$Y25];[.$AM25])" office:value-type="float"/>
          <table:table-cell table:formula="of:=MEDIAN([.$L25];[.$Z25];[.$AN25])" office:value-type="float"/>
          <table:table-cell table:formula="of:=MEDIAN([.$M25];[.$AA25];[.$AO25])" office:value-type="float"/>
          <table:table-cell table:formula="of:=MEDIAN([.$N25];[.$AB25];[.$AP25])" office:value-type="float"/>
          <table:table-cell table:formula="of:=MEDIAN([.$O25];[.$AC25];[.$AQ25])" office:value-type="float"/>
          <table:table-cell table:formula="of:=MAX([.$B25];[.$P25];[.$AD25])" office:value-type="float"/>
          <table:table-cell table:formula="of:=MAX([.$C25];[.$Q25];[.$AE25])" office:value-type="float"/>
          <table:table-cell table:formula="of:=MAX([.$D25];[.$R25];[.$AF25])" office:value-type="float"/>
          <table:table-cell table:formula="of:=MAX([.$E25];[.$S25];[.$AG25])" office:value-type="float"/>
          <table:table-cell table:formula="of:=MAX([.$F25];[.$T25];[.$AH25])" office:value-type="float"/>
          <table:table-cell table:formula="of:=MAX([.$G25];[.$U25];[.$AI25])" office:value-type="float"/>
          <table:table-cell table:formula="of:=MAX([.$H25];[.$V25];[.$AJ25])" office:value-type="float"/>
          <table:table-cell table:formula="of:=MAX([.$I25];[.$W25];[.$AK25])" office:value-type="float"/>
          <table:table-cell table:formula="of:=MAX([.$J25];[.$X25];[.$AL25])" office:value-type="float"/>
          <table:table-cell table:formula="of:=MAX([.$K25];[.$Y25];[.$AM25])" office:value-type="float"/>
          <table:table-cell table:formula="of:=MAX([.$L25];[.$Z25];[.$AN25])" office:value-type="float"/>
          <table:table-cell table:formula="of:=MAX([.$M25];[.$AA25];[.$AO25])" office:value-type="float"/>
          <table:table-cell table:formula="of:=MAX([.$N25];[.$AB25];[.$AP25])" office:value-type="float"/>
          <table:table-cell table:formula="of:=MAX([.$O25];[.$AC25];[.$AQ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580799"/>
          <table:table-cell office:value-type="float" office:value="0.2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7.0"/>
          <table:table-cell office:value-type="float" office:value="319.0"/>
          <table:table-cell office:value-type="float" office:value="14291.0"/>
          <table:table-cell office:value-type="float" office:value="44409.0"/>
          <table:table-cell office:value-type="float" office:value="1109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670168"/>
          <table:table-cell office:value-type="float" office:value="0.27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5.0"/>
          <table:table-cell office:value-type="float" office:value="192.0"/>
          <table:table-cell office:value-type="float" office:value="14291.0"/>
          <table:table-cell office:value-type="float" office:value="44409.0"/>
          <table:table-cell office:value-type="float" office:value="1066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57749"/>
          <table:table-cell office:value-type="float" office:value="0.21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5.0"/>
          <table:table-cell office:value-type="float" office:value="9730.0"/>
          <table:table-cell office:value-type="float" office:value="30450.0"/>
          <table:table-cell office:value-type="float" office:value="10714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6];[.$P26];[.$AD26])" office:value-type="float"/>
          <table:table-cell table:formula="of:=MIN([.$C26];[.$Q26];[.$AE26])" office:value-type="float"/>
          <table:table-cell table:formula="of:=MIN([.$D26];[.$R26];[.$AF26])" office:value-type="float"/>
          <table:table-cell table:formula="of:=MIN([.$E26];[.$S26];[.$AG26])" office:value-type="float"/>
          <table:table-cell table:formula="of:=MIN([.$F26];[.$T26];[.$AH26])" office:value-type="float"/>
          <table:table-cell table:formula="of:=MIN([.$G26];[.$U26];[.$AI26])" office:value-type="float"/>
          <table:table-cell table:formula="of:=MIN([.$H26];[.$V26];[.$AJ26])" office:value-type="float"/>
          <table:table-cell table:formula="of:=MIN([.$I26];[.$W26];[.$AK26])" office:value-type="float"/>
          <table:table-cell table:formula="of:=MIN([.$J26];[.$X26];[.$AL26])" office:value-type="float"/>
          <table:table-cell table:formula="of:=MIN([.$K26];[.$Y26];[.$AM26])" office:value-type="float"/>
          <table:table-cell table:formula="of:=MIN([.$L26];[.$Z26];[.$AN26])" office:value-type="float"/>
          <table:table-cell table:formula="of:=MIN([.$M26];[.$AA26];[.$AO26])" office:value-type="float"/>
          <table:table-cell table:formula="of:=MIN([.$N26];[.$AB26];[.$AP26])" office:value-type="float"/>
          <table:table-cell table:formula="of:=MIN([.$O26];[.$AC26];[.$AQ26])" office:value-type="float"/>
          <table:table-cell table:formula="of:=MEDIAN([.$B26];[.$P26];[.$AD26])" office:value-type="float"/>
          <table:table-cell table:formula="of:=MEDIAN([.$C26];[.$Q26];[.$AE26])" office:value-type="float"/>
          <table:table-cell table:formula="of:=MEDIAN([.$D26];[.$R26];[.$AF26])" office:value-type="float"/>
          <table:table-cell table:formula="of:=MEDIAN([.$E26];[.$S26];[.$AG26])" office:value-type="float"/>
          <table:table-cell table:formula="of:=MEDIAN([.$F26];[.$T26];[.$AH26])" office:value-type="float"/>
          <table:table-cell table:formula="of:=MEDIAN([.$G26];[.$U26];[.$AI26])" office:value-type="float"/>
          <table:table-cell table:formula="of:=MEDIAN([.$H26];[.$V26];[.$AJ26])" office:value-type="float"/>
          <table:table-cell table:formula="of:=MEDIAN([.$I26];[.$W26];[.$AK26])" office:value-type="float"/>
          <table:table-cell table:formula="of:=MEDIAN([.$J26];[.$X26];[.$AL26])" office:value-type="float"/>
          <table:table-cell table:formula="of:=MEDIAN([.$K26];[.$Y26];[.$AM26])" office:value-type="float"/>
          <table:table-cell table:formula="of:=MEDIAN([.$L26];[.$Z26];[.$AN26])" office:value-type="float"/>
          <table:table-cell table:formula="of:=MEDIAN([.$M26];[.$AA26];[.$AO26])" office:value-type="float"/>
          <table:table-cell table:formula="of:=MEDIAN([.$N26];[.$AB26];[.$AP26])" office:value-type="float"/>
          <table:table-cell table:formula="of:=MEDIAN([.$O26];[.$AC26];[.$AQ26])" office:value-type="float"/>
          <table:table-cell table:formula="of:=MAX([.$B26];[.$P26];[.$AD26])" office:value-type="float"/>
          <table:table-cell table:formula="of:=MAX([.$C26];[.$Q26];[.$AE26])" office:value-type="float"/>
          <table:table-cell table:formula="of:=MAX([.$D26];[.$R26];[.$AF26])" office:value-type="float"/>
          <table:table-cell table:formula="of:=MAX([.$E26];[.$S26];[.$AG26])" office:value-type="float"/>
          <table:table-cell table:formula="of:=MAX([.$F26];[.$T26];[.$AH26])" office:value-type="float"/>
          <table:table-cell table:formula="of:=MAX([.$G26];[.$U26];[.$AI26])" office:value-type="float"/>
          <table:table-cell table:formula="of:=MAX([.$H26];[.$V26];[.$AJ26])" office:value-type="float"/>
          <table:table-cell table:formula="of:=MAX([.$I26];[.$W26];[.$AK26])" office:value-type="float"/>
          <table:table-cell table:formula="of:=MAX([.$J26];[.$X26];[.$AL26])" office:value-type="float"/>
          <table:table-cell table:formula="of:=MAX([.$K26];[.$Y26];[.$AM26])" office:value-type="float"/>
          <table:table-cell table:formula="of:=MAX([.$L26];[.$Z26];[.$AN26])" office:value-type="float"/>
          <table:table-cell table:formula="of:=MAX([.$M26];[.$AA26];[.$AO26])" office:value-type="float"/>
          <table:table-cell table:formula="of:=MAX([.$N26];[.$AB26];[.$AP26])" office:value-type="float"/>
          <table:table-cell table:formula="of:=MAX([.$O26];[.$AC26];[.$AQ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646904"/>
          <table:table-cell office:value-type="float" office:value="0.31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3.0"/>
          <table:table-cell office:value-type="float" office:value="149.0"/>
          <table:table-cell office:value-type="float" office:value="14291.0"/>
          <table:table-cell office:value-type="float" office:value="44409.0"/>
          <table:table-cell office:value-type="float" office:value="1067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639844"/>
          <table:table-cell office:value-type="float" office:value="0.2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0.0"/>
          <table:table-cell office:value-type="float" office:value="360.0"/>
          <table:table-cell office:value-type="float" office:value="14291.0"/>
          <table:table-cell office:value-type="float" office:value="44409.0"/>
          <table:table-cell office:value-type="float" office:value="1079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611218"/>
          <table:table-cell office:value-type="float" office:value="0.23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2.0"/>
          <table:table-cell office:value-type="float" office:value="9730.0"/>
          <table:table-cell office:value-type="float" office:value="30450.0"/>
          <table:table-cell office:value-type="float" office:value="9961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7];[.$P27];[.$AD27])" office:value-type="float"/>
          <table:table-cell table:formula="of:=MIN([.$C27];[.$Q27];[.$AE27])" office:value-type="float"/>
          <table:table-cell table:formula="of:=MIN([.$D27];[.$R27];[.$AF27])" office:value-type="float"/>
          <table:table-cell table:formula="of:=MIN([.$E27];[.$S27];[.$AG27])" office:value-type="float"/>
          <table:table-cell table:formula="of:=MIN([.$F27];[.$T27];[.$AH27])" office:value-type="float"/>
          <table:table-cell table:formula="of:=MIN([.$G27];[.$U27];[.$AI27])" office:value-type="float"/>
          <table:table-cell table:formula="of:=MIN([.$H27];[.$V27];[.$AJ27])" office:value-type="float"/>
          <table:table-cell table:formula="of:=MIN([.$I27];[.$W27];[.$AK27])" office:value-type="float"/>
          <table:table-cell table:formula="of:=MIN([.$J27];[.$X27];[.$AL27])" office:value-type="float"/>
          <table:table-cell table:formula="of:=MIN([.$K27];[.$Y27];[.$AM27])" office:value-type="float"/>
          <table:table-cell table:formula="of:=MIN([.$L27];[.$Z27];[.$AN27])" office:value-type="float"/>
          <table:table-cell table:formula="of:=MIN([.$M27];[.$AA27];[.$AO27])" office:value-type="float"/>
          <table:table-cell table:formula="of:=MIN([.$N27];[.$AB27];[.$AP27])" office:value-type="float"/>
          <table:table-cell table:formula="of:=MIN([.$O27];[.$AC27];[.$AQ27])" office:value-type="float"/>
          <table:table-cell table:formula="of:=MEDIAN([.$B27];[.$P27];[.$AD27])" office:value-type="float"/>
          <table:table-cell table:formula="of:=MEDIAN([.$C27];[.$Q27];[.$AE27])" office:value-type="float"/>
          <table:table-cell table:formula="of:=MEDIAN([.$D27];[.$R27];[.$AF27])" office:value-type="float"/>
          <table:table-cell table:formula="of:=MEDIAN([.$E27];[.$S27];[.$AG27])" office:value-type="float"/>
          <table:table-cell table:formula="of:=MEDIAN([.$F27];[.$T27];[.$AH27])" office:value-type="float"/>
          <table:table-cell table:formula="of:=MEDIAN([.$G27];[.$U27];[.$AI27])" office:value-type="float"/>
          <table:table-cell table:formula="of:=MEDIAN([.$H27];[.$V27];[.$AJ27])" office:value-type="float"/>
          <table:table-cell table:formula="of:=MEDIAN([.$I27];[.$W27];[.$AK27])" office:value-type="float"/>
          <table:table-cell table:formula="of:=MEDIAN([.$J27];[.$X27];[.$AL27])" office:value-type="float"/>
          <table:table-cell table:formula="of:=MEDIAN([.$K27];[.$Y27];[.$AM27])" office:value-type="float"/>
          <table:table-cell table:formula="of:=MEDIAN([.$L27];[.$Z27];[.$AN27])" office:value-type="float"/>
          <table:table-cell table:formula="of:=MEDIAN([.$M27];[.$AA27];[.$AO27])" office:value-type="float"/>
          <table:table-cell table:formula="of:=MEDIAN([.$N27];[.$AB27];[.$AP27])" office:value-type="float"/>
          <table:table-cell table:formula="of:=MEDIAN([.$O27];[.$AC27];[.$AQ27])" office:value-type="float"/>
          <table:table-cell table:formula="of:=MAX([.$B27];[.$P27];[.$AD27])" office:value-type="float"/>
          <table:table-cell table:formula="of:=MAX([.$C27];[.$Q27];[.$AE27])" office:value-type="float"/>
          <table:table-cell table:formula="of:=MAX([.$D27];[.$R27];[.$AF27])" office:value-type="float"/>
          <table:table-cell table:formula="of:=MAX([.$E27];[.$S27];[.$AG27])" office:value-type="float"/>
          <table:table-cell table:formula="of:=MAX([.$F27];[.$T27];[.$AH27])" office:value-type="float"/>
          <table:table-cell table:formula="of:=MAX([.$G27];[.$U27];[.$AI27])" office:value-type="float"/>
          <table:table-cell table:formula="of:=MAX([.$H27];[.$V27];[.$AJ27])" office:value-type="float"/>
          <table:table-cell table:formula="of:=MAX([.$I27];[.$W27];[.$AK27])" office:value-type="float"/>
          <table:table-cell table:formula="of:=MAX([.$J27];[.$X27];[.$AL27])" office:value-type="float"/>
          <table:table-cell table:formula="of:=MAX([.$K27];[.$Y27];[.$AM27])" office:value-type="float"/>
          <table:table-cell table:formula="of:=MAX([.$L27];[.$Z27];[.$AN27])" office:value-type="float"/>
          <table:table-cell table:formula="of:=MAX([.$M27];[.$AA27];[.$AO27])" office:value-type="float"/>
          <table:table-cell table:formula="of:=MAX([.$N27];[.$AB27];[.$AP27])" office:value-type="float"/>
          <table:table-cell table:formula="of:=MAX([.$O27];[.$AC27];[.$AQ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  <table:table-cell table:formula="of:=SUM([.CB3:.CB27])" office:value-type="float"/>
          <table:table-cell table:formula="of:=SUM([.CC3:.CC27])" office:value-type="float"/>
          <table:table-cell table:formula="of:=SUM([.CD3:.CD27])" office:value-type="float"/>
          <table:table-cell table:formula="of:=SUM([.CE3:.CE27])" office:value-type="float"/>
          <table:table-cell table:formula="of:=SUM([.CF3:.CF27])" office:value-type="float"/>
          <table:table-cell table:formula="of:=SUM([.CG3:.CG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  <table:table-cell table:formula="of:=AVERAGE([.CB3:.CB27])" office:value-type="float"/>
          <table:table-cell table:formula="of:=AVERAGE([.CC3:.CC27])" office:value-type="float"/>
          <table:table-cell table:formula="of:=AVERAGE([.CD3:.CD27])" office:value-type="float"/>
          <table:table-cell table:formula="of:=AVERAGE([.CE3:.CE27])" office:value-type="float"/>
          <table:table-cell table:formula="of:=AVERAGE([.CF3:.CF27])" office:value-type="float"/>
          <table:table-cell table:formula="of:=AVERAGE([.CG3:.CG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  <table:table-cell table:formula="of:=STDEV([.CB3:.CB27])" office:value-type="float"/>
          <table:table-cell table:formula="of:=STDEV([.CC3:.CC27])" office:value-type="float"/>
          <table:table-cell table:formula="of:=STDEV([.CD3:.CD27])" office:value-type="float"/>
          <table:table-cell table:formula="of:=STDEV([.CE3:.CE27])" office:value-type="float"/>
          <table:table-cell table:formula="of:=STDEV([.CF3:.CF27])" office:value-type="float"/>
          <table:table-cell table:formula="of:=STDEV([.CG3:.CG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AR3:.$AR27])^2)^0.5" office:value-type="float"/>
          <table:table-cell table:number-matrix-columns-spanned="1" table:number-matrix-rows-spanned="1" table:formula="of:=SUM(([.C3:.C27]-[.$AS3:.$AS27])^2)^0.5" office:value-type="float"/>
          <table:table-cell table:number-matrix-columns-spanned="1" table:number-matrix-rows-spanned="1" table:formula="of:=SUM(([.D3:.D27]-[.$AT3:.$AT27])^2)^0.5" office:value-type="float"/>
          <table:table-cell table:number-matrix-columns-spanned="1" table:number-matrix-rows-spanned="1" table:formula="of:=SUM(([.E3:.E27]-[.$AU3:.$AU27])^2)^0.5" office:value-type="float"/>
          <table:table-cell table:number-matrix-columns-spanned="1" table:number-matrix-rows-spanned="1" table:formula="of:=SUM(([.F3:.F27]-[.$AV3:.$AV27])^2)^0.5" office:value-type="float"/>
          <table:table-cell table:number-matrix-columns-spanned="1" table:number-matrix-rows-spanned="1" table:formula="of:=SUM(([.G3:.G27]-[.$AW3:.$AW27])^2)^0.5" office:value-type="float"/>
          <table:table-cell table:number-matrix-columns-spanned="1" table:number-matrix-rows-spanned="1" table:formula="of:=SUM(([.H3:.H27]-[.$AX3:.$AX27])^2)^0.5" office:value-type="float"/>
          <table:table-cell table:number-matrix-columns-spanned="1" table:number-matrix-rows-spanned="1" table:formula="of:=SUM(([.I3:.I27]-[.$AY3:.$AY27])^2)^0.5" office:value-type="float"/>
          <table:table-cell table:number-matrix-columns-spanned="1" table:number-matrix-rows-spanned="1" table:formula="of:=SUM(([.J3:.J27]-[.$AZ3:.$AZ27])^2)^0.5" office:value-type="float"/>
          <table:table-cell table:number-matrix-columns-spanned="1" table:number-matrix-rows-spanned="1" table:formula="of:=SUM(([.K3:.K27]-[.$BA3:.$BA27])^2)^0.5" office:value-type="float"/>
          <table:table-cell table:number-matrix-columns-spanned="1" table:number-matrix-rows-spanned="1" table:formula="of:=SUM(([.L3:.L27]-[.$BB3:.$BB27])^2)^0.5" office:value-type="float"/>
          <table:table-cell table:number-matrix-columns-spanned="1" table:number-matrix-rows-spanned="1" table:formula="of:=SUM(([.M3:.M27]-[.$BC3:.$BC27])^2)^0.5" office:value-type="float"/>
          <table:table-cell table:number-matrix-columns-spanned="1" table:number-matrix-rows-spanned="1" table:formula="of:=SUM(([.N3:.N27]-[.$BD3:.$BD27])^2)^0.5" office:value-type="float"/>
          <table:table-cell table:number-matrix-columns-spanned="1" table:number-matrix-rows-spanned="1" table:formula="of:=SUM(([.O3:.O27]-[.$BE3:.$BE27])^2)^0.5" office:value-type="float"/>
          <table:table-cell table:number-matrix-columns-spanned="1" table:number-matrix-rows-spanned="1" table:formula="of:=SUM(([.P3:.P27]-[.$AR3:.$AR27])^2)^0.5" office:value-type="float"/>
          <table:table-cell table:number-matrix-columns-spanned="1" table:number-matrix-rows-spanned="1" table:formula="of:=SUM(([.Q3:.Q27]-[.$AS3:.$AS27])^2)^0.5" office:value-type="float"/>
          <table:table-cell table:number-matrix-columns-spanned="1" table:number-matrix-rows-spanned="1" table:formula="of:=SUM(([.R3:.R27]-[.$AT3:.$AT27])^2)^0.5" office:value-type="float"/>
          <table:table-cell table:number-matrix-columns-spanned="1" table:number-matrix-rows-spanned="1" table:formula="of:=SUM(([.S3:.S27]-[.$AU3:.$AU27])^2)^0.5" office:value-type="float"/>
          <table:table-cell table:number-matrix-columns-spanned="1" table:number-matrix-rows-spanned="1" table:formula="of:=SUM(([.T3:.T27]-[.$AV3:.$AV27])^2)^0.5" office:value-type="float"/>
          <table:table-cell table:number-matrix-columns-spanned="1" table:number-matrix-rows-spanned="1" table:formula="of:=SUM(([.U3:.U27]-[.$AW3:.$AW27])^2)^0.5" office:value-type="float"/>
          <table:table-cell table:number-matrix-columns-spanned="1" table:number-matrix-rows-spanned="1" table:formula="of:=SUM(([.V3:.V27]-[.$AX3:.$AX27])^2)^0.5" office:value-type="float"/>
          <table:table-cell table:number-matrix-columns-spanned="1" table:number-matrix-rows-spanned="1" table:formula="of:=SUM(([.W3:.W27]-[.$AY3:.$AY27])^2)^0.5" office:value-type="float"/>
          <table:table-cell table:number-matrix-columns-spanned="1" table:number-matrix-rows-spanned="1" table:formula="of:=SUM(([.X3:.X27]-[.$AZ3:.$AZ27])^2)^0.5" office:value-type="float"/>
          <table:table-cell table:number-matrix-columns-spanned="1" table:number-matrix-rows-spanned="1" table:formula="of:=SUM(([.Y3:.Y27]-[.$BA3:.$BA27])^2)^0.5" office:value-type="float"/>
          <table:table-cell table:number-matrix-columns-spanned="1" table:number-matrix-rows-spanned="1" table:formula="of:=SUM(([.Z3:.Z27]-[.$BB3:.$BB27])^2)^0.5" office:value-type="float"/>
          <table:table-cell table:number-matrix-columns-spanned="1" table:number-matrix-rows-spanned="1" table:formula="of:=SUM(([.AA3:.AA27]-[.$BC3:.$BC27])^2)^0.5" office:value-type="float"/>
          <table:table-cell table:number-matrix-columns-spanned="1" table:number-matrix-rows-spanned="1" table:formula="of:=SUM(([.AB3:.AB27]-[.$BD3:.$BD27])^2)^0.5" office:value-type="float"/>
          <table:table-cell table:number-matrix-columns-spanned="1" table:number-matrix-rows-spanned="1" table:formula="of:=SUM(([.AC3:.AC27]-[.$BE3:.$BE27])^2)^0.5" office:value-type="float"/>
          <table:table-cell table:number-matrix-columns-spanned="1" table:number-matrix-rows-spanned="1" table:formula="of:=SUM(([.AD3:.AD27]-[.$AR3:.$AR27])^2)^0.5" office:value-type="float"/>
          <table:table-cell table:number-matrix-columns-spanned="1" table:number-matrix-rows-spanned="1" table:formula="of:=SUM(([.AE3:.AE27]-[.$AS3:.$AS27])^2)^0.5" office:value-type="float"/>
          <table:table-cell table:number-matrix-columns-spanned="1" table:number-matrix-rows-spanned="1" table:formula="of:=SUM(([.AF3:.AF27]-[.$AT3:.$AT27])^2)^0.5" office:value-type="float"/>
          <table:table-cell table:number-matrix-columns-spanned="1" table:number-matrix-rows-spanned="1" table:formula="of:=SUM(([.AG3:.AG27]-[.$AU3:.$AU27])^2)^0.5" office:value-type="float"/>
          <table:table-cell table:number-matrix-columns-spanned="1" table:number-matrix-rows-spanned="1" table:formula="of:=SUM(([.AH3:.AH27]-[.$AV3:.$AV27])^2)^0.5" office:value-type="float"/>
          <table:table-cell table:number-matrix-columns-spanned="1" table:number-matrix-rows-spanned="1" table:formula="of:=SUM(([.AI3:.AI27]-[.$AW3:.$AW27])^2)^0.5" office:value-type="float"/>
          <table:table-cell table:number-matrix-columns-spanned="1" table:number-matrix-rows-spanned="1" table:formula="of:=SUM(([.AJ3:.AJ27]-[.$AX3:.$AX27])^2)^0.5" office:value-type="float"/>
          <table:table-cell table:number-matrix-columns-spanned="1" table:number-matrix-rows-spanned="1" table:formula="of:=SUM(([.AK3:.AK27]-[.$AY3:.$AY27])^2)^0.5" office:value-type="float"/>
          <table:table-cell table:number-matrix-columns-spanned="1" table:number-matrix-rows-spanned="1" table:formula="of:=SUM(([.AL3:.AL27]-[.$AZ3:.$AZ27])^2)^0.5" office:value-type="float"/>
          <table:table-cell table:number-matrix-columns-spanned="1" table:number-matrix-rows-spanned="1" table:formula="of:=SUM(([.AM3:.AM27]-[.$BA3:.$BA27])^2)^0.5" office:value-type="float"/>
          <table:table-cell table:number-matrix-columns-spanned="1" table:number-matrix-rows-spanned="1" table:formula="of:=SUM(([.AN3:.AN27]-[.$BB3:.$BB27])^2)^0.5" office:value-type="float"/>
          <table:table-cell table:number-matrix-columns-spanned="1" table:number-matrix-rows-spanned="1" table:formula="of:=SUM(([.AO3:.AO27]-[.$BC3:.$BC27])^2)^0.5" office:value-type="float"/>
          <table:table-cell table:number-matrix-columns-spanned="1" table:number-matrix-rows-spanned="1" table:formula="of:=SUM(([.AP3:.AP27]-[.$BD3:.$BD27])^2)^0.5" office:value-type="float"/>
          <table:table-cell table:number-matrix-columns-spanned="1" table:number-matrix-rows-spanned="1" table:formula="of:=SUM(([.AQ3:.AQ27]-[.$BE3:.$BE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AR3:.$AR27])" office:value-type="float"/>
          <table:table-cell table:number-matrix-columns-spanned="1" table:number-matrix-rows-spanned="1" table:formula="of:=SUM([.C3:.C27]=[.$AS3:.$AS27])" office:value-type="float"/>
          <table:table-cell table:number-matrix-columns-spanned="1" table:number-matrix-rows-spanned="1" table:formula="of:=SUM([.D3:.D27]=[.$AT3:.$AT27])" office:value-type="float"/>
          <table:table-cell table:number-matrix-columns-spanned="1" table:number-matrix-rows-spanned="1" table:formula="of:=SUM([.E3:.E27]=[.$AU3:.$AU27])" office:value-type="float"/>
          <table:table-cell table:number-matrix-columns-spanned="1" table:number-matrix-rows-spanned="1" table:formula="of:=SUM([.F3:.F27]=[.$AV3:.$AV27])" office:value-type="float"/>
          <table:table-cell table:number-matrix-columns-spanned="1" table:number-matrix-rows-spanned="1" table:formula="of:=SUM([.G3:.G27]=[.$AW3:.$AW27])" office:value-type="float"/>
          <table:table-cell table:number-matrix-columns-spanned="1" table:number-matrix-rows-spanned="1" table:formula="of:=SUM([.H3:.H27]=[.$AX3:.$AX27])" office:value-type="float"/>
          <table:table-cell table:number-matrix-columns-spanned="1" table:number-matrix-rows-spanned="1" table:formula="of:=SUM([.I3:.I27]=[.$AY3:.$AY27])" office:value-type="float"/>
          <table:table-cell table:number-matrix-columns-spanned="1" table:number-matrix-rows-spanned="1" table:formula="of:=SUM([.J3:.J27]=[.$AZ3:.$AZ27])" office:value-type="float"/>
          <table:table-cell table:number-matrix-columns-spanned="1" table:number-matrix-rows-spanned="1" table:formula="of:=SUM([.K3:.K27]=[.$BA3:.$BA27])" office:value-type="float"/>
          <table:table-cell table:number-matrix-columns-spanned="1" table:number-matrix-rows-spanned="1" table:formula="of:=SUM([.L3:.L27]=[.$BB3:.$BB27])" office:value-type="float"/>
          <table:table-cell table:number-matrix-columns-spanned="1" table:number-matrix-rows-spanned="1" table:formula="of:=SUM([.M3:.M27]=[.$BC3:.$BC27])" office:value-type="float"/>
          <table:table-cell table:number-matrix-columns-spanned="1" table:number-matrix-rows-spanned="1" table:formula="of:=SUM([.N3:.N27]=[.$BD3:.$BD27])" office:value-type="float"/>
          <table:table-cell table:number-matrix-columns-spanned="1" table:number-matrix-rows-spanned="1" table:formula="of:=SUM([.O3:.O27]=[.$BE3:.$BE27])" office:value-type="float"/>
          <table:table-cell table:number-matrix-columns-spanned="1" table:number-matrix-rows-spanned="1" table:formula="of:=SUM([.P3:.P27]=[.$AR3:.$AR27])" office:value-type="float"/>
          <table:table-cell table:number-matrix-columns-spanned="1" table:number-matrix-rows-spanned="1" table:formula="of:=SUM([.Q3:.Q27]=[.$AS3:.$AS27])" office:value-type="float"/>
          <table:table-cell table:number-matrix-columns-spanned="1" table:number-matrix-rows-spanned="1" table:formula="of:=SUM([.R3:.R27]=[.$AT3:.$AT27])" office:value-type="float"/>
          <table:table-cell table:number-matrix-columns-spanned="1" table:number-matrix-rows-spanned="1" table:formula="of:=SUM([.S3:.S27]=[.$AU3:.$AU27])" office:value-type="float"/>
          <table:table-cell table:number-matrix-columns-spanned="1" table:number-matrix-rows-spanned="1" table:formula="of:=SUM([.T3:.T27]=[.$AV3:.$AV27])" office:value-type="float"/>
          <table:table-cell table:number-matrix-columns-spanned="1" table:number-matrix-rows-spanned="1" table:formula="of:=SUM([.U3:.U27]=[.$AW3:.$AW27])" office:value-type="float"/>
          <table:table-cell table:number-matrix-columns-spanned="1" table:number-matrix-rows-spanned="1" table:formula="of:=SUM([.V3:.V27]=[.$AX3:.$AX27])" office:value-type="float"/>
          <table:table-cell table:number-matrix-columns-spanned="1" table:number-matrix-rows-spanned="1" table:formula="of:=SUM([.W3:.W27]=[.$AY3:.$AY27])" office:value-type="float"/>
          <table:table-cell table:number-matrix-columns-spanned="1" table:number-matrix-rows-spanned="1" table:formula="of:=SUM([.X3:.X27]=[.$AZ3:.$AZ27])" office:value-type="float"/>
          <table:table-cell table:number-matrix-columns-spanned="1" table:number-matrix-rows-spanned="1" table:formula="of:=SUM([.Y3:.Y27]=[.$BA3:.$BA27])" office:value-type="float"/>
          <table:table-cell table:number-matrix-columns-spanned="1" table:number-matrix-rows-spanned="1" table:formula="of:=SUM([.Z3:.Z27]=[.$BB3:.$BB27])" office:value-type="float"/>
          <table:table-cell table:number-matrix-columns-spanned="1" table:number-matrix-rows-spanned="1" table:formula="of:=SUM([.AA3:.AA27]=[.$BC3:.$BC27])" office:value-type="float"/>
          <table:table-cell table:number-matrix-columns-spanned="1" table:number-matrix-rows-spanned="1" table:formula="of:=SUM([.AB3:.AB27]=[.$BD3:.$BD27])" office:value-type="float"/>
          <table:table-cell table:number-matrix-columns-spanned="1" table:number-matrix-rows-spanned="1" table:formula="of:=SUM([.AC3:.AC27]=[.$BE3:.$BE27])" office:value-type="float"/>
          <table:table-cell table:number-matrix-columns-spanned="1" table:number-matrix-rows-spanned="1" table:formula="of:=SUM([.AD3:.AD27]=[.$AR3:.$AR27])" office:value-type="float"/>
          <table:table-cell table:number-matrix-columns-spanned="1" table:number-matrix-rows-spanned="1" table:formula="of:=SUM([.AE3:.AE27]=[.$AS3:.$AS27])" office:value-type="float"/>
          <table:table-cell table:number-matrix-columns-spanned="1" table:number-matrix-rows-spanned="1" table:formula="of:=SUM([.AF3:.AF27]=[.$AT3:.$AT27])" office:value-type="float"/>
          <table:table-cell table:number-matrix-columns-spanned="1" table:number-matrix-rows-spanned="1" table:formula="of:=SUM([.AG3:.AG27]=[.$AU3:.$AU27])" office:value-type="float"/>
          <table:table-cell table:number-matrix-columns-spanned="1" table:number-matrix-rows-spanned="1" table:formula="of:=SUM([.AH3:.AH27]=[.$AV3:.$AV27])" office:value-type="float"/>
          <table:table-cell table:number-matrix-columns-spanned="1" table:number-matrix-rows-spanned="1" table:formula="of:=SUM([.AI3:.AI27]=[.$AW3:.$AW27])" office:value-type="float"/>
          <table:table-cell table:number-matrix-columns-spanned="1" table:number-matrix-rows-spanned="1" table:formula="of:=SUM([.AJ3:.AJ27]=[.$AX3:.$AX27])" office:value-type="float"/>
          <table:table-cell table:number-matrix-columns-spanned="1" table:number-matrix-rows-spanned="1" table:formula="of:=SUM([.AK3:.AK27]=[.$AY3:.$AY27])" office:value-type="float"/>
          <table:table-cell table:number-matrix-columns-spanned="1" table:number-matrix-rows-spanned="1" table:formula="of:=SUM([.AL3:.AL27]=[.$AZ3:.$AZ27])" office:value-type="float"/>
          <table:table-cell table:number-matrix-columns-spanned="1" table:number-matrix-rows-spanned="1" table:formula="of:=SUM([.AM3:.AM27]=[.$BA3:.$BA27])" office:value-type="float"/>
          <table:table-cell table:number-matrix-columns-spanned="1" table:number-matrix-rows-spanned="1" table:formula="of:=SUM([.AN3:.AN27]=[.$BB3:.$BB27])" office:value-type="float"/>
          <table:table-cell table:number-matrix-columns-spanned="1" table:number-matrix-rows-spanned="1" table:formula="of:=SUM([.AO3:.AO27]=[.$BC3:.$BC27])" office:value-type="float"/>
          <table:table-cell table:number-matrix-columns-spanned="1" table:number-matrix-rows-spanned="1" table:formula="of:=SUM([.AP3:.AP27]=[.$BD3:.$BD27])" office:value-type="float"/>
          <table:table-cell table:number-matrix-columns-spanned="1" table:number-matrix-rows-spanned="1" table:formula="of:=SUM([.AQ3:.AQ27]=[.$BE3:.$BE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BF3:.$BF27])" office:value-type="float"/>
          <table:table-cell table:number-matrix-columns-spanned="1" table:number-matrix-rows-spanned="1" table:formula="of:=SUM([.C3:.C27]&lt;[.$BG3:.$BG27])" office:value-type="float"/>
          <table:table-cell table:number-matrix-columns-spanned="1" table:number-matrix-rows-spanned="1" table:formula="of:=SUM([.D3:.D27]&lt;[.$BH3:.$BH27])" office:value-type="float"/>
          <table:table-cell table:number-matrix-columns-spanned="1" table:number-matrix-rows-spanned="1" table:formula="of:=SUM([.E3:.E27]&lt;[.$BI3:.$BI27])" office:value-type="float"/>
          <table:table-cell table:number-matrix-columns-spanned="1" table:number-matrix-rows-spanned="1" table:formula="of:=SUM([.F3:.F27]&lt;[.$BJ3:.$BJ27])" office:value-type="float"/>
          <table:table-cell table:number-matrix-columns-spanned="1" table:number-matrix-rows-spanned="1" table:formula="of:=SUM([.G3:.G27]&lt;[.$BK3:.$BK27])" office:value-type="float"/>
          <table:table-cell table:number-matrix-columns-spanned="1" table:number-matrix-rows-spanned="1" table:formula="of:=SUM([.H3:.H27]&lt;[.$BL3:.$BL27])" office:value-type="float"/>
          <table:table-cell table:number-matrix-columns-spanned="1" table:number-matrix-rows-spanned="1" table:formula="of:=SUM([.I3:.I27]&lt;[.$BM3:.$BM27])" office:value-type="float"/>
          <table:table-cell table:number-matrix-columns-spanned="1" table:number-matrix-rows-spanned="1" table:formula="of:=SUM([.J3:.J27]&lt;[.$BN3:.$BN27])" office:value-type="float"/>
          <table:table-cell table:number-matrix-columns-spanned="1" table:number-matrix-rows-spanned="1" table:formula="of:=SUM([.K3:.K27]&lt;[.$BO3:.$BO27])" office:value-type="float"/>
          <table:table-cell table:number-matrix-columns-spanned="1" table:number-matrix-rows-spanned="1" table:formula="of:=SUM([.L3:.L27]&lt;[.$BP3:.$BP27])" office:value-type="float"/>
          <table:table-cell table:number-matrix-columns-spanned="1" table:number-matrix-rows-spanned="1" table:formula="of:=SUM([.M3:.M27]&lt;[.$BQ3:.$BQ27])" office:value-type="float"/>
          <table:table-cell table:number-matrix-columns-spanned="1" table:number-matrix-rows-spanned="1" table:formula="of:=SUM([.N3:.N27]&lt;[.$BR3:.$BR27])" office:value-type="float"/>
          <table:table-cell table:number-matrix-columns-spanned="1" table:number-matrix-rows-spanned="1" table:formula="of:=SUM([.O3:.O27]&lt;[.$BS3:.$BS27])" office:value-type="float"/>
          <table:table-cell table:number-matrix-columns-spanned="1" table:number-matrix-rows-spanned="1" table:formula="of:=SUM([.P3:.P27]&lt;[.$BF3:.$BF27])" office:value-type="float"/>
          <table:table-cell table:number-matrix-columns-spanned="1" table:number-matrix-rows-spanned="1" table:formula="of:=SUM([.Q3:.Q27]&lt;[.$BG3:.$BG27])" office:value-type="float"/>
          <table:table-cell table:number-matrix-columns-spanned="1" table:number-matrix-rows-spanned="1" table:formula="of:=SUM([.R3:.R27]&lt;[.$BH3:.$BH27])" office:value-type="float"/>
          <table:table-cell table:number-matrix-columns-spanned="1" table:number-matrix-rows-spanned="1" table:formula="of:=SUM([.S3:.S27]&lt;[.$BI3:.$BI27])" office:value-type="float"/>
          <table:table-cell table:number-matrix-columns-spanned="1" table:number-matrix-rows-spanned="1" table:formula="of:=SUM([.T3:.T27]&lt;[.$BJ3:.$BJ27])" office:value-type="float"/>
          <table:table-cell table:number-matrix-columns-spanned="1" table:number-matrix-rows-spanned="1" table:formula="of:=SUM([.U3:.U27]&lt;[.$BK3:.$BK27])" office:value-type="float"/>
          <table:table-cell table:number-matrix-columns-spanned="1" table:number-matrix-rows-spanned="1" table:formula="of:=SUM([.V3:.V27]&lt;[.$BL3:.$BL27])" office:value-type="float"/>
          <table:table-cell table:number-matrix-columns-spanned="1" table:number-matrix-rows-spanned="1" table:formula="of:=SUM([.W3:.W27]&lt;[.$BM3:.$BM27])" office:value-type="float"/>
          <table:table-cell table:number-matrix-columns-spanned="1" table:number-matrix-rows-spanned="1" table:formula="of:=SUM([.X3:.X27]&lt;[.$BN3:.$BN27])" office:value-type="float"/>
          <table:table-cell table:number-matrix-columns-spanned="1" table:number-matrix-rows-spanned="1" table:formula="of:=SUM([.Y3:.Y27]&lt;[.$BO3:.$BO27])" office:value-type="float"/>
          <table:table-cell table:number-matrix-columns-spanned="1" table:number-matrix-rows-spanned="1" table:formula="of:=SUM([.Z3:.Z27]&lt;[.$BP3:.$BP27])" office:value-type="float"/>
          <table:table-cell table:number-matrix-columns-spanned="1" table:number-matrix-rows-spanned="1" table:formula="of:=SUM([.AA3:.AA27]&lt;[.$BQ3:.$BQ27])" office:value-type="float"/>
          <table:table-cell table:number-matrix-columns-spanned="1" table:number-matrix-rows-spanned="1" table:formula="of:=SUM([.AB3:.AB27]&lt;[.$BR3:.$BR27])" office:value-type="float"/>
          <table:table-cell table:number-matrix-columns-spanned="1" table:number-matrix-rows-spanned="1" table:formula="of:=SUM([.AC3:.AC27]&lt;[.$BS3:.$BS27])" office:value-type="float"/>
          <table:table-cell table:number-matrix-columns-spanned="1" table:number-matrix-rows-spanned="1" table:formula="of:=SUM([.AD3:.AD27]&lt;[.$BF3:.$BF27])" office:value-type="float"/>
          <table:table-cell table:number-matrix-columns-spanned="1" table:number-matrix-rows-spanned="1" table:formula="of:=SUM([.AE3:.AE27]&lt;[.$BG3:.$BG27])" office:value-type="float"/>
          <table:table-cell table:number-matrix-columns-spanned="1" table:number-matrix-rows-spanned="1" table:formula="of:=SUM([.AF3:.AF27]&lt;[.$BH3:.$BH27])" office:value-type="float"/>
          <table:table-cell table:number-matrix-columns-spanned="1" table:number-matrix-rows-spanned="1" table:formula="of:=SUM([.AG3:.AG27]&lt;[.$BI3:.$BI27])" office:value-type="float"/>
          <table:table-cell table:number-matrix-columns-spanned="1" table:number-matrix-rows-spanned="1" table:formula="of:=SUM([.AH3:.AH27]&lt;[.$BJ3:.$BJ27])" office:value-type="float"/>
          <table:table-cell table:number-matrix-columns-spanned="1" table:number-matrix-rows-spanned="1" table:formula="of:=SUM([.AI3:.AI27]&lt;[.$BK3:.$BK27])" office:value-type="float"/>
          <table:table-cell table:number-matrix-columns-spanned="1" table:number-matrix-rows-spanned="1" table:formula="of:=SUM([.AJ3:.AJ27]&lt;[.$BL3:.$BL27])" office:value-type="float"/>
          <table:table-cell table:number-matrix-columns-spanned="1" table:number-matrix-rows-spanned="1" table:formula="of:=SUM([.AK3:.AK27]&lt;[.$BM3:.$BM27])" office:value-type="float"/>
          <table:table-cell table:number-matrix-columns-spanned="1" table:number-matrix-rows-spanned="1" table:formula="of:=SUM([.AL3:.AL27]&lt;[.$BN3:.$BN27])" office:value-type="float"/>
          <table:table-cell table:number-matrix-columns-spanned="1" table:number-matrix-rows-spanned="1" table:formula="of:=SUM([.AM3:.AM27]&lt;[.$BO3:.$BO27])" office:value-type="float"/>
          <table:table-cell table:number-matrix-columns-spanned="1" table:number-matrix-rows-spanned="1" table:formula="of:=SUM([.AN3:.AN27]&lt;[.$BP3:.$BP27])" office:value-type="float"/>
          <table:table-cell table:number-matrix-columns-spanned="1" table:number-matrix-rows-spanned="1" table:formula="of:=SUM([.AO3:.AO27]&lt;[.$BQ3:.$BQ27])" office:value-type="float"/>
          <table:table-cell table:number-matrix-columns-spanned="1" table:number-matrix-rows-spanned="1" table:formula="of:=SUM([.AP3:.AP27]&lt;[.$BR3:.$BR27])" office:value-type="float"/>
          <table:table-cell table:number-matrix-columns-spanned="1" table:number-matrix-rows-spanned="1" table:formula="of:=SUM([.AQ3:.AQ27]&lt;[.$BS3:.$BS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BF3:.$BF27])" office:value-type="float"/>
          <table:table-cell table:number-matrix-columns-spanned="1" table:number-matrix-rows-spanned="1" table:formula="of:=SUM([.C3:.C27]&gt;[.$BG3:.$BG27])" office:value-type="float"/>
          <table:table-cell table:number-matrix-columns-spanned="1" table:number-matrix-rows-spanned="1" table:formula="of:=SUM([.D3:.D27]&gt;[.$BH3:.$BH27])" office:value-type="float"/>
          <table:table-cell table:number-matrix-columns-spanned="1" table:number-matrix-rows-spanned="1" table:formula="of:=SUM([.E3:.E27]&gt;[.$BI3:.$BI27])" office:value-type="float"/>
          <table:table-cell table:number-matrix-columns-spanned="1" table:number-matrix-rows-spanned="1" table:formula="of:=SUM([.F3:.F27]&gt;[.$BJ3:.$BJ27])" office:value-type="float"/>
          <table:table-cell table:number-matrix-columns-spanned="1" table:number-matrix-rows-spanned="1" table:formula="of:=SUM([.G3:.G27]&gt;[.$BK3:.$BK27])" office:value-type="float"/>
          <table:table-cell table:number-matrix-columns-spanned="1" table:number-matrix-rows-spanned="1" table:formula="of:=SUM([.H3:.H27]&gt;[.$BL3:.$BL27])" office:value-type="float"/>
          <table:table-cell table:number-matrix-columns-spanned="1" table:number-matrix-rows-spanned="1" table:formula="of:=SUM([.I3:.I27]&gt;[.$BM3:.$BM27])" office:value-type="float"/>
          <table:table-cell table:number-matrix-columns-spanned="1" table:number-matrix-rows-spanned="1" table:formula="of:=SUM([.J3:.J27]&gt;[.$BN3:.$BN27])" office:value-type="float"/>
          <table:table-cell table:number-matrix-columns-spanned="1" table:number-matrix-rows-spanned="1" table:formula="of:=SUM([.K3:.K27]&gt;[.$BO3:.$BO27])" office:value-type="float"/>
          <table:table-cell table:number-matrix-columns-spanned="1" table:number-matrix-rows-spanned="1" table:formula="of:=SUM([.L3:.L27]&gt;[.$BP3:.$BP27])" office:value-type="float"/>
          <table:table-cell table:number-matrix-columns-spanned="1" table:number-matrix-rows-spanned="1" table:formula="of:=SUM([.M3:.M27]&gt;[.$BQ3:.$BQ27])" office:value-type="float"/>
          <table:table-cell table:number-matrix-columns-spanned="1" table:number-matrix-rows-spanned="1" table:formula="of:=SUM([.N3:.N27]&gt;[.$BR3:.$BR27])" office:value-type="float"/>
          <table:table-cell table:number-matrix-columns-spanned="1" table:number-matrix-rows-spanned="1" table:formula="of:=SUM([.O3:.O27]&gt;[.$BS3:.$BS27])" office:value-type="float"/>
          <table:table-cell table:number-matrix-columns-spanned="1" table:number-matrix-rows-spanned="1" table:formula="of:=SUM([.P3:.P27]&gt;[.$BF3:.$BF27])" office:value-type="float"/>
          <table:table-cell table:number-matrix-columns-spanned="1" table:number-matrix-rows-spanned="1" table:formula="of:=SUM([.Q3:.Q27]&gt;[.$BG3:.$BG27])" office:value-type="float"/>
          <table:table-cell table:number-matrix-columns-spanned="1" table:number-matrix-rows-spanned="1" table:formula="of:=SUM([.R3:.R27]&gt;[.$BH3:.$BH27])" office:value-type="float"/>
          <table:table-cell table:number-matrix-columns-spanned="1" table:number-matrix-rows-spanned="1" table:formula="of:=SUM([.S3:.S27]&gt;[.$BI3:.$BI27])" office:value-type="float"/>
          <table:table-cell table:number-matrix-columns-spanned="1" table:number-matrix-rows-spanned="1" table:formula="of:=SUM([.T3:.T27]&gt;[.$BJ3:.$BJ27])" office:value-type="float"/>
          <table:table-cell table:number-matrix-columns-spanned="1" table:number-matrix-rows-spanned="1" table:formula="of:=SUM([.U3:.U27]&gt;[.$BK3:.$BK27])" office:value-type="float"/>
          <table:table-cell table:number-matrix-columns-spanned="1" table:number-matrix-rows-spanned="1" table:formula="of:=SUM([.V3:.V27]&gt;[.$BL3:.$BL27])" office:value-type="float"/>
          <table:table-cell table:number-matrix-columns-spanned="1" table:number-matrix-rows-spanned="1" table:formula="of:=SUM([.W3:.W27]&gt;[.$BM3:.$BM27])" office:value-type="float"/>
          <table:table-cell table:number-matrix-columns-spanned="1" table:number-matrix-rows-spanned="1" table:formula="of:=SUM([.X3:.X27]&gt;[.$BN3:.$BN27])" office:value-type="float"/>
          <table:table-cell table:number-matrix-columns-spanned="1" table:number-matrix-rows-spanned="1" table:formula="of:=SUM([.Y3:.Y27]&gt;[.$BO3:.$BO27])" office:value-type="float"/>
          <table:table-cell table:number-matrix-columns-spanned="1" table:number-matrix-rows-spanned="1" table:formula="of:=SUM([.Z3:.Z27]&gt;[.$BP3:.$BP27])" office:value-type="float"/>
          <table:table-cell table:number-matrix-columns-spanned="1" table:number-matrix-rows-spanned="1" table:formula="of:=SUM([.AA3:.AA27]&gt;[.$BQ3:.$BQ27])" office:value-type="float"/>
          <table:table-cell table:number-matrix-columns-spanned="1" table:number-matrix-rows-spanned="1" table:formula="of:=SUM([.AB3:.AB27]&gt;[.$BR3:.$BR27])" office:value-type="float"/>
          <table:table-cell table:number-matrix-columns-spanned="1" table:number-matrix-rows-spanned="1" table:formula="of:=SUM([.AC3:.AC27]&gt;[.$BS3:.$BS27])" office:value-type="float"/>
          <table:table-cell table:number-matrix-columns-spanned="1" table:number-matrix-rows-spanned="1" table:formula="of:=SUM([.AD3:.AD27]&gt;[.$BF3:.$BF27])" office:value-type="float"/>
          <table:table-cell table:number-matrix-columns-spanned="1" table:number-matrix-rows-spanned="1" table:formula="of:=SUM([.AE3:.AE27]&gt;[.$BG3:.$BG27])" office:value-type="float"/>
          <table:table-cell table:number-matrix-columns-spanned="1" table:number-matrix-rows-spanned="1" table:formula="of:=SUM([.AF3:.AF27]&gt;[.$BH3:.$BH27])" office:value-type="float"/>
          <table:table-cell table:number-matrix-columns-spanned="1" table:number-matrix-rows-spanned="1" table:formula="of:=SUM([.AG3:.AG27]&gt;[.$BI3:.$BI27])" office:value-type="float"/>
          <table:table-cell table:number-matrix-columns-spanned="1" table:number-matrix-rows-spanned="1" table:formula="of:=SUM([.AH3:.AH27]&gt;[.$BJ3:.$BJ27])" office:value-type="float"/>
          <table:table-cell table:number-matrix-columns-spanned="1" table:number-matrix-rows-spanned="1" table:formula="of:=SUM([.AI3:.AI27]&gt;[.$BK3:.$BK27])" office:value-type="float"/>
          <table:table-cell table:number-matrix-columns-spanned="1" table:number-matrix-rows-spanned="1" table:formula="of:=SUM([.AJ3:.AJ27]&gt;[.$BL3:.$BL27])" office:value-type="float"/>
          <table:table-cell table:number-matrix-columns-spanned="1" table:number-matrix-rows-spanned="1" table:formula="of:=SUM([.AK3:.AK27]&gt;[.$BM3:.$BM27])" office:value-type="float"/>
          <table:table-cell table:number-matrix-columns-spanned="1" table:number-matrix-rows-spanned="1" table:formula="of:=SUM([.AL3:.AL27]&gt;[.$BN3:.$BN27])" office:value-type="float"/>
          <table:table-cell table:number-matrix-columns-spanned="1" table:number-matrix-rows-spanned="1" table:formula="of:=SUM([.AM3:.AM27]&gt;[.$BO3:.$BO27])" office:value-type="float"/>
          <table:table-cell table:number-matrix-columns-spanned="1" table:number-matrix-rows-spanned="1" table:formula="of:=SUM([.AN3:.AN27]&gt;[.$BP3:.$BP27])" office:value-type="float"/>
          <table:table-cell table:number-matrix-columns-spanned="1" table:number-matrix-rows-spanned="1" table:formula="of:=SUM([.AO3:.AO27]&gt;[.$BQ3:.$BQ27])" office:value-type="float"/>
          <table:table-cell table:number-matrix-columns-spanned="1" table:number-matrix-rows-spanned="1" table:formula="of:=SUM([.AP3:.AP27]&gt;[.$BR3:.$BR27])" office:value-type="float"/>
          <table:table-cell table:number-matrix-columns-spanned="1" table:number-matrix-rows-spanned="1" table:formula="of:=SUM([.AQ3:.AQ27]&gt;[.$BS3:.$BS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BT3:.$BT27])" office:value-type="float"/>
          <table:table-cell table:number-matrix-columns-spanned="1" table:number-matrix-rows-spanned="1" table:formula="of:=SUM([.C3:.C27]=[.$BU3:.$BU27])" office:value-type="float"/>
          <table:table-cell table:number-matrix-columns-spanned="1" table:number-matrix-rows-spanned="1" table:formula="of:=SUM([.D3:.D27]=[.$BV3:.$BV27])" office:value-type="float"/>
          <table:table-cell table:number-matrix-columns-spanned="1" table:number-matrix-rows-spanned="1" table:formula="of:=SUM([.E3:.E27]=[.$BW3:.$BW27])" office:value-type="float"/>
          <table:table-cell table:number-matrix-columns-spanned="1" table:number-matrix-rows-spanned="1" table:formula="of:=SUM([.F3:.F27]=[.$BX3:.$BX27])" office:value-type="float"/>
          <table:table-cell table:number-matrix-columns-spanned="1" table:number-matrix-rows-spanned="1" table:formula="of:=SUM([.G3:.G27]=[.$BY3:.$BY27])" office:value-type="float"/>
          <table:table-cell table:number-matrix-columns-spanned="1" table:number-matrix-rows-spanned="1" table:formula="of:=SUM([.H3:.H27]=[.$BZ3:.$BZ27])" office:value-type="float"/>
          <table:table-cell table:number-matrix-columns-spanned="1" table:number-matrix-rows-spanned="1" table:formula="of:=SUM([.I3:.I27]=[.$CA3:.$CA27])" office:value-type="float"/>
          <table:table-cell table:number-matrix-columns-spanned="1" table:number-matrix-rows-spanned="1" table:formula="of:=SUM([.J3:.J27]=[.$CB3:.$CB27])" office:value-type="float"/>
          <table:table-cell table:number-matrix-columns-spanned="1" table:number-matrix-rows-spanned="1" table:formula="of:=SUM([.K3:.K27]=[.$CC3:.$CC27])" office:value-type="float"/>
          <table:table-cell table:number-matrix-columns-spanned="1" table:number-matrix-rows-spanned="1" table:formula="of:=SUM([.L3:.L27]=[.$CD3:.$CD27])" office:value-type="float"/>
          <table:table-cell table:number-matrix-columns-spanned="1" table:number-matrix-rows-spanned="1" table:formula="of:=SUM([.M3:.M27]=[.$CE3:.$CE27])" office:value-type="float"/>
          <table:table-cell table:number-matrix-columns-spanned="1" table:number-matrix-rows-spanned="1" table:formula="of:=SUM([.N3:.N27]=[.$CF3:.$CF27])" office:value-type="float"/>
          <table:table-cell table:number-matrix-columns-spanned="1" table:number-matrix-rows-spanned="1" table:formula="of:=SUM([.O3:.O27]=[.$CG3:.$CG27])" office:value-type="float"/>
          <table:table-cell table:number-matrix-columns-spanned="1" table:number-matrix-rows-spanned="1" table:formula="of:=SUM([.P3:.P27]=[.$BT3:.$BT27])" office:value-type="float"/>
          <table:table-cell table:number-matrix-columns-spanned="1" table:number-matrix-rows-spanned="1" table:formula="of:=SUM([.Q3:.Q27]=[.$BU3:.$BU27])" office:value-type="float"/>
          <table:table-cell table:number-matrix-columns-spanned="1" table:number-matrix-rows-spanned="1" table:formula="of:=SUM([.R3:.R27]=[.$BV3:.$BV27])" office:value-type="float"/>
          <table:table-cell table:number-matrix-columns-spanned="1" table:number-matrix-rows-spanned="1" table:formula="of:=SUM([.S3:.S27]=[.$BW3:.$BW27])" office:value-type="float"/>
          <table:table-cell table:number-matrix-columns-spanned="1" table:number-matrix-rows-spanned="1" table:formula="of:=SUM([.T3:.T27]=[.$BX3:.$BX27])" office:value-type="float"/>
          <table:table-cell table:number-matrix-columns-spanned="1" table:number-matrix-rows-spanned="1" table:formula="of:=SUM([.U3:.U27]=[.$BY3:.$BY27])" office:value-type="float"/>
          <table:table-cell table:number-matrix-columns-spanned="1" table:number-matrix-rows-spanned="1" table:formula="of:=SUM([.V3:.V27]=[.$BZ3:.$BZ27])" office:value-type="float"/>
          <table:table-cell table:number-matrix-columns-spanned="1" table:number-matrix-rows-spanned="1" table:formula="of:=SUM([.W3:.W27]=[.$CA3:.$CA27])" office:value-type="float"/>
          <table:table-cell table:number-matrix-columns-spanned="1" table:number-matrix-rows-spanned="1" table:formula="of:=SUM([.X3:.X27]=[.$CB3:.$CB27])" office:value-type="float"/>
          <table:table-cell table:number-matrix-columns-spanned="1" table:number-matrix-rows-spanned="1" table:formula="of:=SUM([.Y3:.Y27]=[.$CC3:.$CC27])" office:value-type="float"/>
          <table:table-cell table:number-matrix-columns-spanned="1" table:number-matrix-rows-spanned="1" table:formula="of:=SUM([.Z3:.Z27]=[.$CD3:.$CD27])" office:value-type="float"/>
          <table:table-cell table:number-matrix-columns-spanned="1" table:number-matrix-rows-spanned="1" table:formula="of:=SUM([.AA3:.AA27]=[.$CE3:.$CE27])" office:value-type="float"/>
          <table:table-cell table:number-matrix-columns-spanned="1" table:number-matrix-rows-spanned="1" table:formula="of:=SUM([.AB3:.AB27]=[.$CF3:.$CF27])" office:value-type="float"/>
          <table:table-cell table:number-matrix-columns-spanned="1" table:number-matrix-rows-spanned="1" table:formula="of:=SUM([.AC3:.AC27]=[.$CG3:.$CG27])" office:value-type="float"/>
          <table:table-cell table:number-matrix-columns-spanned="1" table:number-matrix-rows-spanned="1" table:formula="of:=SUM([.AD3:.AD27]=[.$BT3:.$BT27])" office:value-type="float"/>
          <table:table-cell table:number-matrix-columns-spanned="1" table:number-matrix-rows-spanned="1" table:formula="of:=SUM([.AE3:.AE27]=[.$BU3:.$BU27])" office:value-type="float"/>
          <table:table-cell table:number-matrix-columns-spanned="1" table:number-matrix-rows-spanned="1" table:formula="of:=SUM([.AF3:.AF27]=[.$BV3:.$BV27])" office:value-type="float"/>
          <table:table-cell table:number-matrix-columns-spanned="1" table:number-matrix-rows-spanned="1" table:formula="of:=SUM([.AG3:.AG27]=[.$BW3:.$BW27])" office:value-type="float"/>
          <table:table-cell table:number-matrix-columns-spanned="1" table:number-matrix-rows-spanned="1" table:formula="of:=SUM([.AH3:.AH27]=[.$BX3:.$BX27])" office:value-type="float"/>
          <table:table-cell table:number-matrix-columns-spanned="1" table:number-matrix-rows-spanned="1" table:formula="of:=SUM([.AI3:.AI27]=[.$BY3:.$BY27])" office:value-type="float"/>
          <table:table-cell table:number-matrix-columns-spanned="1" table:number-matrix-rows-spanned="1" table:formula="of:=SUM([.AJ3:.AJ27]=[.$BZ3:.$BZ27])" office:value-type="float"/>
          <table:table-cell table:number-matrix-columns-spanned="1" table:number-matrix-rows-spanned="1" table:formula="of:=SUM([.AK3:.AK27]=[.$CA3:.$CA27])" office:value-type="float"/>
          <table:table-cell table:number-matrix-columns-spanned="1" table:number-matrix-rows-spanned="1" table:formula="of:=SUM([.AL3:.AL27]=[.$CB3:.$CB27])" office:value-type="float"/>
          <table:table-cell table:number-matrix-columns-spanned="1" table:number-matrix-rows-spanned="1" table:formula="of:=SUM([.AM3:.AM27]=[.$CC3:.$CC27])" office:value-type="float"/>
          <table:table-cell table:number-matrix-columns-spanned="1" table:number-matrix-rows-spanned="1" table:formula="of:=SUM([.AN3:.AN27]=[.$CD3:.$CD27])" office:value-type="float"/>
          <table:table-cell table:number-matrix-columns-spanned="1" table:number-matrix-rows-spanned="1" table:formula="of:=SUM([.AO3:.AO27]=[.$CE3:.$CE27])" office:value-type="float"/>
          <table:table-cell table:number-matrix-columns-spanned="1" table:number-matrix-rows-spanned="1" table:formula="of:=SUM([.AP3:.AP27]=[.$CF3:.$CF27])" office:value-type="float"/>
          <table:table-cell table:number-matrix-columns-spanned="1" table:number-matrix-rows-spanned="1" table:formula="of:=SUM([.AQ3:.AQ27]=[.$CG3:.$CG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SUM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SUM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SUM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SUM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AVERAGE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AVERAGE([Instances.AF13:Instances.AF17])" office:value-type="float"/>
          <table:table-cell table:formula="of:=AVERAGE([Instances.AG13:Instances.AG17])" office:value-type="float"/>
          <table:table-cell table:formula="of:=SUM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AVERAGE([Instances.AO13:Instances.AO17])" office:value-type="float"/>
          <table:table-cell table:formula="of:=AVERAGE([Instances.AP13:Instances.AP17])" office:value-type="float"/>
          <table:table-cell table:formula="of:=AVERAGE([Instances.AQ13:Instances.AQ17])" office:value-type="float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SUM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AVERAGE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AVERAGE([Instances.AF18:Instances.AF22])" office:value-type="float"/>
          <table:table-cell table:formula="of:=AVERAGE([Instances.AG18:Instances.AG22])" office:value-type="float"/>
          <table:table-cell table:formula="of:=SUM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AVERAGE([Instances.AO18:Instances.AO22])" office:value-type="float"/>
          <table:table-cell table:formula="of:=AVERAGE([Instances.AP18:Instances.AP22])" office:value-type="float"/>
          <table:table-cell table:formula="of:=AVERAGE([Instances.AQ18:Instances.AQ22])" office:value-type="float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AVERAGE([Instances.S23:Instances.S27])" office:value-type="float"/>
          <table:table-cell table:formula="of:=SUM([Instances.T23:Instances.T27])" office:value-type="float"/>
          <table:table-cell table:formula="of:=AVERAGE([Instances.U23:Instances.U27])" office:value-type="float"/>
          <table:table-cell table:formula="of:=AVERAGE([Instances.V23:Instances.V27])" office:value-type="float"/>
          <table:table-cell table:formula="of:=AVERAGE([Instances.W23:Instances.W27])" office:value-type="float"/>
          <table:table-cell table:formula="of:=AVERAGE([Instances.X23:Instances.X27])" office:value-type="float"/>
          <table:table-cell table:formula="of:=AVERAGE([Instances.Y23:Instances.Y27])" office:value-type="float"/>
          <table:table-cell table:formula="of:=AVERAGE([Instances.Z23:Instances.Z27])" office:value-type="float"/>
          <table:table-cell table:formula="of:=AVERAGE([Instances.AA23:Instances.AA27])" office:value-type="float"/>
          <table:table-cell table:formula="of:=AVERAGE([Instances.AB23:Instances.AB27])" office:value-type="float"/>
          <table:table-cell table:formula="of:=AVERAGE([Instances.AC23:Instances.AC27])" office:value-type="float"/>
          <table:table-cell table:formula="of:=AVERAGE([Instances.AD23:Instances.AD27])" office:value-type="float"/>
          <table:table-cell table:formula="of:=AVERAGE([Instances.AE23:Instances.AE27])" office:value-type="float"/>
          <table:table-cell table:formula="of:=AVERAGE([Instances.AF23:Instances.AF27])" office:value-type="float"/>
          <table:table-cell table:formula="of:=AVERAGE([Instances.AG23:Instances.AG27])" office:value-type="float"/>
          <table:table-cell table:formula="of:=SUM([Instances.AH23:Instances.AH27])" office:value-type="float"/>
          <table:table-cell table:formula="of:=AVERAGE([Instances.AI23:Instances.AI27])" office:value-type="float"/>
          <table:table-cell table:formula="of:=AVERAGE([Instances.AJ23:Instances.AJ27])" office:value-type="float"/>
          <table:table-cell table:formula="of:=AVERAGE([Instances.AK23:Instances.AK27])" office:value-type="float"/>
          <table:table-cell table:formula="of:=AVERAGE([Instances.AL23:Instances.AL27])" office:value-type="float"/>
          <table:table-cell table:formula="of:=AVERAGE([Instances.AM23:Instances.AM27])" office:value-type="float"/>
          <table:table-cell table:formula="of:=AVERAGE([Instances.AN23:Instances.AN27])" office:value-type="float"/>
          <table:table-cell table:formula="of:=AVERAGE([Instances.AO23:Instances.AO27])" office:value-type="float"/>
          <table:table-cell table:formula="of:=AVERAGE([Instances.AP23:Instances.AP27])" office:value-type="float"/>
          <table:table-cell table:formula="of:=AVERAGE([Instances.AQ23:Instances.AQ27])" office:value-type="float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R3:.$AR7])^2)^0.5" office:value-type="float"/>
          <table:table-cell table:number-matrix-columns-spanned="1" table:number-matrix-rows-spanned="1" table:formula="of:=SUM(([.C3:.C7]-[.$AS3:.$AS7])^2)^0.5" office:value-type="float"/>
          <table:table-cell table:number-matrix-columns-spanned="1" table:number-matrix-rows-spanned="1" table:formula="of:=SUM(([.D3:.D7]-[.$AT3:.$AT7])^2)^0.5" office:value-type="float"/>
          <table:table-cell table:number-matrix-columns-spanned="1" table:number-matrix-rows-spanned="1" table:formula="of:=SUM(([.E3:.E7]-[.$AU3:.$AU7])^2)^0.5" office:value-type="float"/>
          <table:table-cell table:number-matrix-columns-spanned="1" table:number-matrix-rows-spanned="1" table:formula="of:=SUM(([.F3:.F7]-[.$AV3:.$AV7])^2)^0.5" office:value-type="float"/>
          <table:table-cell table:number-matrix-columns-spanned="1" table:number-matrix-rows-spanned="1" table:formula="of:=SUM(([.G3:.G7]-[.$AW3:.$AW7])^2)^0.5" office:value-type="float"/>
          <table:table-cell table:number-matrix-columns-spanned="1" table:number-matrix-rows-spanned="1" table:formula="of:=SUM(([.H3:.H7]-[.$AX3:.$AX7])^2)^0.5" office:value-type="float"/>
          <table:table-cell table:number-matrix-columns-spanned="1" table:number-matrix-rows-spanned="1" table:formula="of:=SUM(([.I3:.I7]-[.$AY3:.$AY7])^2)^0.5" office:value-type="float"/>
          <table:table-cell table:number-matrix-columns-spanned="1" table:number-matrix-rows-spanned="1" table:formula="of:=SUM(([.J3:.J7]-[.$AZ3:.$AZ7])^2)^0.5" office:value-type="float"/>
          <table:table-cell table:number-matrix-columns-spanned="1" table:number-matrix-rows-spanned="1" table:formula="of:=SUM(([.K3:.K7]-[.$BA3:.$BA7])^2)^0.5" office:value-type="float"/>
          <table:table-cell table:number-matrix-columns-spanned="1" table:number-matrix-rows-spanned="1" table:formula="of:=SUM(([.L3:.L7]-[.$BB3:.$BB7])^2)^0.5" office:value-type="float"/>
          <table:table-cell table:number-matrix-columns-spanned="1" table:number-matrix-rows-spanned="1" table:formula="of:=SUM(([.M3:.M7]-[.$BC3:.$BC7])^2)^0.5" office:value-type="float"/>
          <table:table-cell table:number-matrix-columns-spanned="1" table:number-matrix-rows-spanned="1" table:formula="of:=SUM(([.N3:.N7]-[.$BD3:.$BD7])^2)^0.5" office:value-type="float"/>
          <table:table-cell table:number-matrix-columns-spanned="1" table:number-matrix-rows-spanned="1" table:formula="of:=SUM(([.O3:.O7]-[.$BE3:.$BE7])^2)^0.5" office:value-type="float"/>
          <table:table-cell table:number-matrix-columns-spanned="1" table:number-matrix-rows-spanned="1" table:formula="of:=SUM(([.P3:.P7]-[.$AR3:.$AR7])^2)^0.5" office:value-type="float"/>
          <table:table-cell table:number-matrix-columns-spanned="1" table:number-matrix-rows-spanned="1" table:formula="of:=SUM(([.Q3:.Q7]-[.$AS3:.$AS7])^2)^0.5" office:value-type="float"/>
          <table:table-cell table:number-matrix-columns-spanned="1" table:number-matrix-rows-spanned="1" table:formula="of:=SUM(([.R3:.R7]-[.$AT3:.$AT7])^2)^0.5" office:value-type="float"/>
          <table:table-cell table:number-matrix-columns-spanned="1" table:number-matrix-rows-spanned="1" table:formula="of:=SUM(([.S3:.S7]-[.$AU3:.$AU7])^2)^0.5" office:value-type="float"/>
          <table:table-cell table:number-matrix-columns-spanned="1" table:number-matrix-rows-spanned="1" table:formula="of:=SUM(([.T3:.T7]-[.$AV3:.$AV7])^2)^0.5" office:value-type="float"/>
          <table:table-cell table:number-matrix-columns-spanned="1" table:number-matrix-rows-spanned="1" table:formula="of:=SUM(([.U3:.U7]-[.$AW3:.$AW7])^2)^0.5" office:value-type="float"/>
          <table:table-cell table:number-matrix-columns-spanned="1" table:number-matrix-rows-spanned="1" table:formula="of:=SUM(([.V3:.V7]-[.$AX3:.$AX7])^2)^0.5" office:value-type="float"/>
          <table:table-cell table:number-matrix-columns-spanned="1" table:number-matrix-rows-spanned="1" table:formula="of:=SUM(([.W3:.W7]-[.$AY3:.$AY7])^2)^0.5" office:value-type="float"/>
          <table:table-cell table:number-matrix-columns-spanned="1" table:number-matrix-rows-spanned="1" table:formula="of:=SUM(([.X3:.X7]-[.$AZ3:.$AZ7])^2)^0.5" office:value-type="float"/>
          <table:table-cell table:number-matrix-columns-spanned="1" table:number-matrix-rows-spanned="1" table:formula="of:=SUM(([.Y3:.Y7]-[.$BA3:.$BA7])^2)^0.5" office:value-type="float"/>
          <table:table-cell table:number-matrix-columns-spanned="1" table:number-matrix-rows-spanned="1" table:formula="of:=SUM(([.Z3:.Z7]-[.$BB3:.$BB7])^2)^0.5" office:value-type="float"/>
          <table:table-cell table:number-matrix-columns-spanned="1" table:number-matrix-rows-spanned="1" table:formula="of:=SUM(([.AA3:.AA7]-[.$BC3:.$BC7])^2)^0.5" office:value-type="float"/>
          <table:table-cell table:number-matrix-columns-spanned="1" table:number-matrix-rows-spanned="1" table:formula="of:=SUM(([.AB3:.AB7]-[.$BD3:.$BD7])^2)^0.5" office:value-type="float"/>
          <table:table-cell table:number-matrix-columns-spanned="1" table:number-matrix-rows-spanned="1" table:formula="of:=SUM(([.AC3:.AC7]-[.$BE3:.$BE7])^2)^0.5" office:value-type="float"/>
          <table:table-cell table:number-matrix-columns-spanned="1" table:number-matrix-rows-spanned="1" table:formula="of:=SUM(([.AD3:.AD7]-[.$AR3:.$AR7])^2)^0.5" office:value-type="float"/>
          <table:table-cell table:number-matrix-columns-spanned="1" table:number-matrix-rows-spanned="1" table:formula="of:=SUM(([.AE3:.AE7]-[.$AS3:.$AS7])^2)^0.5" office:value-type="float"/>
          <table:table-cell table:number-matrix-columns-spanned="1" table:number-matrix-rows-spanned="1" table:formula="of:=SUM(([.AF3:.AF7]-[.$AT3:.$AT7])^2)^0.5" office:value-type="float"/>
          <table:table-cell table:number-matrix-columns-spanned="1" table:number-matrix-rows-spanned="1" table:formula="of:=SUM(([.AG3:.AG7]-[.$AU3:.$AU7])^2)^0.5" office:value-type="float"/>
          <table:table-cell table:number-matrix-columns-spanned="1" table:number-matrix-rows-spanned="1" table:formula="of:=SUM(([.AH3:.AH7]-[.$AV3:.$AV7])^2)^0.5" office:value-type="float"/>
          <table:table-cell table:number-matrix-columns-spanned="1" table:number-matrix-rows-spanned="1" table:formula="of:=SUM(([.AI3:.AI7]-[.$AW3:.$AW7])^2)^0.5" office:value-type="float"/>
          <table:table-cell table:number-matrix-columns-spanned="1" table:number-matrix-rows-spanned="1" table:formula="of:=SUM(([.AJ3:.AJ7]-[.$AX3:.$AX7])^2)^0.5" office:value-type="float"/>
          <table:table-cell table:number-matrix-columns-spanned="1" table:number-matrix-rows-spanned="1" table:formula="of:=SUM(([.AK3:.AK7]-[.$AY3:.$AY7])^2)^0.5" office:value-type="float"/>
          <table:table-cell table:number-matrix-columns-spanned="1" table:number-matrix-rows-spanned="1" table:formula="of:=SUM(([.AL3:.AL7]-[.$AZ3:.$AZ7])^2)^0.5" office:value-type="float"/>
          <table:table-cell table:number-matrix-columns-spanned="1" table:number-matrix-rows-spanned="1" table:formula="of:=SUM(([.AM3:.AM7]-[.$BA3:.$BA7])^2)^0.5" office:value-type="float"/>
          <table:table-cell table:number-matrix-columns-spanned="1" table:number-matrix-rows-spanned="1" table:formula="of:=SUM(([.AN3:.AN7]-[.$BB3:.$BB7])^2)^0.5" office:value-type="float"/>
          <table:table-cell table:number-matrix-columns-spanned="1" table:number-matrix-rows-spanned="1" table:formula="of:=SUM(([.AO3:.AO7]-[.$BC3:.$BC7])^2)^0.5" office:value-type="float"/>
          <table:table-cell table:number-matrix-columns-spanned="1" table:number-matrix-rows-spanned="1" table:formula="of:=SUM(([.AP3:.AP7]-[.$BD3:.$BD7])^2)^0.5" office:value-type="float"/>
          <table:table-cell table:number-matrix-columns-spanned="1" table:number-matrix-rows-spanned="1" table:formula="of:=SUM(([.AQ3:.AQ7]-[.$BE3:.$BE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R3:.$AR7])" office:value-type="float"/>
          <table:table-cell table:number-matrix-columns-spanned="1" table:number-matrix-rows-spanned="1" table:formula="of:=SUM([.C3:.C7]=[.$AS3:.$AS7])" office:value-type="float"/>
          <table:table-cell table:number-matrix-columns-spanned="1" table:number-matrix-rows-spanned="1" table:formula="of:=SUM([.D3:.D7]=[.$AT3:.$AT7])" office:value-type="float"/>
          <table:table-cell table:number-matrix-columns-spanned="1" table:number-matrix-rows-spanned="1" table:formula="of:=SUM([.E3:.E7]=[.$AU3:.$AU7])" office:value-type="float"/>
          <table:table-cell table:number-matrix-columns-spanned="1" table:number-matrix-rows-spanned="1" table:formula="of:=SUM([.F3:.F7]=[.$AV3:.$AV7])" office:value-type="float"/>
          <table:table-cell table:number-matrix-columns-spanned="1" table:number-matrix-rows-spanned="1" table:formula="of:=SUM([.G3:.G7]=[.$AW3:.$AW7])" office:value-type="float"/>
          <table:table-cell table:number-matrix-columns-spanned="1" table:number-matrix-rows-spanned="1" table:formula="of:=SUM([.H3:.H7]=[.$AX3:.$AX7])" office:value-type="float"/>
          <table:table-cell table:number-matrix-columns-spanned="1" table:number-matrix-rows-spanned="1" table:formula="of:=SUM([.I3:.I7]=[.$AY3:.$AY7])" office:value-type="float"/>
          <table:table-cell table:number-matrix-columns-spanned="1" table:number-matrix-rows-spanned="1" table:formula="of:=SUM([.J3:.J7]=[.$AZ3:.$AZ7])" office:value-type="float"/>
          <table:table-cell table:number-matrix-columns-spanned="1" table:number-matrix-rows-spanned="1" table:formula="of:=SUM([.K3:.K7]=[.$BA3:.$BA7])" office:value-type="float"/>
          <table:table-cell table:number-matrix-columns-spanned="1" table:number-matrix-rows-spanned="1" table:formula="of:=SUM([.L3:.L7]=[.$BB3:.$BB7])" office:value-type="float"/>
          <table:table-cell table:number-matrix-columns-spanned="1" table:number-matrix-rows-spanned="1" table:formula="of:=SUM([.M3:.M7]=[.$BC3:.$BC7])" office:value-type="float"/>
          <table:table-cell table:number-matrix-columns-spanned="1" table:number-matrix-rows-spanned="1" table:formula="of:=SUM([.N3:.N7]=[.$BD3:.$BD7])" office:value-type="float"/>
          <table:table-cell table:number-matrix-columns-spanned="1" table:number-matrix-rows-spanned="1" table:formula="of:=SUM([.O3:.O7]=[.$BE3:.$BE7])" office:value-type="float"/>
          <table:table-cell table:number-matrix-columns-spanned="1" table:number-matrix-rows-spanned="1" table:formula="of:=SUM([.P3:.P7]=[.$AR3:.$AR7])" office:value-type="float"/>
          <table:table-cell table:number-matrix-columns-spanned="1" table:number-matrix-rows-spanned="1" table:formula="of:=SUM([.Q3:.Q7]=[.$AS3:.$AS7])" office:value-type="float"/>
          <table:table-cell table:number-matrix-columns-spanned="1" table:number-matrix-rows-spanned="1" table:formula="of:=SUM([.R3:.R7]=[.$AT3:.$AT7])" office:value-type="float"/>
          <table:table-cell table:number-matrix-columns-spanned="1" table:number-matrix-rows-spanned="1" table:formula="of:=SUM([.S3:.S7]=[.$AU3:.$AU7])" office:value-type="float"/>
          <table:table-cell table:number-matrix-columns-spanned="1" table:number-matrix-rows-spanned="1" table:formula="of:=SUM([.T3:.T7]=[.$AV3:.$AV7])" office:value-type="float"/>
          <table:table-cell table:number-matrix-columns-spanned="1" table:number-matrix-rows-spanned="1" table:formula="of:=SUM([.U3:.U7]=[.$AW3:.$AW7])" office:value-type="float"/>
          <table:table-cell table:number-matrix-columns-spanned="1" table:number-matrix-rows-spanned="1" table:formula="of:=SUM([.V3:.V7]=[.$AX3:.$AX7])" office:value-type="float"/>
          <table:table-cell table:number-matrix-columns-spanned="1" table:number-matrix-rows-spanned="1" table:formula="of:=SUM([.W3:.W7]=[.$AY3:.$AY7])" office:value-type="float"/>
          <table:table-cell table:number-matrix-columns-spanned="1" table:number-matrix-rows-spanned="1" table:formula="of:=SUM([.X3:.X7]=[.$AZ3:.$AZ7])" office:value-type="float"/>
          <table:table-cell table:number-matrix-columns-spanned="1" table:number-matrix-rows-spanned="1" table:formula="of:=SUM([.Y3:.Y7]=[.$BA3:.$BA7])" office:value-type="float"/>
          <table:table-cell table:number-matrix-columns-spanned="1" table:number-matrix-rows-spanned="1" table:formula="of:=SUM([.Z3:.Z7]=[.$BB3:.$BB7])" office:value-type="float"/>
          <table:table-cell table:number-matrix-columns-spanned="1" table:number-matrix-rows-spanned="1" table:formula="of:=SUM([.AA3:.AA7]=[.$BC3:.$BC7])" office:value-type="float"/>
          <table:table-cell table:number-matrix-columns-spanned="1" table:number-matrix-rows-spanned="1" table:formula="of:=SUM([.AB3:.AB7]=[.$BD3:.$BD7])" office:value-type="float"/>
          <table:table-cell table:number-matrix-columns-spanned="1" table:number-matrix-rows-spanned="1" table:formula="of:=SUM([.AC3:.AC7]=[.$BE3:.$BE7])" office:value-type="float"/>
          <table:table-cell table:number-matrix-columns-spanned="1" table:number-matrix-rows-spanned="1" table:formula="of:=SUM([.AD3:.AD7]=[.$AR3:.$AR7])" office:value-type="float"/>
          <table:table-cell table:number-matrix-columns-spanned="1" table:number-matrix-rows-spanned="1" table:formula="of:=SUM([.AE3:.AE7]=[.$AS3:.$AS7])" office:value-type="float"/>
          <table:table-cell table:number-matrix-columns-spanned="1" table:number-matrix-rows-spanned="1" table:formula="of:=SUM([.AF3:.AF7]=[.$AT3:.$AT7])" office:value-type="float"/>
          <table:table-cell table:number-matrix-columns-spanned="1" table:number-matrix-rows-spanned="1" table:formula="of:=SUM([.AG3:.AG7]=[.$AU3:.$AU7])" office:value-type="float"/>
          <table:table-cell table:number-matrix-columns-spanned="1" table:number-matrix-rows-spanned="1" table:formula="of:=SUM([.AH3:.AH7]=[.$AV3:.$AV7])" office:value-type="float"/>
          <table:table-cell table:number-matrix-columns-spanned="1" table:number-matrix-rows-spanned="1" table:formula="of:=SUM([.AI3:.AI7]=[.$AW3:.$AW7])" office:value-type="float"/>
          <table:table-cell table:number-matrix-columns-spanned="1" table:number-matrix-rows-spanned="1" table:formula="of:=SUM([.AJ3:.AJ7]=[.$AX3:.$AX7])" office:value-type="float"/>
          <table:table-cell table:number-matrix-columns-spanned="1" table:number-matrix-rows-spanned="1" table:formula="of:=SUM([.AK3:.AK7]=[.$AY3:.$AY7])" office:value-type="float"/>
          <table:table-cell table:number-matrix-columns-spanned="1" table:number-matrix-rows-spanned="1" table:formula="of:=SUM([.AL3:.AL7]=[.$AZ3:.$AZ7])" office:value-type="float"/>
          <table:table-cell table:number-matrix-columns-spanned="1" table:number-matrix-rows-spanned="1" table:formula="of:=SUM([.AM3:.AM7]=[.$BA3:.$BA7])" office:value-type="float"/>
          <table:table-cell table:number-matrix-columns-spanned="1" table:number-matrix-rows-spanned="1" table:formula="of:=SUM([.AN3:.AN7]=[.$BB3:.$BB7])" office:value-type="float"/>
          <table:table-cell table:number-matrix-columns-spanned="1" table:number-matrix-rows-spanned="1" table:formula="of:=SUM([.AO3:.AO7]=[.$BC3:.$BC7])" office:value-type="float"/>
          <table:table-cell table:number-matrix-columns-spanned="1" table:number-matrix-rows-spanned="1" table:formula="of:=SUM([.AP3:.AP7]=[.$BD3:.$BD7])" office:value-type="float"/>
          <table:table-cell table:number-matrix-columns-spanned="1" table:number-matrix-rows-spanned="1" table:formula="of:=SUM([.AQ3:.AQ7]=[.$BE3:.$BE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BF3:.$BF7])" office:value-type="float"/>
          <table:table-cell table:number-matrix-columns-spanned="1" table:number-matrix-rows-spanned="1" table:formula="of:=SUM([.C3:.C7]&lt;[.$BG3:.$BG7])" office:value-type="float"/>
          <table:table-cell table:number-matrix-columns-spanned="1" table:number-matrix-rows-spanned="1" table:formula="of:=SUM([.D3:.D7]&lt;[.$BH3:.$BH7])" office:value-type="float"/>
          <table:table-cell table:number-matrix-columns-spanned="1" table:number-matrix-rows-spanned="1" table:formula="of:=SUM([.E3:.E7]&lt;[.$BI3:.$BI7])" office:value-type="float"/>
          <table:table-cell table:number-matrix-columns-spanned="1" table:number-matrix-rows-spanned="1" table:formula="of:=SUM([.F3:.F7]&lt;[.$BJ3:.$BJ7])" office:value-type="float"/>
          <table:table-cell table:number-matrix-columns-spanned="1" table:number-matrix-rows-spanned="1" table:formula="of:=SUM([.G3:.G7]&lt;[.$BK3:.$BK7])" office:value-type="float"/>
          <table:table-cell table:number-matrix-columns-spanned="1" table:number-matrix-rows-spanned="1" table:formula="of:=SUM([.H3:.H7]&lt;[.$BL3:.$BL7])" office:value-type="float"/>
          <table:table-cell table:number-matrix-columns-spanned="1" table:number-matrix-rows-spanned="1" table:formula="of:=SUM([.I3:.I7]&lt;[.$BM3:.$BM7])" office:value-type="float"/>
          <table:table-cell table:number-matrix-columns-spanned="1" table:number-matrix-rows-spanned="1" table:formula="of:=SUM([.J3:.J7]&lt;[.$BN3:.$BN7])" office:value-type="float"/>
          <table:table-cell table:number-matrix-columns-spanned="1" table:number-matrix-rows-spanned="1" table:formula="of:=SUM([.K3:.K7]&lt;[.$BO3:.$BO7])" office:value-type="float"/>
          <table:table-cell table:number-matrix-columns-spanned="1" table:number-matrix-rows-spanned="1" table:formula="of:=SUM([.L3:.L7]&lt;[.$BP3:.$BP7])" office:value-type="float"/>
          <table:table-cell table:number-matrix-columns-spanned="1" table:number-matrix-rows-spanned="1" table:formula="of:=SUM([.M3:.M7]&lt;[.$BQ3:.$BQ7])" office:value-type="float"/>
          <table:table-cell table:number-matrix-columns-spanned="1" table:number-matrix-rows-spanned="1" table:formula="of:=SUM([.N3:.N7]&lt;[.$BR3:.$BR7])" office:value-type="float"/>
          <table:table-cell table:number-matrix-columns-spanned="1" table:number-matrix-rows-spanned="1" table:formula="of:=SUM([.O3:.O7]&lt;[.$BS3:.$BS7])" office:value-type="float"/>
          <table:table-cell table:number-matrix-columns-spanned="1" table:number-matrix-rows-spanned="1" table:formula="of:=SUM([.P3:.P7]&lt;[.$BF3:.$BF7])" office:value-type="float"/>
          <table:table-cell table:number-matrix-columns-spanned="1" table:number-matrix-rows-spanned="1" table:formula="of:=SUM([.Q3:.Q7]&lt;[.$BG3:.$BG7])" office:value-type="float"/>
          <table:table-cell table:number-matrix-columns-spanned="1" table:number-matrix-rows-spanned="1" table:formula="of:=SUM([.R3:.R7]&lt;[.$BH3:.$BH7])" office:value-type="float"/>
          <table:table-cell table:number-matrix-columns-spanned="1" table:number-matrix-rows-spanned="1" table:formula="of:=SUM([.S3:.S7]&lt;[.$BI3:.$BI7])" office:value-type="float"/>
          <table:table-cell table:number-matrix-columns-spanned="1" table:number-matrix-rows-spanned="1" table:formula="of:=SUM([.T3:.T7]&lt;[.$BJ3:.$BJ7])" office:value-type="float"/>
          <table:table-cell table:number-matrix-columns-spanned="1" table:number-matrix-rows-spanned="1" table:formula="of:=SUM([.U3:.U7]&lt;[.$BK3:.$BK7])" office:value-type="float"/>
          <table:table-cell table:number-matrix-columns-spanned="1" table:number-matrix-rows-spanned="1" table:formula="of:=SUM([.V3:.V7]&lt;[.$BL3:.$BL7])" office:value-type="float"/>
          <table:table-cell table:number-matrix-columns-spanned="1" table:number-matrix-rows-spanned="1" table:formula="of:=SUM([.W3:.W7]&lt;[.$BM3:.$BM7])" office:value-type="float"/>
          <table:table-cell table:number-matrix-columns-spanned="1" table:number-matrix-rows-spanned="1" table:formula="of:=SUM([.X3:.X7]&lt;[.$BN3:.$BN7])" office:value-type="float"/>
          <table:table-cell table:number-matrix-columns-spanned="1" table:number-matrix-rows-spanned="1" table:formula="of:=SUM([.Y3:.Y7]&lt;[.$BO3:.$BO7])" office:value-type="float"/>
          <table:table-cell table:number-matrix-columns-spanned="1" table:number-matrix-rows-spanned="1" table:formula="of:=SUM([.Z3:.Z7]&lt;[.$BP3:.$BP7])" office:value-type="float"/>
          <table:table-cell table:number-matrix-columns-spanned="1" table:number-matrix-rows-spanned="1" table:formula="of:=SUM([.AA3:.AA7]&lt;[.$BQ3:.$BQ7])" office:value-type="float"/>
          <table:table-cell table:number-matrix-columns-spanned="1" table:number-matrix-rows-spanned="1" table:formula="of:=SUM([.AB3:.AB7]&lt;[.$BR3:.$BR7])" office:value-type="float"/>
          <table:table-cell table:number-matrix-columns-spanned="1" table:number-matrix-rows-spanned="1" table:formula="of:=SUM([.AC3:.AC7]&lt;[.$BS3:.$BS7])" office:value-type="float"/>
          <table:table-cell table:number-matrix-columns-spanned="1" table:number-matrix-rows-spanned="1" table:formula="of:=SUM([.AD3:.AD7]&lt;[.$BF3:.$BF7])" office:value-type="float"/>
          <table:table-cell table:number-matrix-columns-spanned="1" table:number-matrix-rows-spanned="1" table:formula="of:=SUM([.AE3:.AE7]&lt;[.$BG3:.$BG7])" office:value-type="float"/>
          <table:table-cell table:number-matrix-columns-spanned="1" table:number-matrix-rows-spanned="1" table:formula="of:=SUM([.AF3:.AF7]&lt;[.$BH3:.$BH7])" office:value-type="float"/>
          <table:table-cell table:number-matrix-columns-spanned="1" table:number-matrix-rows-spanned="1" table:formula="of:=SUM([.AG3:.AG7]&lt;[.$BI3:.$BI7])" office:value-type="float"/>
          <table:table-cell table:number-matrix-columns-spanned="1" table:number-matrix-rows-spanned="1" table:formula="of:=SUM([.AH3:.AH7]&lt;[.$BJ3:.$BJ7])" office:value-type="float"/>
          <table:table-cell table:number-matrix-columns-spanned="1" table:number-matrix-rows-spanned="1" table:formula="of:=SUM([.AI3:.AI7]&lt;[.$BK3:.$BK7])" office:value-type="float"/>
          <table:table-cell table:number-matrix-columns-spanned="1" table:number-matrix-rows-spanned="1" table:formula="of:=SUM([.AJ3:.AJ7]&lt;[.$BL3:.$BL7])" office:value-type="float"/>
          <table:table-cell table:number-matrix-columns-spanned="1" table:number-matrix-rows-spanned="1" table:formula="of:=SUM([.AK3:.AK7]&lt;[.$BM3:.$BM7])" office:value-type="float"/>
          <table:table-cell table:number-matrix-columns-spanned="1" table:number-matrix-rows-spanned="1" table:formula="of:=SUM([.AL3:.AL7]&lt;[.$BN3:.$BN7])" office:value-type="float"/>
          <table:table-cell table:number-matrix-columns-spanned="1" table:number-matrix-rows-spanned="1" table:formula="of:=SUM([.AM3:.AM7]&lt;[.$BO3:.$BO7])" office:value-type="float"/>
          <table:table-cell table:number-matrix-columns-spanned="1" table:number-matrix-rows-spanned="1" table:formula="of:=SUM([.AN3:.AN7]&lt;[.$BP3:.$BP7])" office:value-type="float"/>
          <table:table-cell table:number-matrix-columns-spanned="1" table:number-matrix-rows-spanned="1" table:formula="of:=SUM([.AO3:.AO7]&lt;[.$BQ3:.$BQ7])" office:value-type="float"/>
          <table:table-cell table:number-matrix-columns-spanned="1" table:number-matrix-rows-spanned="1" table:formula="of:=SUM([.AP3:.AP7]&lt;[.$BR3:.$BR7])" office:value-type="float"/>
          <table:table-cell table:number-matrix-columns-spanned="1" table:number-matrix-rows-spanned="1" table:formula="of:=SUM([.AQ3:.AQ7]&lt;[.$BS3:.$BS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BF3:.$BF7])" office:value-type="float"/>
          <table:table-cell table:number-matrix-columns-spanned="1" table:number-matrix-rows-spanned="1" table:formula="of:=SUM([.C3:.C7]&gt;[.$BG3:.$BG7])" office:value-type="float"/>
          <table:table-cell table:number-matrix-columns-spanned="1" table:number-matrix-rows-spanned="1" table:formula="of:=SUM([.D3:.D7]&gt;[.$BH3:.$BH7])" office:value-type="float"/>
          <table:table-cell table:number-matrix-columns-spanned="1" table:number-matrix-rows-spanned="1" table:formula="of:=SUM([.E3:.E7]&gt;[.$BI3:.$BI7])" office:value-type="float"/>
          <table:table-cell table:number-matrix-columns-spanned="1" table:number-matrix-rows-spanned="1" table:formula="of:=SUM([.F3:.F7]&gt;[.$BJ3:.$BJ7])" office:value-type="float"/>
          <table:table-cell table:number-matrix-columns-spanned="1" table:number-matrix-rows-spanned="1" table:formula="of:=SUM([.G3:.G7]&gt;[.$BK3:.$BK7])" office:value-type="float"/>
          <table:table-cell table:number-matrix-columns-spanned="1" table:number-matrix-rows-spanned="1" table:formula="of:=SUM([.H3:.H7]&gt;[.$BL3:.$BL7])" office:value-type="float"/>
          <table:table-cell table:number-matrix-columns-spanned="1" table:number-matrix-rows-spanned="1" table:formula="of:=SUM([.I3:.I7]&gt;[.$BM3:.$BM7])" office:value-type="float"/>
          <table:table-cell table:number-matrix-columns-spanned="1" table:number-matrix-rows-spanned="1" table:formula="of:=SUM([.J3:.J7]&gt;[.$BN3:.$BN7])" office:value-type="float"/>
          <table:table-cell table:number-matrix-columns-spanned="1" table:number-matrix-rows-spanned="1" table:formula="of:=SUM([.K3:.K7]&gt;[.$BO3:.$BO7])" office:value-type="float"/>
          <table:table-cell table:number-matrix-columns-spanned="1" table:number-matrix-rows-spanned="1" table:formula="of:=SUM([.L3:.L7]&gt;[.$BP3:.$BP7])" office:value-type="float"/>
          <table:table-cell table:number-matrix-columns-spanned="1" table:number-matrix-rows-spanned="1" table:formula="of:=SUM([.M3:.M7]&gt;[.$BQ3:.$BQ7])" office:value-type="float"/>
          <table:table-cell table:number-matrix-columns-spanned="1" table:number-matrix-rows-spanned="1" table:formula="of:=SUM([.N3:.N7]&gt;[.$BR3:.$BR7])" office:value-type="float"/>
          <table:table-cell table:number-matrix-columns-spanned="1" table:number-matrix-rows-spanned="1" table:formula="of:=SUM([.O3:.O7]&gt;[.$BS3:.$BS7])" office:value-type="float"/>
          <table:table-cell table:number-matrix-columns-spanned="1" table:number-matrix-rows-spanned="1" table:formula="of:=SUM([.P3:.P7]&gt;[.$BF3:.$BF7])" office:value-type="float"/>
          <table:table-cell table:number-matrix-columns-spanned="1" table:number-matrix-rows-spanned="1" table:formula="of:=SUM([.Q3:.Q7]&gt;[.$BG3:.$BG7])" office:value-type="float"/>
          <table:table-cell table:number-matrix-columns-spanned="1" table:number-matrix-rows-spanned="1" table:formula="of:=SUM([.R3:.R7]&gt;[.$BH3:.$BH7])" office:value-type="float"/>
          <table:table-cell table:number-matrix-columns-spanned="1" table:number-matrix-rows-spanned="1" table:formula="of:=SUM([.S3:.S7]&gt;[.$BI3:.$BI7])" office:value-type="float"/>
          <table:table-cell table:number-matrix-columns-spanned="1" table:number-matrix-rows-spanned="1" table:formula="of:=SUM([.T3:.T7]&gt;[.$BJ3:.$BJ7])" office:value-type="float"/>
          <table:table-cell table:number-matrix-columns-spanned="1" table:number-matrix-rows-spanned="1" table:formula="of:=SUM([.U3:.U7]&gt;[.$BK3:.$BK7])" office:value-type="float"/>
          <table:table-cell table:number-matrix-columns-spanned="1" table:number-matrix-rows-spanned="1" table:formula="of:=SUM([.V3:.V7]&gt;[.$BL3:.$BL7])" office:value-type="float"/>
          <table:table-cell table:number-matrix-columns-spanned="1" table:number-matrix-rows-spanned="1" table:formula="of:=SUM([.W3:.W7]&gt;[.$BM3:.$BM7])" office:value-type="float"/>
          <table:table-cell table:number-matrix-columns-spanned="1" table:number-matrix-rows-spanned="1" table:formula="of:=SUM([.X3:.X7]&gt;[.$BN3:.$BN7])" office:value-type="float"/>
          <table:table-cell table:number-matrix-columns-spanned="1" table:number-matrix-rows-spanned="1" table:formula="of:=SUM([.Y3:.Y7]&gt;[.$BO3:.$BO7])" office:value-type="float"/>
          <table:table-cell table:number-matrix-columns-spanned="1" table:number-matrix-rows-spanned="1" table:formula="of:=SUM([.Z3:.Z7]&gt;[.$BP3:.$BP7])" office:value-type="float"/>
          <table:table-cell table:number-matrix-columns-spanned="1" table:number-matrix-rows-spanned="1" table:formula="of:=SUM([.AA3:.AA7]&gt;[.$BQ3:.$BQ7])" office:value-type="float"/>
          <table:table-cell table:number-matrix-columns-spanned="1" table:number-matrix-rows-spanned="1" table:formula="of:=SUM([.AB3:.AB7]&gt;[.$BR3:.$BR7])" office:value-type="float"/>
          <table:table-cell table:number-matrix-columns-spanned="1" table:number-matrix-rows-spanned="1" table:formula="of:=SUM([.AC3:.AC7]&gt;[.$BS3:.$BS7])" office:value-type="float"/>
          <table:table-cell table:number-matrix-columns-spanned="1" table:number-matrix-rows-spanned="1" table:formula="of:=SUM([.AD3:.AD7]&gt;[.$BF3:.$BF7])" office:value-type="float"/>
          <table:table-cell table:number-matrix-columns-spanned="1" table:number-matrix-rows-spanned="1" table:formula="of:=SUM([.AE3:.AE7]&gt;[.$BG3:.$BG7])" office:value-type="float"/>
          <table:table-cell table:number-matrix-columns-spanned="1" table:number-matrix-rows-spanned="1" table:formula="of:=SUM([.AF3:.AF7]&gt;[.$BH3:.$BH7])" office:value-type="float"/>
          <table:table-cell table:number-matrix-columns-spanned="1" table:number-matrix-rows-spanned="1" table:formula="of:=SUM([.AG3:.AG7]&gt;[.$BI3:.$BI7])" office:value-type="float"/>
          <table:table-cell table:number-matrix-columns-spanned="1" table:number-matrix-rows-spanned="1" table:formula="of:=SUM([.AH3:.AH7]&gt;[.$BJ3:.$BJ7])" office:value-type="float"/>
          <table:table-cell table:number-matrix-columns-spanned="1" table:number-matrix-rows-spanned="1" table:formula="of:=SUM([.AI3:.AI7]&gt;[.$BK3:.$BK7])" office:value-type="float"/>
          <table:table-cell table:number-matrix-columns-spanned="1" table:number-matrix-rows-spanned="1" table:formula="of:=SUM([.AJ3:.AJ7]&gt;[.$BL3:.$BL7])" office:value-type="float"/>
          <table:table-cell table:number-matrix-columns-spanned="1" table:number-matrix-rows-spanned="1" table:formula="of:=SUM([.AK3:.AK7]&gt;[.$BM3:.$BM7])" office:value-type="float"/>
          <table:table-cell table:number-matrix-columns-spanned="1" table:number-matrix-rows-spanned="1" table:formula="of:=SUM([.AL3:.AL7]&gt;[.$BN3:.$BN7])" office:value-type="float"/>
          <table:table-cell table:number-matrix-columns-spanned="1" table:number-matrix-rows-spanned="1" table:formula="of:=SUM([.AM3:.AM7]&gt;[.$BO3:.$BO7])" office:value-type="float"/>
          <table:table-cell table:number-matrix-columns-spanned="1" table:number-matrix-rows-spanned="1" table:formula="of:=SUM([.AN3:.AN7]&gt;[.$BP3:.$BP7])" office:value-type="float"/>
          <table:table-cell table:number-matrix-columns-spanned="1" table:number-matrix-rows-spanned="1" table:formula="of:=SUM([.AO3:.AO7]&gt;[.$BQ3:.$BQ7])" office:value-type="float"/>
          <table:table-cell table:number-matrix-columns-spanned="1" table:number-matrix-rows-spanned="1" table:formula="of:=SUM([.AP3:.AP7]&gt;[.$BR3:.$BR7])" office:value-type="float"/>
          <table:table-cell table:number-matrix-columns-spanned="1" table:number-matrix-rows-spanned="1" table:formula="of:=SUM([.AQ3:.AQ7]&gt;[.$BS3:.$BS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T3:.$BT7])" office:value-type="float"/>
          <table:table-cell table:number-matrix-columns-spanned="1" table:number-matrix-rows-spanned="1" table:formula="of:=SUM([.C3:.C7]=[.$BU3:.$BU7])" office:value-type="float"/>
          <table:table-cell table:number-matrix-columns-spanned="1" table:number-matrix-rows-spanned="1" table:formula="of:=SUM([.D3:.D7]=[.$BV3:.$BV7])" office:value-type="float"/>
          <table:table-cell table:number-matrix-columns-spanned="1" table:number-matrix-rows-spanned="1" table:formula="of:=SUM([.E3:.E7]=[.$BW3:.$BW7])" office:value-type="float"/>
          <table:table-cell table:number-matrix-columns-spanned="1" table:number-matrix-rows-spanned="1" table:formula="of:=SUM([.F3:.F7]=[.$BX3:.$BX7])" office:value-type="float"/>
          <table:table-cell table:number-matrix-columns-spanned="1" table:number-matrix-rows-spanned="1" table:formula="of:=SUM([.G3:.G7]=[.$BY3:.$BY7])" office:value-type="float"/>
          <table:table-cell table:number-matrix-columns-spanned="1" table:number-matrix-rows-spanned="1" table:formula="of:=SUM([.H3:.H7]=[.$BZ3:.$BZ7])" office:value-type="float"/>
          <table:table-cell table:number-matrix-columns-spanned="1" table:number-matrix-rows-spanned="1" table:formula="of:=SUM([.I3:.I7]=[.$CA3:.$CA7])" office:value-type="float"/>
          <table:table-cell table:number-matrix-columns-spanned="1" table:number-matrix-rows-spanned="1" table:formula="of:=SUM([.J3:.J7]=[.$CB3:.$CB7])" office:value-type="float"/>
          <table:table-cell table:number-matrix-columns-spanned="1" table:number-matrix-rows-spanned="1" table:formula="of:=SUM([.K3:.K7]=[.$CC3:.$CC7])" office:value-type="float"/>
          <table:table-cell table:number-matrix-columns-spanned="1" table:number-matrix-rows-spanned="1" table:formula="of:=SUM([.L3:.L7]=[.$CD3:.$CD7])" office:value-type="float"/>
          <table:table-cell table:number-matrix-columns-spanned="1" table:number-matrix-rows-spanned="1" table:formula="of:=SUM([.M3:.M7]=[.$CE3:.$CE7])" office:value-type="float"/>
          <table:table-cell table:number-matrix-columns-spanned="1" table:number-matrix-rows-spanned="1" table:formula="of:=SUM([.N3:.N7]=[.$CF3:.$CF7])" office:value-type="float"/>
          <table:table-cell table:number-matrix-columns-spanned="1" table:number-matrix-rows-spanned="1" table:formula="of:=SUM([.O3:.O7]=[.$CG3:.$CG7])" office:value-type="float"/>
          <table:table-cell table:number-matrix-columns-spanned="1" table:number-matrix-rows-spanned="1" table:formula="of:=SUM([.P3:.P7]=[.$BT3:.$BT7])" office:value-type="float"/>
          <table:table-cell table:number-matrix-columns-spanned="1" table:number-matrix-rows-spanned="1" table:formula="of:=SUM([.Q3:.Q7]=[.$BU3:.$BU7])" office:value-type="float"/>
          <table:table-cell table:number-matrix-columns-spanned="1" table:number-matrix-rows-spanned="1" table:formula="of:=SUM([.R3:.R7]=[.$BV3:.$BV7])" office:value-type="float"/>
          <table:table-cell table:number-matrix-columns-spanned="1" table:number-matrix-rows-spanned="1" table:formula="of:=SUM([.S3:.S7]=[.$BW3:.$BW7])" office:value-type="float"/>
          <table:table-cell table:number-matrix-columns-spanned="1" table:number-matrix-rows-spanned="1" table:formula="of:=SUM([.T3:.T7]=[.$BX3:.$BX7])" office:value-type="float"/>
          <table:table-cell table:number-matrix-columns-spanned="1" table:number-matrix-rows-spanned="1" table:formula="of:=SUM([.U3:.U7]=[.$BY3:.$BY7])" office:value-type="float"/>
          <table:table-cell table:number-matrix-columns-spanned="1" table:number-matrix-rows-spanned="1" table:formula="of:=SUM([.V3:.V7]=[.$BZ3:.$BZ7])" office:value-type="float"/>
          <table:table-cell table:number-matrix-columns-spanned="1" table:number-matrix-rows-spanned="1" table:formula="of:=SUM([.W3:.W7]=[.$CA3:.$CA7])" office:value-type="float"/>
          <table:table-cell table:number-matrix-columns-spanned="1" table:number-matrix-rows-spanned="1" table:formula="of:=SUM([.X3:.X7]=[.$CB3:.$CB7])" office:value-type="float"/>
          <table:table-cell table:number-matrix-columns-spanned="1" table:number-matrix-rows-spanned="1" table:formula="of:=SUM([.Y3:.Y7]=[.$CC3:.$CC7])" office:value-type="float"/>
          <table:table-cell table:number-matrix-columns-spanned="1" table:number-matrix-rows-spanned="1" table:formula="of:=SUM([.Z3:.Z7]=[.$CD3:.$CD7])" office:value-type="float"/>
          <table:table-cell table:number-matrix-columns-spanned="1" table:number-matrix-rows-spanned="1" table:formula="of:=SUM([.AA3:.AA7]=[.$CE3:.$CE7])" office:value-type="float"/>
          <table:table-cell table:number-matrix-columns-spanned="1" table:number-matrix-rows-spanned="1" table:formula="of:=SUM([.AB3:.AB7]=[.$CF3:.$CF7])" office:value-type="float"/>
          <table:table-cell table:number-matrix-columns-spanned="1" table:number-matrix-rows-spanned="1" table:formula="of:=SUM([.AC3:.AC7]=[.$CG3:.$CG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